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8" manifest:media-type=""/>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meta.xml" manifest:media-type="text/xml"/>
  <manifest:file-entry manifest:full-path="Object 77/content.xml" manifest:media-type="text/xml"/>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32/content.xml" manifest:media-type="text/xml"/>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content.xml" manifest:media-type="text/xml"/>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82/content.xml" manifest:media-type="text/xml"/>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90/content.xml" manifest:media-type="text/xml"/>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Pictures/100002010000025300000349592A928063D3F82E.png" manifest:media-type="image/png"/>
  <manifest:file-entry manifest:full-path="Pictures/10002F85000052240000742050CE3293D0EC9797.svg" manifest:media-type="image/svg+xml"/>
  <manifest:file-entry manifest:full-path="Pictures/10000000000002E1000001FD3D29B0725D5C8496.png" manifest:media-type="image/png"/>
  <manifest:file-entry manifest:full-path="Pictures/1000020100000255000001C2E68D2B97F8CA1703.png" manifest:media-type="image/png"/>
  <manifest:file-entry manifest:full-path="Pictures/10000201000002A00000012C3A8DE8FF4EBDD499.png" manifest:media-type="image/png"/>
  <manifest:file-entry manifest:full-path="Pictures/10000201000001F30000012195794B28C833BB3F.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03/settings.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manifest.rdf" manifest:media-type="application/rdf+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4.246cm" fo:margin-top="0cm" fo:margin-bottom="0cm" table:align="center" style:writing-mode="lr-tb"/>
    </style:style>
    <style:style style:name="Table1.A" style:family="table-column">
      <style:table-column-properties style:column-width="2.755cm"/>
    </style:style>
    <style:style style:name="Table1.B" style:family="table-column">
      <style:table-column-properties style:column-width="1.49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2" style:family="table">
      <style:table-properties style:width="16.993cm" fo:margin-left="0cm" table:align="left"/>
    </style:style>
    <style:style style:name="Table2.A" style:family="table-column">
      <style:table-column-properties style:column-width="2.378cm"/>
    </style:style>
    <style:style style:name="Table2.B" style:family="table-column">
      <style:table-column-properties style:column-width="9.68cm"/>
    </style:style>
    <style:style style:name="Table2.C" style:family="table-column">
      <style:table-column-properties style:column-width="4.935cm"/>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transparent" fo:padding="0.097cm" fo:border="0.05pt solid #000000">
        <style:background-image/>
      </style:table-cell-properties>
    </style:style>
    <style:style style:name="Table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4.741cm" table:align="margins"/>
    </style:style>
    <style:style style:name="Table3.A" style:family="table-column">
      <style:table-column-properties style:column-width="3.023cm" style:rel-column-width="41788*"/>
    </style:style>
    <style:style style:name="Table3.B" style:family="table-column">
      <style:table-column-properties style:column-width="1.718cm" style:rel-column-width="23747*"/>
    </style:style>
    <style:style style:name="Table3.A1" style:family="table-cell">
      <style:table-cell-properties fo:padding="0.097cm" fo:border="none"/>
    </style:style>
    <style:style style:name="Table4" style:family="table">
      <style:table-properties style:width="17.009cm" fo:margin-left="0cm" table:align="left"/>
    </style:style>
    <style:style style:name="Table4.A" style:family="table-column">
      <style:table-column-properties style:column-width="2.381cm"/>
    </style:style>
    <style:style style:name="Table4.B" style:family="table-column">
      <style:table-column-properties style:column-width="9.677cm"/>
    </style:style>
    <style:style style:name="Table4.C" style:family="table-column">
      <style:table-column-properties style:column-width="4.951cm"/>
    </style:style>
    <style:style style:name="Table4.A1" style:family="table-cell">
      <style:table-cell-properties style:vertical-align="middle" fo:padding="0.097cm" fo:border-left="0.05pt solid #000000" fo:border-right="none" fo:border-top="0.05pt solid #000000" fo:border-bottom="0.05pt solid #000000"/>
    </style:style>
    <style:style style:name="Table4.C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C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80caab" officeooo:paragraph-rsid="0080caab"/>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text-align="start" style:justify-single-word="false" fo:orphans="2" fo:widows="2" fo:hyphenation-ladder-count="no-limit" style:vertical-align="auto"/>
      <style:text-properties style:font-name="Arial3" fo:language="de" fo:country="DE" officeooo:paragraph-rsid="0013ba9c" style:language-asian="zh" style:country-asian="CN" style:font-name-complex="Arial4" style:language-complex="hi" style:country-complex="IN" fo:hyphenate="true" fo:hyphenation-remain-char-count="2" fo:hyphenation-push-char-count="2"/>
    </style:style>
    <style:style style:name="P5" style:family="paragraph" style:parent-style-name="Contents_20_Heading">
      <style:paragraph-properties fo:break-before="page"/>
      <style:text-properties officeooo:paragraph-rsid="0013ba9c"/>
    </style:style>
    <style:style style:name="P6" style:family="paragraph" style:parent-style-name="Default">
      <style:paragraph-properties fo:text-align="center" style:justify-single-word="false"/>
      <style:text-properties style:font-name="Arial3" fo:language="de" fo:country="DE" officeooo:paragraph-rsid="0013ba9c" style:language-asian="zh" style:country-asian="CN" style:language-complex="hi" style:country-complex="IN"/>
    </style:style>
    <style:style style:name="P7" style:family="paragraph" style:parent-style-name="Default">
      <style:paragraph-properties fo:text-align="center" style:justify-single-word="false"/>
      <style:text-properties style:font-name="Arial3" fo:language="de" fo:country="DE" officeooo:paragraph-rsid="0092c428" style:language-asian="zh" style:country-asian="CN" style:language-complex="hi" style:country-complex="IN"/>
    </style:style>
    <style:style style:name="P8" style:family="paragraph" style:parent-style-name="Default">
      <style:text-properties style:font-name="Arial3" fo:language="de" fo:country="DE" officeooo:paragraph-rsid="0013ba9c" style:language-asian="zh" style:country-asian="CN" style:language-complex="hi" style:country-complex="IN"/>
    </style:style>
    <style:style style:name="P9" style:family="paragraph" style:parent-style-name="Default">
      <style:paragraph-properties fo:text-align="center" style:justify-single-word="false"/>
      <style:text-properties style:font-name="Arial3"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10" style:family="paragraph" style:parent-style-name="Default">
      <style:paragraph-properties fo:text-align="center" style:justify-single-word="false"/>
      <style:text-properties style:font-name="Arial3" fo:font-size="20pt" fo:language="de" fo:country="DE" fo:font-weight="bold" officeooo:paragraph-rsid="0092c428" style:font-size-asian="20pt" style:language-asian="zh" style:country-asian="CN" style:font-weight-asian="bold" style:font-size-complex="20pt" style:language-complex="hi" style:country-complex="IN" style:font-weight-complex="bold"/>
    </style:style>
    <style:style style:name="P11" style:family="paragraph" style:parent-style-name="Default">
      <style:paragraph-properties fo:text-align="center" style:justify-single-word="false"/>
      <style:text-properties style:font-name="Arial3" fo:font-size="20pt" fo:language="de" fo:country="DE" officeooo:paragraph-rsid="0013ba9c" style:font-size-asian="20pt" style:language-asian="zh" style:country-asian="CN" style:font-size-complex="20pt" style:language-complex="hi" style:country-complex="IN"/>
    </style:style>
    <style:style style:name="P12" style:family="paragraph" style:parent-style-name="Default">
      <style:text-properties style:font-name="Arial3" fo:font-size="20pt" fo:language="de" fo:country="DE" officeooo:paragraph-rsid="0013ba9c" style:font-size-asian="20pt" style:language-asian="zh" style:country-asian="CN" style:font-size-complex="20pt" style:language-complex="hi" style:country-complex="IN"/>
    </style:style>
    <style:style style:name="P13" style:family="paragraph" style:parent-style-name="Default">
      <style:paragraph-properties fo:text-align="center" style:justify-single-word="false"/>
      <style:text-properties style:font-name="Arial3" fo:font-size="14pt" fo:language="de" fo:country="DE" officeooo:paragraph-rsid="0013ba9c" style:font-size-asian="14pt" style:language-asian="zh" style:country-asian="CN" style:font-size-complex="14pt" style:language-complex="hi" style:country-complex="IN"/>
    </style:style>
    <style:style style:name="P14" style:family="paragraph" style:parent-style-name="Default">
      <style:text-properties style:font-name="Arial3" fo:font-size="11.5pt" fo:language="de" fo:country="DE" officeooo:paragraph-rsid="0013ba9c" style:font-size-asian="11.5pt" style:language-asian="zh" style:country-asian="CN" style:font-size-complex="11.5pt" style:language-complex="hi" style:country-complex="IN"/>
    </style:style>
    <style:style style:name="P15" style:family="paragraph" style:parent-style-name="Text_20_body">
      <style:paragraph-properties fo:text-align="start" style:justify-single-word="false"/>
      <style:text-properties fo:color="#00000a" style:font-name="Arial3" fo:font-size="12pt" fo:language="de" fo:country="DE" fo:font-weight="normal" officeooo:rsid="008dec94" officeooo:paragraph-rsid="0078dcd8" style:font-name-asian="Liberation Sans2" style:font-size-asian="10.5pt" style:language-asian="zh" style:country-asian="CN" style:font-weight-asian="normal" style:font-name-complex="Arial4" style:font-size-complex="12pt" style:language-complex="hi" style:country-complex="IN" style:font-weight-complex="normal"/>
    </style:style>
    <style:style style:name="P16" style:family="paragraph" style:parent-style-name="Text_20_body">
      <style:text-properties style:font-name="Arial3" fo:language="de" fo:country="DE" officeooo:rsid="0036fe26" officeooo:paragraph-rsid="0046dc77" style:language-asian="zh" style:country-asian="CN" style:language-complex="hi" style:country-complex="IN"/>
    </style:style>
    <style:style style:name="P17" style:family="paragraph" style:parent-style-name="Text_20_body">
      <style:paragraph-properties fo:text-align="center" style:justify-single-word="false"/>
      <style:text-properties style:font-name="Arial3" fo:language="de" fo:country="DE" officeooo:paragraph-rsid="007070c9" style:language-asian="zh" style:country-asian="CN" style:language-complex="hi" style:country-complex="IN"/>
    </style:style>
    <style:style style:name="P18" style:family="paragraph" style:parent-style-name="Text_20_body">
      <style:paragraph-properties fo:text-align="start" style:justify-single-word="false"/>
      <style:text-properties style:font-name="Arial3" fo:language="de" fo:country="DE" officeooo:rsid="00a056c6" officeooo:paragraph-rsid="00a268e6" style:language-asian="zh" style:country-asian="CN" style:language-complex="hi" style:country-complex="IN"/>
    </style:style>
    <style:style style:name="P19" style:family="paragraph" style:parent-style-name="Text_20_body">
      <style:paragraph-properties fo:text-align="center" style:justify-single-word="false"/>
      <style:text-properties style:font-name="Arial3" fo:language="de" fo:country="DE" officeooo:rsid="00a056c6" officeooo:paragraph-rsid="00a268e6" style:language-asian="zh" style:country-asian="CN" style:language-complex="hi" style:country-complex="IN"/>
    </style:style>
    <style:style style:name="P20" style:family="paragraph" style:parent-style-name="Text_20_body">
      <style:paragraph-properties fo:text-align="start" style:justify-single-word="false"/>
      <style:text-properties style:font-name="Arial3" fo:language="de" fo:country="DE" officeooo:rsid="00a1579a" officeooo:paragraph-rsid="00a268e6" style:language-asian="zh" style:country-asian="CN" style:language-complex="hi" style:country-complex="IN"/>
    </style:style>
    <style:style style:name="P21" style:family="paragraph" style:parent-style-name="Text_20_body">
      <style:paragraph-properties fo:text-align="center" style:justify-single-word="false"/>
      <style:text-properties style:font-name="Arial3" fo:language="de" fo:country="DE" officeooo:rsid="00a268e6" officeooo:paragraph-rsid="00a268e6" style:language-asian="zh" style:country-asian="CN" style:language-complex="hi" style:country-complex="IN"/>
    </style:style>
    <style:style style:name="P22" style:family="paragraph" style:parent-style-name="Text_20_body">
      <style:paragraph-properties fo:text-align="center" style:justify-single-word="false"/>
      <style:text-properties style:font-name="Arial3" fo:language="de" fo:country="DE" officeooo:rsid="00a268e6" officeooo:paragraph-rsid="00a3a34e" style:language-asian="zh" style:country-asian="CN" style:language-complex="hi" style:country-complex="IN"/>
    </style:style>
    <style:style style:name="P23" style:family="paragraph" style:parent-style-name="Text_20_body">
      <style:paragraph-properties fo:text-align="start" style:justify-single-word="false"/>
      <style:text-properties style:font-name="Arial3" fo:language="de" fo:country="DE" officeooo:rsid="00a268e6" officeooo:paragraph-rsid="00a268e6" style:language-asian="zh" style:country-asian="CN" style:language-complex="hi" style:country-complex="IN"/>
    </style:style>
    <style:style style:name="P24" style:family="paragraph" style:parent-style-name="Text_20_body">
      <style:paragraph-properties fo:text-align="start" style:justify-single-word="false"/>
      <style:text-properties style:font-name="Arial3" fo:language="de" fo:country="DE" officeooo:rsid="00a268e6" officeooo:paragraph-rsid="00a3a34e" style:language-asian="zh" style:country-asian="CN" style:language-complex="hi" style:country-complex="IN"/>
    </style:style>
    <style:style style:name="P25" style:family="paragraph" style:parent-style-name="Text_20_body">
      <style:paragraph-properties fo:text-align="start" style:justify-single-word="false"/>
      <style:text-properties style:font-name="Arial3" fo:language="de" fo:country="DE" officeooo:rsid="00a3a34e" officeooo:paragraph-rsid="00a3a34e" style:language-asian="zh" style:country-asian="CN" style:language-complex="hi" style:country-complex="IN"/>
    </style:style>
    <style:style style:name="P26" style:family="paragraph" style:parent-style-name="Text_20_body">
      <style:paragraph-properties fo:text-align="center" style:justify-single-word="false"/>
      <style:text-properties style:font-name="Arial3" fo:language="de" fo:country="DE" officeooo:rsid="00a3a34e" officeooo:paragraph-rsid="00a3a34e" style:language-asian="zh" style:country-asian="CN" style:language-complex="hi" style:country-complex="IN"/>
    </style:style>
    <style:style style:name="P27" style:family="paragraph" style:parent-style-name="Text_20_body">
      <style:paragraph-properties fo:text-align="start" style:justify-single-word="false"/>
      <style:text-properties style:font-name="Arial3" fo:language="de" fo:country="DE" officeooo:rsid="00a55a86" officeooo:paragraph-rsid="00a55a86" style:language-asian="zh" style:country-asian="CN" style:language-complex="hi" style:country-complex="IN"/>
    </style:style>
    <style:style style:name="P28" style:family="paragraph" style:parent-style-name="Text_20_body">
      <style:paragraph-properties fo:text-align="center" style:justify-single-word="false"/>
      <style:text-properties style:font-name="Arial3" fo:language="de" fo:country="DE" officeooo:rsid="00a6beda" officeooo:paragraph-rsid="00a6beda" style:language-asian="zh" style:country-asian="CN" style:language-complex="hi" style:country-complex="IN"/>
    </style:style>
    <style:style style:name="P29" style:family="paragraph" style:parent-style-name="Text_20_body">
      <style:text-properties style:font-name="Arial3" fo:font-size="12pt" fo:language="de" fo:country="DE" fo:font-style="normal" fo:font-weight="bold" officeooo:rsid="00971b7f" officeooo:paragraph-rsid="009a3afb" style:font-size-asian="10.5pt" style:language-asian="zh" style:country-asian="CN" style:font-style-asian="normal" style:font-weight-asian="bold" style:font-size-complex="12pt" style:language-complex="hi" style:country-complex="IN" style:font-style-complex="normal" style:font-weight-complex="bold"/>
    </style:style>
    <style:style style:name="P30" style:family="paragraph" style:parent-style-name="Text_20_body">
      <style:text-properties officeooo:paragraph-rsid="009a3afb"/>
    </style:style>
    <style:style style:name="P31" style:family="paragraph" style:parent-style-name="Text_20_body">
      <style:text-properties officeooo:rsid="009a3afb" officeooo:paragraph-rsid="009a3afb"/>
    </style:style>
    <style:style style:name="P32" style:family="paragraph" style:parent-style-name="Text_20_body">
      <style:text-properties officeooo:rsid="009b9b96" officeooo:paragraph-rsid="009b9b96"/>
    </style:style>
    <style:style style:name="P33" style:family="paragraph" style:parent-style-name="Text_20_body">
      <style:text-properties officeooo:rsid="009d709f" officeooo:paragraph-rsid="009d709f"/>
    </style:style>
    <style:style style:name="P34" style:family="paragraph" style:parent-style-name="Text_20_body">
      <style:paragraph-properties fo:text-align="center" style:justify-single-word="false"/>
      <style:text-properties officeooo:rsid="009d709f" officeooo:paragraph-rsid="009d709f"/>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bold" officeooo:rsid="009d709f" officeooo:paragraph-rsid="009d709f" style:font-weight-asian="bold" style:font-weight-complex="bold"/>
    </style:style>
    <style:style style:name="P37" style:family="paragraph" style:parent-style-name="Text_20_body">
      <style:paragraph-properties fo:text-align="start" style:justify-single-word="false"/>
      <style:text-properties officeooo:rsid="009ef2d5" officeooo:paragraph-rsid="009ef2d5"/>
    </style:style>
    <style:style style:name="P38" style:family="paragraph" style:parent-style-name="Text_20_body">
      <style:paragraph-properties fo:text-align="center" style:justify-single-word="false"/>
    </style:style>
    <style:style style:name="P39" style:family="paragraph" style:parent-style-name="Text_20_body">
      <style:paragraph-properties fo:text-align="center" style:justify-single-word="false"/>
      <style:text-properties officeooo:paragraph-rsid="00a268e6"/>
    </style:style>
    <style:style style:name="P40" style:family="paragraph" style:parent-style-name="Text_20_body">
      <style:text-properties fo:font-size="12pt" officeooo:rsid="00ab2e7f" officeooo:paragraph-rsid="00ab2e7f" style:font-size-asian="12pt" style:font-size-complex="12pt"/>
    </style:style>
    <style:style style:name="P41" style:family="paragraph" style:parent-style-name="Title2">
      <style:text-properties style:font-name="Arial3" fo:language="de" fo:country="DE" officeooo:rsid="00352499" style:language-asian="zh" style:country-asian="CN" style:language-complex="hi" style:country-complex="IN"/>
    </style:style>
    <style:style style:name="P42" style:family="paragraph" style:parent-style-name="Title2">
      <style:text-properties style:font-name="Arial3" fo:language="de" fo:country="DE" officeooo:rsid="00954e2e" officeooo:paragraph-rsid="00954e2e" style:language-asian="zh" style:country-asian="CN" style:language-complex="hi" style:country-complex="IN"/>
    </style:style>
    <style:style style:name="P43" style:family="paragraph" style:parent-style-name="Title2">
      <style:text-properties style:font-name="Arial3" fo:language="de" fo:country="DE" officeooo:rsid="00455e9c" officeooo:paragraph-rsid="00455e9c" style:language-asian="zh" style:country-asian="CN" style:language-complex="hi" style:country-complex="IN"/>
    </style:style>
    <style:style style:name="P44" style:family="paragraph" style:parent-style-name="Title2">
      <style:text-properties style:font-name="Arial3" fo:language="de" fo:country="DE" officeooo:paragraph-rsid="009d709f" style:language-asian="zh" style:country-asian="CN" style:language-complex="hi" style:country-complex="IN"/>
    </style:style>
    <style:style style:name="P45" style:family="paragraph" style:parent-style-name="Title2">
      <style:text-properties style:font-name="Arial3" fo:language="de" fo:country="DE" officeooo:rsid="0096c5d8" style:language-asian="zh" style:country-asian="CN" style:language-complex="hi" style:country-complex="IN"/>
    </style:style>
    <style:style style:name="P46" style:family="paragraph" style:parent-style-name="Title2">
      <style:text-properties style:font-name="Arial3" fo:language="de" fo:country="DE" officeooo:rsid="0096c5d8" officeooo:paragraph-rsid="009fcccb" style:language-asian="zh" style:country-asian="CN" style:language-complex="hi" style:country-complex="IN"/>
    </style:style>
    <style:style style:name="P47" style:family="paragraph" style:parent-style-name="Title2">
      <style:text-properties style:font-name="Arial3" fo:font-size="12pt" fo:language="de" fo:country="DE" fo:font-weight="bold" officeooo:rsid="00954e2e" officeooo:paragraph-rsid="00954e2e" style:font-size-asian="10.5pt" style:language-asian="zh" style:country-asian="CN" style:font-weight-asian="bold" style:font-size-complex="12pt" style:language-complex="hi" style:country-complex="IN" style:font-weight-complex="bold"/>
    </style:style>
    <style:style style:name="P48" style:family="paragraph" style:parent-style-name="Title2">
      <style:text-properties style:font-name="Arial3" fo:font-size="12pt" fo:language="de" fo:country="DE" officeooo:rsid="0096c5d8" officeooo:paragraph-rsid="00a7cbce" style:font-size-asian="12pt" style:language-asian="zh" style:country-asian="CN" style:font-size-complex="12pt" style:language-complex="hi" style:country-complex="IN"/>
    </style:style>
    <style:style style:name="P49" style:family="paragraph" style:parent-style-name="Title2">
      <style:text-properties style:font-name="Arial3" fo:font-size="12pt" fo:language="de" fo:country="DE" officeooo:rsid="00956d30" officeooo:paragraph-rsid="00a7cbce" style:font-size-asian="12pt" style:language-asian="zh" style:country-asian="CN" style:font-size-complex="12pt" style:language-complex="hi" style:country-complex="IN"/>
    </style:style>
    <style:style style:name="P50" style:family="paragraph" style:parent-style-name="Title">
      <style:text-properties style:font-name="Arial3" fo:language="de" fo:country="DE" style:language-asian="zh" style:country-asian="CN" style:language-complex="hi" style:country-complex="IN"/>
    </style:style>
    <style:style style:name="P51" style:family="paragraph" style:parent-style-name="Title">
      <style:text-properties style:font-name="Arial3" fo:language="de" fo:country="DE" officeooo:paragraph-rsid="004e59c0" style:language-asian="zh" style:country-asian="CN" style:language-complex="hi" style:country-complex="IN"/>
    </style:style>
    <style:style style:name="P52" style:family="paragraph" style:parent-style-name="Title">
      <style:text-properties officeooo:paragraph-rsid="0076b60d"/>
    </style:style>
    <style:style style:name="P53" style:family="paragraph" style:parent-style-name="Standard">
      <style:paragraph-properties fo:margin-left="0.37cm" fo:margin-right="0cm" fo:line-height="150%" fo:text-align="justify" style:justify-single-word="false" fo:text-indent="0cm" style:auto-text-indent="false" style:vertical-align="baseline"/>
      <style:text-properties fo:language="de" fo:country="DE" officeooo:paragraph-rsid="0080caab"/>
    </style:style>
    <style:style style:name="P54" style:family="paragraph" style:parent-style-name="Standard">
      <style:paragraph-properties fo:margin-left="0.37cm" fo:margin-right="0cm" fo:line-height="150%" fo:text-align="start" style:justify-single-word="false" fo:text-indent="0cm" style:auto-text-indent="false"/>
      <style:text-properties fo:language="de" fo:country="DE" officeooo:rsid="0081f65c" officeooo:paragraph-rsid="0013ba9c"/>
    </style:style>
    <style:style style:name="P55" style:family="paragraph" style:parent-style-name="Standard">
      <style:paragraph-properties fo:margin-left="0.37cm" fo:margin-right="0cm" fo:line-height="150%" fo:text-align="start" style:justify-single-word="false" fo:text-indent="0cm" style:auto-text-indent="false"/>
      <style:text-properties fo:language="de" fo:country="DE" officeooo:rsid="0081f65c" officeooo:paragraph-rsid="0080caab"/>
    </style:style>
    <style:style style:name="P56" style:family="paragraph" style:parent-style-name="Standard">
      <style:paragraph-properties fo:margin-left="0.37cm" fo:margin-right="0cm" fo:line-height="150%" fo:text-align="justify" style:justify-single-word="false" fo:text-indent="0cm" style:auto-text-indent="false"/>
      <style:text-properties fo:language="de" fo:country="DE" officeooo:rsid="0081f65c" officeooo:paragraph-rsid="0080caab"/>
    </style:style>
    <style:style style:name="P57" style:family="paragraph" style:parent-style-name="Standard">
      <style:paragraph-properties fo:margin-left="0.37cm" fo:margin-right="0cm" fo:line-height="150%" fo:text-align="justify" style:justify-single-word="false" fo:text-indent="0cm" style:auto-text-indent="false"/>
      <style:text-properties fo:language="de" fo:country="DE" officeooo:rsid="0081f65c" officeooo:paragraph-rsid="008100d4"/>
    </style:style>
    <style:style style:name="P58" style:family="paragraph" style:parent-style-name="Standard" style:master-page-name="">
      <style:paragraph-properties fo:margin-left="0.37cm" fo:margin-right="0cm" fo:line-height="150%" fo:text-align="justify" style:justify-single-word="false" fo:text-indent="0cm" style:auto-text-indent="false" style:page-number="auto" style:vertical-align="baseline"/>
      <style:text-properties fo:language="de" fo:country="DE" officeooo:paragraph-rsid="0013ba9c"/>
    </style:style>
    <style:style style:name="P59" style:family="paragraph" style:parent-style-name="Standard">
      <style:paragraph-properties fo:margin-left="0.926cm" fo:margin-right="0cm" fo:line-height="150%" fo:text-align="start" style:justify-single-word="false" fo:text-indent="0cm" style:auto-text-indent="false"/>
      <style:text-properties fo:language="de" fo:country="DE" officeooo:rsid="0081f65c" officeooo:paragraph-rsid="0080caab"/>
    </style:style>
    <style:style style:name="P60" style:family="paragraph" style:parent-style-name="Standard">
      <style:paragraph-properties fo:margin-left="0.926cm" fo:margin-right="0cm" fo:margin-top="0cm" fo:margin-bottom="0cm" loext:contextual-spacing="false" fo:line-height="150%" fo:text-align="justify" style:justify-single-word="false" fo:text-indent="0cm" style:auto-text-indent="false"/>
      <style:text-properties fo:language="de" fo:country="DE" officeooo:paragraph-rsid="0080caab"/>
    </style:style>
    <style:style style:name="P61" style:family="paragraph" style:parent-style-name="Standard">
      <style:paragraph-properties fo:margin-top="0.201cm" fo:margin-bottom="0.201cm" loext:contextual-spacing="false" fo:line-height="200%" fo:text-align="justify" style:justify-single-word="false"/>
      <style:text-properties fo:language="de" fo:country="DE" officeooo:paragraph-rsid="0013ba9c"/>
    </style:style>
    <style:style style:name="P62" style:family="paragraph" style:parent-style-name="Standard">
      <style:paragraph-properties fo:margin-top="0.201cm" fo:margin-bottom="0.201cm" loext:contextual-spacing="false" fo:line-height="200%" fo:text-align="justify" style:justify-single-word="false"/>
      <style:text-properties fo:language="de" fo:country="DE" officeooo:rsid="0081f65c" officeooo:paragraph-rsid="0013ba9c"/>
    </style:style>
    <style:style style:name="P63" style:family="paragraph" style:parent-style-name="Standard">
      <style:paragraph-properties fo:margin-top="0.201cm" fo:margin-bottom="0.201cm" loext:contextual-spacing="false" fo:line-height="200%" fo:text-align="justify" style:justify-single-word="false"/>
      <style:text-properties fo:language="de" fo:country="DE" officeooo:rsid="0083455f" officeooo:paragraph-rsid="0013ba9c"/>
    </style:style>
    <style:style style:name="P64" style:family="paragraph" style:parent-style-name="Table_20_Contents">
      <style:paragraph-properties fo:text-align="center" style:justify-single-word="false"/>
      <style:text-properties style:font-name="Arial3" style:font-size-asian="10.5pt"/>
    </style:style>
    <style:style style:name="P65" style:family="paragraph" style:parent-style-name="Table_20_Contents">
      <style:paragraph-properties fo:text-align="center" style:justify-single-word="false"/>
      <style:text-properties style:font-name="Arial3" officeooo:rsid="00a55a86" officeooo:paragraph-rsid="00a55a86" style:font-size-asian="10.5pt"/>
    </style:style>
    <style:style style:name="P66" style:family="paragraph" style:parent-style-name="Table_20_Contents">
      <style:paragraph-properties fo:text-align="start" style:justify-single-word="false"/>
      <style:text-properties style:font-name="Arial3" officeooo:rsid="00a55a86" officeooo:paragraph-rsid="00a55a86" style:font-size-asian="10.5pt"/>
    </style:style>
    <style:style style:name="P67" style:family="paragraph" style:parent-style-name="Table_20_Contents">
      <style:paragraph-properties fo:text-align="start" style:justify-single-word="false"/>
      <style:text-properties style:font-name="Arial3" officeooo:rsid="00a55a86" officeooo:paragraph-rsid="00a6a469" style:font-size-asian="10.5pt"/>
    </style:style>
    <style:style style:name="P68" style:family="paragraph" style:parent-style-name="Table_20_Contents">
      <style:paragraph-properties fo:text-align="start" style:justify-single-word="false"/>
      <style:text-properties style:font-name="Arial3" style:font-size-asian="10.5pt"/>
    </style:style>
    <style:style style:name="P69" style:family="paragraph" style:parent-style-name="Table_20_Contents">
      <style:paragraph-properties fo:text-align="center" style:justify-single-word="false"/>
      <style:text-properties style:font-name="Arial3" officeooo:rsid="00a6a469" officeooo:paragraph-rsid="00a6a469" style:font-size-asian="10.5pt"/>
    </style:style>
    <style:style style:name="P70" style:family="paragraph" style:parent-style-name="Table_20_Contents">
      <style:paragraph-properties fo:text-align="start" style:justify-single-word="false"/>
      <style:text-properties style:font-name="Arial3" officeooo:rsid="00a6a469" officeooo:paragraph-rsid="00a6a469" style:font-size-asian="10.5pt"/>
    </style:style>
    <style:style style:name="P71" style:family="paragraph" style:parent-style-name="Table_20_Contents">
      <style:paragraph-properties fo:text-align="start" style:justify-single-word="false"/>
      <style:text-properties style:font-name="Arial3" officeooo:rsid="00a6beda" officeooo:paragraph-rsid="00a6beda" style:font-size-asian="10.5pt"/>
    </style:style>
    <style:style style:name="P72" style:family="paragraph" style:parent-style-name="Table_20_Contents">
      <style:paragraph-properties fo:text-align="start" style:justify-single-word="false"/>
      <style:text-properties style:font-name="Arial3" fo:font-weight="bold" officeooo:rsid="00a55a86" officeooo:paragraph-rsid="00a55a86" style:font-size-asian="10.5pt" style:font-weight-asian="bold" style:font-weight-complex="bold"/>
    </style:style>
    <style:style style:name="P73" style:family="paragraph" style:parent-style-name="Text_20_body">
      <style:text-properties officeooo:paragraph-rsid="00a268e6"/>
    </style:style>
    <style:style style:name="P74" style:family="paragraph" style:parent-style-name="Text_20_body">
      <style:paragraph-properties fo:text-align="center" style:justify-single-word="false"/>
      <style:text-properties officeooo:paragraph-rsid="00a268e6"/>
    </style:style>
    <style:style style:name="P75" style:family="paragraph" style:parent-style-name="Default" style:master-page-name="Standard">
      <style:paragraph-properties fo:text-align="center" style:justify-single-word="false" style:page-number="auto"/>
      <style:text-properties style:font-name="Arial3" fo:language="de" fo:country="DE" officeooo:paragraph-rsid="0013ba9c" style:language-asian="zh" style:country-asian="CN" style:language-complex="hi" style:country-complex="IN"/>
    </style:style>
    <style:style style:name="P76" style:family="paragraph" style:parent-style-name="Title" style:master-page-name="Converted1">
      <style:paragraph-properties style:page-number="1"/>
      <style:text-properties style:font-name="Arial3" fo:language="de" fo:country="DE" style:language-asian="zh" style:country-asian="CN" style:language-complex="hi" style:country-complex="IN"/>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92c428" style:font-size-asian="14pt" style:font-size-complex="14pt"/>
    </style:style>
    <style:style style:name="T4" style:family="text">
      <style:text-properties fo:color="#00000a" style:font-name="Arial3" fo:font-size="18pt" fo:language="de" fo:country="DE" fo:font-weight="bold" style:font-name-asian="Arial4" style:font-size-asian="18pt" style:language-asian="zh" style:country-asian="CN" style:font-weight-asian="bold" style:font-name-complex="Arial4" style:font-size-complex="18pt" style:language-complex="hi" style:country-complex="IN"/>
    </style:style>
    <style:style style:name="T5" style:family="text">
      <style:text-properties fo:color="#00000a" style:font-name="Arial3"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3"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3"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3" fo:font-size="14pt" fo:language="de" fo:country="DE" officeooo:rsid="00821ce9" style:font-size-asian="14pt" style:language-asian="zh" style:country-asian="CN" style:font-size-complex="14pt" style:language-complex="hi" style:country-complex="IN" style:font-weight-complex="normal"/>
    </style:style>
    <style:style style:name="T9" style:family="text">
      <style:text-properties fo:color="#00000a" style:font-name="Arial3"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10" style:family="text">
      <style:text-properties fo:color="#00000a" style:font-name="Arial3" fo:font-size="12pt" fo:language="de" fo:country="DE" fo:font-weight="normal" officeooo:rsid="0080caab" style:font-size-asian="12pt" style:language-asian="zh" style:country-asian="CN" style:font-weight-asian="normal" style:font-size-complex="12pt" style:language-complex="hi" style:country-complex="IN" style:font-weight-complex="normal"/>
    </style:style>
    <style:style style:name="T11" style:family="text">
      <style:text-properties fo:color="#00000a" style:font-name="Arial3" fo:font-size="12pt" fo:language="de" fo:country="DE" fo:font-weight="normal" officeooo:rsid="008100d4" style:font-size-asian="12pt" style:language-asian="zh" style:country-asian="CN" style:font-weight-asian="normal" style:font-size-complex="12pt" style:language-complex="hi" style:country-complex="IN" style:font-weight-complex="normal"/>
    </style:style>
    <style:style style:name="T12" style:family="text">
      <style:text-properties fo:color="#00000a" style:font-name="Arial3" fo:font-size="12pt" fo:language="de" fo:country="DE" fo:font-weight="normal" officeooo:rsid="00821ce9" style:font-size-asian="12pt" style:language-asian="zh" style:country-asian="CN" style:font-weight-asian="normal" style:font-size-complex="12pt" style:language-complex="hi" style:country-complex="IN" style:font-weight-complex="normal"/>
    </style:style>
    <style:style style:name="T13" style:family="text">
      <style:text-properties fo:color="#00000a" style:font-name="Arial3" fo:font-size="12pt" fo:language="de" fo:country="DE" fo:font-weight="normal" officeooo:rsid="00954e2e" style:font-size-asian="12pt" style:language-asian="zh" style:country-asian="CN" style:font-weight-asian="normal" style:font-size-complex="12pt" style:language-complex="hi" style:country-complex="IN" style:font-weight-complex="normal"/>
    </style:style>
    <style:style style:name="T14" style:family="text">
      <style:text-properties officeooo:rsid="0015f571"/>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complex="Arial4"/>
    </style:style>
    <style:style style:name="T18" style:family="text">
      <style:text-properties officeooo:rsid="0015f571" style:font-name-complex="Arial4"/>
    </style:style>
    <style:style style:name="T19" style:family="text">
      <style:text-properties officeooo:rsid="0092c428"/>
    </style:style>
    <style:style style:name="T20" style:family="text">
      <style:text-properties officeooo:rsid="00948ec2"/>
    </style:style>
    <style:style style:name="T21" style:family="text">
      <style:text-properties officeooo:rsid="009911f5"/>
    </style:style>
    <style:style style:name="T22" style:family="text">
      <style:text-properties officeooo:rsid="009a3afb"/>
    </style:style>
    <style:style style:name="T23" style:family="text">
      <style:text-properties officeooo:rsid="009b9b96"/>
    </style:style>
    <style:style style:name="T24" style:family="text">
      <style:text-properties fo:font-weight="bold" style:font-weight-asian="bold" style:font-weight-complex="bold"/>
    </style:style>
    <style:style style:name="T25" style:family="text">
      <style:text-properties officeooo:rsid="00a070d5"/>
    </style:style>
    <style:style style:name="T26" style:family="text">
      <style:text-properties style:font-name="Arial3" fo:language="de" fo:country="DE" style:language-asian="zh" style:country-asian="CN" style:language-complex="hi" style:country-complex="IN"/>
    </style:style>
    <style:style style:name="T27" style:family="text">
      <style:text-properties style:font-name="Arial3" fo:language="de" fo:country="DE" officeooo:rsid="0015f571" style:language-asian="zh" style:country-asian="CN" style:language-complex="hi" style:country-complex="IN"/>
    </style:style>
    <style:style style:name="T28" style:family="text">
      <style:text-properties style:font-name="Arial3" fo:language="de" fo:country="DE" officeooo:rsid="00876bea" style:language-asian="zh" style:country-asian="CN" style:language-complex="hi" style:country-complex="IN"/>
    </style:style>
    <style:style style:name="T29" style:family="text">
      <style:text-properties officeooo:rsid="00a1579a"/>
    </style:style>
    <style:style style:name="T30" style:family="text">
      <style:text-properties officeooo:rsid="00a056c6"/>
    </style:style>
    <style:style style:name="T31" style:family="text">
      <style:text-properties officeooo:rsid="00a3a34e"/>
    </style:style>
    <style:style style:name="T32" style:family="text">
      <style:text-properties officeooo:rsid="00a55a86"/>
    </style:style>
    <style:style style:name="T33" style:family="text">
      <style:text-properties officeooo:rsid="00a6beda"/>
    </style:style>
    <style:style style:name="T34" style:family="text">
      <style:text-properties officeooo:rsid="00a2e324"/>
    </style:style>
    <style:style style:name="T35" style:family="text">
      <style:text-properties officeooo:rsid="00a3ecc7"/>
    </style:style>
    <style:style style:name="T36" style:family="text">
      <style:text-properties officeooo:rsid="00a58760"/>
    </style:style>
    <style:style style:name="T37" style:family="text">
      <style:text-properties officeooo:rsid="00a75288"/>
    </style:style>
    <style:style style:name="fr1" style:family="graphic" style:parent-style-name="Graphics">
      <style:graphic-properties style:vertical-pos="from-top"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horizontal-pos="center" style:horizontal-rel="paragraph" style:mirror="none" fo:clip="rect(3.083cm, 3.577cm, 21.253cm, 1.549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line-break/></text:p>
      <text:p text:style-name="P6"/>
      <text:p text:style-name="P6"/>
      <text:p text:style-name="P6"/>
      <text:p text:style-name="P6"/>
      <text:p text:style-name="P6"/>
      <text:p text:style-name="P6"/>
      <text:p text:style-name="P9">Praktikum Automatisierungstechnik</text:p>
      <text:p text:style-name="P11">Wintersemester 2016/2017</text:p>
      <text:p text:style-name="P6"/>
      <text:p text:style-name="P6"/>
      <text:p text:style-name="P6"/>
      <text:p text:style-name="P11">Protokoll zum</text:p>
      <text:p text:style-name="P12"/>
      <text:p text:style-name="P10">Versuch <text:span text:style-name="T20">2</text:span>: <text:span text:style-name="T19">Hinterachsprüfstand</text:span></text:p>
      <text:p text:style-name="P9"/>
      <text:p text:style-name="P11">der Gruppe 5</text:p>
      <text:p text:style-name="P11"/>
      <table:table table:name="Table1" table:style-name="Table1">
        <table:table-column table:style-name="Table1.A"/>
        <table:table-column table:style-name="Table1.B"/>
        <table:table-row table:style-name="Table1.1">
          <table:table-cell table:style-name="Table1.A1" office:value-type="string">
            <text:p text:style-name="P13">Xiaoyu</text:p>
          </table:table-cell>
          <table:table-cell table:style-name="Table1.A1" office:value-type="string">
            <text:p text:style-name="P13">Xie</text:p>
          </table:table-cell>
        </table:table-row>
        <table:table-row table:style-name="Table1.1">
          <table:table-cell table:style-name="Table1.A1" office:value-type="string">
            <text:p text:style-name="P13">Shaochen</text:p>
          </table:table-cell>
          <table:table-cell table:style-name="Table1.A1" office:value-type="string">
            <text:p text:style-name="P13">Qian</text:p>
          </table:table-cell>
        </table:table-row>
        <table:table-row table:style-name="Table1.1">
          <table:table-cell table:style-name="Table1.A1" office:value-type="string">
            <text:p text:style-name="P13">Jun</text:p>
          </table:table-cell>
          <table:table-cell table:style-name="Table1.A1" office:value-type="string">
            <text:p text:style-name="P13">Lou</text:p>
          </table:table-cell>
        </table:table-row>
      </table:table>
      <text:p text:style-name="P6"/>
      <text:p text:style-name="P6"/>
      <text:p text:style-name="P6"/>
      <text:p text:style-name="P6"/>
      <text:p text:style-name="P13">Tag der Versuchsdurchführung: <text:s text:c="2"/><text:span text:style-name="T19">10. Januar 2017</text:span></text:p>
      <text:p text:style-name="P7"><text:span text:style-name="T1">Tag der Versuchsdurchführung:</text:span><text:span text:style-name="T2"> <text:s text:c="2"/></text:span><text:span text:style-name="T3">17. Januar 2017</text:span></text:p>
      <text:p text:style-name="P6"/>
      <text:p text:style-name="P8"/>
      <text:p text:style-name="P8"/>
      <text:p text:style-name="P8"><text:bookmark text:name="_GoBack"/></text:p>
      <text:p text:style-name="P8"/>
      <text:p text:style-name="P8"/>
      <text:p text:style-name="P14">Hiermit versichern wir, dass wir dieses Protokoll selbstständig angefertigt haben.</text:p>
      <text:p text:style-name="P14">Karlsruhe, <text:s/></text:p>
      <text:p text:style-name="P4"/>
      <text:p text:style-name="P5"><text:span text:style-name="Title_20_1_20_Char"><text:span text:style-name="T4">Inhaltsverzeichnis</text:span></text:span></text:p>
      <text:p text:style-name="P2"><text:span text:style-name="Title_20_1_20_Char"><text:span text:style-name="T6"/></text:span></text:p>
      <text:p text:style-name="P3"><text:span text:style-name="Title_20_1_20_Char"><text:span text:style-name="T6">1 Einleitung und Versuchsaufbau …………………………………………..…1</text:span></text:span></text:p>
      <text:p text:style-name="P58"><text:span text:style-name="Title_20_1_20_Char"><text:span text:style-name="T10">1.1 Einleitung des Versuchs ………………..…………………….…………………………....1</text:span></text:span></text:p>
      <text:p text:style-name="P53"><text:span text:style-name="Title_20_1_20_Char"><text:span text:style-name="T10">1.2 Versuchsaufbau …………………………………………………………...………………..1</text:span></text:span></text:p>
      <text:p text:style-name="P60"><text:span text:style-name="Title_20_1_20_Char"><text:span text:style-name="T10">1.2.1 Das Laborsystem im Überblick ………………………………………………….…..1</text:span></text:span></text:p>
      <text:p text:style-name="P60"><text:span text:style-name="Title_20_1_20_Char"><text:span text:style-name="T10">1.2.2 Aktorik und Sensorik der Kugelwippe ……………………………….……………...2</text:span></text:span></text:p>
      <text:p text:style-name="P61"><text:span text:style-name="Title_20_1_20_Char"><text:span text:style-name="T6">2 Theoretische Grundlage .……………………...………………………………</text:span></text:span><text:span text:style-name="Title_20_1_20_Char"><text:span text:style-name="T8">3</text:span></text:span></text:p>
      <text:p text:style-name="P54"><text:span text:style-name="Title_20_1_20_Char"><text:span text:style-name="T9">2.1 </text:span></text:span><text:span text:style-name="Title_20_1_20_Char"><text:span text:style-name="T13">Theoretische </text:span></text:span><text:span text:style-name="Title_20_1_20_Char"><text:span text:style-name="T10">Modellbildung </text:span></text:span><text:span text:style-name="Title_20_1_20_Char"><text:span text:style-name="T9">…………………………………………………………….....</text:span></text:span><text:span text:style-name="Title_20_1_20_Char"><text:span text:style-name="T12">3</text:span></text:span></text:p>
      <text:p text:style-name="P55"><text:span text:style-name="Title_20_1_20_Char"><text:span text:style-name="T10">2.2 </text:span></text:span><text:span text:style-name="Title_20_1_20_Char"><text:span text:style-name="T13">Reglerentwurfsverfahren</text:span></text:span><text:span text:style-name="Title_20_1_20_Char"><text:span text:style-name="T10"> ………………………………………………...................…….</text:span></text:span><text:span text:style-name="Title_20_1_20_Char"><text:span text:style-name="T12">6</text:span></text:span></text:p>
      <text:p text:style-name="P59"><text:span text:style-name="Title_20_1_20_Char"><text:span text:style-name="T10">2.2.1 Numerische Differentiation …………………………………………………………..</text:span></text:span><text:span text:style-name="Title_20_1_20_Char"><text:span text:style-name="T12">6</text:span></text:span></text:p>
      <text:p text:style-name="P59"><text:span text:style-name="Title_20_1_20_Char"><text:span text:style-name="T10">2.2.2 Lineares Kalmanfilter …………………………………………………………………</text:span></text:span><text:span text:style-name="Title_20_1_20_Char"><text:span text:style-name="T12">6</text:span></text:span></text:p>
      <text:p text:style-name="P59"><text:span text:style-name="Title_20_1_20_Char"><text:span text:style-name="T10">2.2.3 Sigmapunkt-Kalmanfilter ……………………………………………………………..</text:span></text:span><text:span text:style-name="Title_20_1_20_Char"><text:span text:style-name="T12">7</text:span></text:span></text:p>
      <text:p text:style-name="P59"><text:span text:style-name="Title_20_1_20_Char"><text:span text:style-name="T10">2.2.4 Zentraldifferenzenfilter (CDKF) ……………………………………………………...</text:span></text:span><text:span text:style-name="Title_20_1_20_Char"><text:span text:style-name="T12">8</text:span></text:span></text:p>
      <text:p text:style-name="P59"><text:span text:style-name="Title_20_1_20_Char"><text:span text:style-name="T10">2.3 Regelung der Kuggelwippe …………………………………………………………….</text:span></text:span><text:span text:style-name="Title_20_1_20_Char"><text:span text:style-name="T12">9</text:span></text:span></text:p>
      <text:p text:style-name="P62"><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8">10</text:span></text:span></text:p>
      <text:p text:style-name="P56"><text:span text:style-name="Title_20_1_20_Char"><text:span text:style-name="T10">Aufgabe 1: </text:span></text:span><text:span text:style-name="Title_20_1_20_Char"><text:span text:style-name="T11">Verfahren der Zeitdiskretisierung ……………………………………………….</text:span></text:span><text:span text:style-name="Title_20_1_20_Char"><text:span text:style-name="T12">10</text:span></text:span></text:p>
      <text:p text:style-name="P57"><text:span text:style-name="Title_20_1_20_Char"><text:span text:style-name="T11">Aufgabe 2: Numerische Differentiation ………………………………………………………</text:span></text:span><text:span text:style-name="Title_20_1_20_Char"><text:span text:style-name="T12">11</text:span></text:span></text:p>
      <text:p text:style-name="P57"><text:span text:style-name="Title_20_1_20_Char"><text:span text:style-name="T11">Aufgabe 3: Störmodelle ……………………………………………………………………….</text:span></text:span><text:span text:style-name="Title_20_1_20_Char"><text:span text:style-name="T12">12</text:span></text:span></text:p>
      <text:p text:style-name="P57"><text:span text:style-name="Title_20_1_20_Char"><text:span text:style-name="T11">Aufgabe 4: Zeitdiskretisierung des Zustandsraummodells ………………………………..</text:span></text:span><text:span text:style-name="Title_20_1_20_Char"><text:span text:style-name="T12">13</text:span></text:span></text:p>
      <text:p text:style-name="P57"><text:span text:style-name="Title_20_1_20_Char"><text:span text:style-name="T11">Aufgabe 5: Prädiktionsgleichungen des <text:s/>CDKF ……………………………………………</text:span></text:span><text:span text:style-name="Title_20_1_20_Char"><text:span text:style-name="T12">14</text:span></text:span></text:p>
      <text:p text:style-name="P57"><text:span text:style-name="Title_20_1_20_Char"><text:span text:style-name="T11">Aufgabe 6: Filterschritt des CDKF bei linearer Ausgangsgleichung ……………………..</text:span></text:span><text:span text:style-name="Title_20_1_20_Char"><text:span text:style-name="T12">15</text:span></text:span></text:p>
      <text:p text:style-name="P57"><text:span text:style-name="Title_20_1_20_Char"><text:span text:style-name="T11">Aufgabe 7: Manuelle Steuerung ……………………………………………………………..</text:span></text:span><text:span text:style-name="Title_20_1_20_Char"><text:span text:style-name="T12">1</text:span></text:span><text:span text:style-name="Title_20_1_20_Char"><text:span text:style-name="T11">5</text:span></text:span></text:p>
      <text:p text:style-name="P57"><text:span text:style-name="Title_20_1_20_Char"><text:span text:style-name="T11">Aufgabe 8: Numerische Differentiation ……………………………………………………...</text:span></text:span><text:span text:style-name="Title_20_1_20_Char"><text:span text:style-name="T12">17</text:span></text:span></text:p>
      <text:p text:style-name="P57"><text:span text:style-name="Title_20_1_20_Char"><text:span text:style-name="T11">Aufgabe 9: Lineares Kalmanfilter …………………………………………………………….</text:span></text:span><text:span text:style-name="Title_20_1_20_Char"><text:span text:style-name="T12">18</text:span></text:span></text:p>
      <text:p text:style-name="P57"><text:span text:style-name="Title_20_1_20_Char"><text:span text:style-name="T11">Aufgabe 10: CDKF …………………………………………………………………………….</text:span></text:span><text:span text:style-name="Title_20_1_20_Char"><text:span text:style-name="T12">21</text:span></text:span></text:p>
      <text:p text:style-name="P57"><text:span text:style-name="Title_20_1_20_Char"><text:span text:style-name="T11">Aufgabe 11: Vergleich in der Simulation …………………………………………………….</text:span></text:span><text:span text:style-name="Title_20_1_20_Char"><text:span text:style-name="T12">23</text:span></text:span></text:p>
      <text:p text:style-name="P57"><text:span text:style-name="Title_20_1_20_Char"><text:span text:style-name="T11">Aufgabe 12: Vergleich am Laborsystem …………………………………………………….2</text:span></text:span><text:span text:style-name="Title_20_1_20_Char"><text:span text:style-name="T12">7</text:span></text:span></text:p>
      <text:p text:style-name="P63"><text:span text:style-name="Title_20_1_20_Char"><text:span text:style-name="T6">4 Auftretende Probleme und Diskussion …………………………………...</text:span></text:span><text:span text:style-name="Title_20_1_20_Char"><text:span text:style-name="T7">3</text:span></text:span><text:span text:style-name="Title_20_1_20_Char"><text:span text:style-name="T8">3</text:span></text:span></text:p>
      <text:p text:style-name="P61"><text:span text:style-name="Title_20_1_20_Char"><text:span text:style-name="T6">5 Literatur ………………………..……………………………………………….</text:span></text:span><text:span text:style-name="Title_20_1_20_Char"><text:span text:style-name="T7">3</text:span></text:span><text:span text:style-name="Title_20_1_20_Char"><text:span text:style-name="T8">3</text:span></text:span></text:p>
      <text:p text:style-name="P76">1. Einleitung und Versuchsaufbau</text:p>
      <text:p text:style-name="P41">1.1 Einleitung des Versuchs</text:p>
      <text:p text:style-name="Text_20_body"/>
      <text:p text:style-name="Text_20_body"/>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72">Parameter</text:p>
          </table:table-cell>
          <table:table-cell table:style-name="Table2.A1" office:value-type="string">
            <text:p text:style-name="P72">Bedeutung</text:p>
          </table:table-cell>
          <table:table-cell table:style-name="Table2.C1" office:value-type="string">
            <text:p text:style-name="P72">Zahlenwert</text:p>
          </table:table-cell>
        </table:table-row>
        <table:table-row>
          <table:table-cell table:style-name="Table2.A2" office:value-type="string">
            <text:p text:style-name="P65"><draw:frame draw:style-name="fr6" draw:name="Object43" text:anchor-type="as-char" svg:y="-0.377cm" svg:width="0.97cm" svg:height="0.533cm" draw:z-index="22"><draw:object xlink:href="./Object 44" xlink:type="simple" xlink:show="embed" xlink:actuate="onLoad"/><draw:image xlink:href="./ObjectReplacements/Object 44" xlink:type="simple" xlink:show="embed" xlink:actuate="onLoad"/><svg:desc>formula</svg:desc></draw:frame></text:p>
          </table:table-cell>
          <table:table-cell table:style-name="Table2.A2" office:value-type="string">
            <text:p text:style-name="P66">Summe der Trägheitsmoment von Schwungmass und Rotor (jeweils vorne, rechts, links)</text:p>
          </table:table-cell>
          <table:table-cell table:style-name="Table2.C2" office:value-type="string">
            <table:table table:name="Table3" table:style-name="Table3">
              <table:table-column table:style-name="Table3.A"/>
              <table:table-column table:style-name="Table3.B"/>
              <table:table-row>
                <table:table-cell table:style-name="Table3.A1" office:value-type="string">
                  <text:p text:style-name="P66">3e-3 <draw:frame draw:style-name="fr6" draw:name="Object49" text:anchor-type="as-char" svg:y="-0.439cm" svg:width="1.046cm" svg:height="0.531cm" draw:z-index="23"><draw:object xlink:href="./Object 46" xlink:type="simple" xlink:show="embed" xlink:actuate="onLoad"/><draw:image xlink:href="./ObjectReplacements/Object 46" xlink:type="simple" xlink:show="embed" xlink:actuate="onLoad"/><svg:desc>formula</svg:desc></draw:frame></text:p>
                </table:table-cell>
                <table:table-cell table:style-name="Table3.A1" office:value-type="string">
                  <text:p text:style-name="P66">(vorne)</text:p>
                </table:table-cell>
              </table:table-row>
              <table:table-row>
                <table:table-cell table:style-name="Table3.A1" office:value-type="string">
                  <text:p text:style-name="P66">11e-3 <draw:frame draw:style-name="fr6" draw:name="Object50" text:anchor-type="as-char" svg:y="-0.439cm" svg:width="1.046cm" svg:height="0.531cm" draw:z-index="28"><draw:object xlink:href="./Object 47" xlink:type="simple" xlink:show="embed" xlink:actuate="onLoad"/><draw:image xlink:href="./ObjectReplacements/Object 47" xlink:type="simple" xlink:show="embed" xlink:actuate="onLoad"/><svg:desc>formula</svg:desc></draw:frame></text:p>
                </table:table-cell>
                <table:table-cell table:style-name="Table3.A1" office:value-type="string">
                  <text:p text:style-name="P66">(rechts)</text:p>
                </table:table-cell>
              </table:table-row>
              <table:table-row>
                <table:table-cell table:style-name="Table3.A1" office:value-type="string">
                  <text:p text:style-name="P66">11e-3 <draw:frame draw:style-name="fr6" draw:name="Object51" text:anchor-type="as-char" svg:y="-0.439cm" svg:width="1.046cm" svg:height="0.531cm" draw:z-index="29"><draw:object xlink:href="./Object 48" xlink:type="simple" xlink:show="embed" xlink:actuate="onLoad"/><draw:image xlink:href="./ObjectReplacements/Object 48" xlink:type="simple" xlink:show="embed" xlink:actuate="onLoad"/><svg:desc>formula</svg:desc></draw:frame></text:p>
                </table:table-cell>
                <table:table-cell table:style-name="Table3.A1" office:value-type="string">
                  <text:p text:style-name="P66">(links)</text:p>
                </table:table-cell>
              </table:table-row>
            </table:table>
            <text:p text:style-name="P66"/>
          </table:table-cell>
        </table:table-row>
        <table:table-row>
          <table:table-cell table:style-name="Table2.A2" office:value-type="string">
            <text:p text:style-name="P65"><draw:frame draw:style-name="fr6" draw:name="Object44" text:anchor-type="as-char" svg:y="-0.377cm" svg:width="0.413cm" svg:height="0.469cm" draw:z-index="35"><draw:object xlink:href="./Object 45" xlink:type="simple" xlink:show="embed" xlink:actuate="onLoad"/><draw:image xlink:href="./ObjectReplacements/Object 45" xlink:type="simple" xlink:show="embed" xlink:actuate="onLoad"/><svg:desc>formula</svg:desc></draw:frame></text:p>
          </table:table-cell>
          <table:table-cell table:style-name="Table2.A2" office:value-type="string">
            <text:p text:style-name="P66">Federkonstante</text:p>
          </table:table-cell>
          <table:table-cell table:style-name="Table2.C2" office:value-type="string">
            <text:p text:style-name="P66">0.2447</text:p>
          </table:table-cell>
        </table:table-row>
        <table:table-row>
          <table:table-cell table:style-name="Table2.A2" office:value-type="string">
            <text:p text:style-name="P65"><draw:frame draw:style-name="fr6" draw:name="Object45" text:anchor-type="as-char" svg:y="-0.377cm" svg:width="1.148cm" svg:height="0.533cm" draw:z-index="37"><draw:object xlink:href="./Object 49" xlink:type="simple" xlink:show="embed" xlink:actuate="onLoad"/><draw:image xlink:href="./ObjectReplacements/Object 49" xlink:type="simple" xlink:show="embed" xlink:actuate="onLoad"/></draw:frame></text:p>
          </table:table-cell>
          <table:table-cell table:style-name="Table2.A2" office:value-type="string">
            <text:p text:style-name="P67">Antriebselemente der Motoren (jeweils vorne, rechts, links)</text:p>
          </table:table-cell>
          <table:table-cell table:style-name="Table2.C2" office:value-type="string">
            <text:p text:style-name="P66"/>
          </table:table-cell>
        </table:table-row>
        <table:table-row>
          <table:table-cell table:style-name="Table2.A2" office:value-type="string">
            <text:p text:style-name="P69"><draw:frame draw:style-name="fr6" draw:name="Object46" text:anchor-type="as-char" svg:y="-0.377cm" svg:width="0.915cm" svg:height="0.533cm" draw:z-index="46"><draw:object xlink:href="./Object 50" xlink:type="simple" xlink:show="embed" xlink:actuate="onLoad"/><draw:image xlink:href="./ObjectReplacements/Object 50" xlink:type="simple" xlink:show="embed" xlink:actuate="onLoad"/><svg:desc>formula</svg:desc></draw:frame></text:p>
          </table:table-cell>
          <table:table-cell table:style-name="Table2.A2" office:value-type="string">
            <text:p text:style-name="P70">Kardanmoment</text:p>
          </table:table-cell>
          <table:table-cell table:style-name="Table2.C2" office:value-type="string">
            <text:p text:style-name="P66"/>
          </table:table-cell>
        </table:table-row>
        <table:table-row>
          <table:table-cell table:style-name="Table2.A2" office:value-type="string">
            <text:p text:style-name="P64"><draw:frame draw:style-name="fr6" draw:name="Object47" text:anchor-type="as-char" svg:y="-0.377cm" svg:width="1.196cm" svg:height="0.533cm" draw:z-index="48"><draw:object xlink:href="./Object 51" xlink:type="simple" xlink:show="embed" xlink:actuate="onLoad"/><draw:image xlink:href="./ObjectReplacements/Object 51" xlink:type="simple" xlink:show="embed" xlink:actuate="onLoad"/><svg:desc>formula</svg:desc></draw:frame></text:p>
          </table:table-cell>
          <table:table-cell table:style-name="Table2.A2" office:value-type="string">
            <text:p text:style-name="P70">Drehmoment an der rechten bzw. Linken Antriebswelle</text:p>
          </table:table-cell>
          <table:table-cell table:style-name="Table2.C2" office:value-type="string">
            <text:p text:style-name="P68"/>
          </table:table-cell>
        </table:table-row>
        <table:table-row>
          <table:table-cell table:style-name="Table2.A2" office:value-type="string">
            <text:p text:style-name="P64"><draw:frame draw:style-name="fr6" draw:name="Object48" text:anchor-type="as-char" svg:y="-0.377cm" svg:width="0.954cm" svg:height="0.533cm" draw:z-index="49"><draw:object xlink:href="./Object 52" xlink:type="simple" xlink:show="embed" xlink:actuate="onLoad"/><draw:image xlink:href="./ObjectReplacements/Object 52" xlink:type="simple" xlink:show="embed" xlink:actuate="onLoad"/><svg:desc>formula</svg:desc></draw:frame></text:p>
          </table:table-cell>
          <table:table-cell table:style-name="Table2.A2" office:value-type="string">
            <text:p text:style-name="P70">Dynamische Reibkonstante <text:span text:style-name="T32">(jeweils vorne, rechts, links)</text:span></text:p>
          </table:table-cell>
          <table:table-cell table:style-name="Table2.C2" office:value-type="string">
            <text:p text:style-name="P68"/>
          </table:table-cell>
        </table:table-row>
        <table:table-row>
          <table:table-cell table:style-name="Table2.A2" office:value-type="string">
            <text:p text:style-name="P64"><draw:frame draw:style-name="fr6" draw:name="Object52" text:anchor-type="as-char" svg:y="-0.377cm" svg:width="1.298cm" svg:height="0.533cm" draw:z-index="50"><draw:object xlink:href="./Object 53" xlink:type="simple" xlink:show="embed" xlink:actuate="onLoad"/><draw:image xlink:href="./ObjectReplacements/Object 53" xlink:type="simple" xlink:show="embed" xlink:actuate="onLoad"/><svg:desc>formula</svg:desc></draw:frame></text:p>
          </table:table-cell>
          <table:table-cell table:style-name="Table2.A2" office:value-type="string">
            <text:p text:style-name="P70">Winkelgeschwindigkeiten (am Motor vorne, am Differentialgetriebe und an den Motoren rechts und links)</text:p>
          </table:table-cell>
          <table:table-cell table:style-name="Table2.C2" office:value-type="string">
            <text:p text:style-name="P68"/>
          </table:table-cell>
        </table:table-row>
        <table:table-row>
          <table:table-cell table:style-name="Table2.A2" office:value-type="string">
            <text:p text:style-name="P64"><draw:frame draw:style-name="fr6" draw:name="Object53" text:anchor-type="as-char" svg:y="-0.377cm" svg:width="0.691cm" svg:height="0.533cm" draw:z-index="51"><draw:object xlink:href="./Object 54" xlink:type="simple" xlink:show="embed" xlink:actuate="onLoad"/><draw:image xlink:href="./ObjectReplacements/Object 54" xlink:type="simple" xlink:show="embed" xlink:actuate="onLoad"/><svg:desc>formula</svg:desc></draw:frame></text:p>
          </table:table-cell>
          <table:table-cell table:style-name="Table2.A2" office:value-type="string">
            <text:p text:style-name="P70">vereinfachte <text:s/>Bezeichnung dynamischer Reibkonstante an der rechten Antriebswelle für Parameter<draw:frame draw:style-name="fr6" draw:name="Object54" text:anchor-type="as-char" svg:y="-0.377cm" svg:width="0.639cm" svg:height="0.533cm" draw:z-index="52"><draw:object xlink:href="./Object 55" xlink:type="simple" xlink:show="embed" xlink:actuate="onLoad"/><draw:image xlink:href="./ObjectReplacements/Object 55" xlink:type="simple" xlink:show="embed" xlink:actuate="onLoad"/><svg:desc>formula</svg:desc></draw:frame></text:p>
          </table:table-cell>
          <table:table-cell table:style-name="Table2.C2" office:value-type="string">
            <text:p text:style-name="P70"><text:s/>2.4655e-3<draw:frame draw:style-name="fr6" draw:name="Object61" text:anchor-type="as-char" svg:y="-0.623cm" svg:width="1.071cm" svg:height="1.002cm" draw:z-index="53"><draw:object xlink:href="./Object 62" xlink:type="simple" xlink:show="embed" xlink:actuate="onLoad"/><draw:image xlink:href="./ObjectReplacements/Object 62" xlink:type="simple" xlink:show="embed" xlink:actuate="onLoad"/><svg:desc>formula</svg:desc></draw:frame></text:p>
          </table:table-cell>
        </table:table-row>
        <table:table-row>
          <table:table-cell table:style-name="Table2.A2" office:value-type="string">
            <text:p text:style-name="P64"><draw:frame draw:style-name="fr6" draw:name="Object55" text:anchor-type="as-char" svg:y="-0.377cm" svg:width="0.691cm" svg:height="0.533cm" draw:z-index="54"><draw:object xlink:href="./Object 56" xlink:type="simple" xlink:show="embed" xlink:actuate="onLoad"/><draw:image xlink:href="./ObjectReplacements/Object 56" xlink:type="simple" xlink:show="embed" xlink:actuate="onLoad"/><svg:desc>formula</svg:desc></draw:frame></text:p>
          </table:table-cell>
          <table:table-cell table:style-name="Table2.A2" office:value-type="string">
            <text:p text:style-name="P70">vereinfachte <text:s/>Bezeichnung dynamischer Reibkonstante an der rechten Antriebswelle für Parameter<draw:frame draw:style-name="fr6" draw:name="Object56" text:anchor-type="as-char" svg:y="-0.377cm" svg:width="0.603cm" svg:height="0.533cm" draw:z-index="55"><draw:object xlink:href="./Object 57" xlink:type="simple" xlink:show="embed" xlink:actuate="onLoad"/><draw:image xlink:href="./ObjectReplacements/Object 57" xlink:type="simple" xlink:show="embed" xlink:actuate="onLoad"/><svg:desc>formula</svg:desc></draw:frame></text:p>
          </table:table-cell>
          <table:table-cell table:style-name="Table2.C2" office:value-type="string">
            <text:p text:style-name="P70">-1.1534-3<draw:frame draw:style-name="fr6" draw:name="Object62" text:anchor-type="as-char" svg:y="-0.623cm" svg:width="1.071cm" svg:height="1.002cm" draw:z-index="56"><draw:object xlink:href="./Object 63" xlink:type="simple" xlink:show="embed" xlink:actuate="onLoad"/><draw:image xlink:href="./ObjectReplacements/Object 63" xlink:type="simple" xlink:show="embed" xlink:actuate="onLoad"/><svg:desc>formula</svg:desc></draw:frame></text:p>
          </table:table-cell>
        </table:table-row>
        <table:table-row>
          <table:table-cell table:style-name="Table2.A2" office:value-type="string">
            <text:p text:style-name="P64"><draw:frame draw:style-name="fr6" draw:name="Object57" text:anchor-type="as-char" svg:y="-0.377cm" svg:width="0.654cm" svg:height="0.533cm" draw:z-index="58"><draw:object xlink:href="./Object 58" xlink:type="simple" xlink:show="embed" xlink:actuate="onLoad"/><draw:image xlink:href="./ObjectReplacements/Object 58" xlink:type="simple" xlink:show="embed" xlink:actuate="onLoad"/><svg:desc>formula</svg:desc></draw:frame></text:p>
          </table:table-cell>
          <table:table-cell table:style-name="Table2.A2" office:value-type="string">
            <text:p text:style-name="P70">vereinfachte <text:s/>Bezeichnung dynamischer Reibkonstante an der rechten Antriebswelle für Parameter<draw:frame draw:style-name="fr6" draw:name="Object58" text:anchor-type="as-char" svg:y="-0.377cm" svg:width="0.603cm" svg:height="0.533cm" draw:z-index="59"><draw:object xlink:href="./Object 59" xlink:type="simple" xlink:show="embed" xlink:actuate="onLoad"/><draw:image xlink:href="./ObjectReplacements/Object 59" xlink:type="simple" xlink:show="embed" xlink:actuate="onLoad"/><svg:desc>formula</svg:desc></draw:frame></text:p>
          </table:table-cell>
          <table:table-cell table:style-name="Table2.C2" office:value-type="string">
            <text:p text:style-name="P70"><text:s/>5.5386e-3<draw:frame draw:style-name="fr6" draw:name="Object63" text:anchor-type="as-char" svg:y="-0.623cm" svg:width="1.071cm" svg:height="1.002cm" draw:z-index="60"><draw:object xlink:href="./Object 64" xlink:type="simple" xlink:show="embed" xlink:actuate="onLoad"/><draw:image xlink:href="./ObjectReplacements/Object 64" xlink:type="simple" xlink:show="embed" xlink:actuate="onLoad"/><svg:desc>formula</svg:desc></draw:frame></text:p>
          </table:table-cell>
        </table:table-row>
        <table:table-row>
          <table:table-cell table:style-name="Table2.A2" office:value-type="string">
            <text:p text:style-name="P64"><draw:frame draw:style-name="fr6" draw:name="Object59" text:anchor-type="as-char" svg:y="-0.377cm" svg:width="0.691cm" svg:height="0.533cm" draw:z-index="61"><draw:object xlink:href="./Object 60" xlink:type="simple" xlink:show="embed" xlink:actuate="onLoad"/><draw:image xlink:href="./ObjectReplacements/Object 60" xlink:type="simple" xlink:show="embed" xlink:actuate="onLoad"/><svg:desc>formula</svg:desc></draw:frame></text:p>
          </table:table-cell>
          <table:table-cell table:style-name="Table2.A2" office:value-type="string">
            <text:p text:style-name="P70">vereinfachte <text:s/>Bezeichnung dynamischer Reibkonstante an der rechten Antriebswelle für Parameter<draw:frame draw:style-name="fr6" draw:name="Object60" text:anchor-type="as-char" svg:y="-0.377cm" svg:width="0.639cm" svg:height="0.533cm" draw:z-index="62"><draw:object xlink:href="./Object 61" xlink:type="simple" xlink:show="embed" xlink:actuate="onLoad"/><draw:image xlink:href="./ObjectReplacements/Object 61" xlink:type="simple" xlink:show="embed" xlink:actuate="onLoad"/><svg:desc>formula</svg:desc></draw:frame></text:p>
          </table:table-cell>
          <table:table-cell table:style-name="Table2.C2" office:value-type="string">
            <text:p text:style-name="P70">-8.9816e-3<draw:frame draw:style-name="fr6" draw:name="Object64" text:anchor-type="as-char" svg:y="-0.623cm" svg:width="1.071cm" svg:height="1.002cm" draw:z-index="63"><draw:object xlink:href="./Object 65" xlink:type="simple" xlink:show="embed" xlink:actuate="onLoad"/><draw:image xlink:href="./ObjectReplacements/Object 65" xlink:type="simple" xlink:show="embed" xlink:actuate="onLoad"/><svg:desc>formula</svg:desc></draw:frame></text:p>
          </table:table-cell>
        </table:table-row>
        <table:table-row>
          <table:table-cell table:style-name="Table2.A2" office:value-type="string">
            <text:p text:style-name="P64"><draw:frame draw:style-name="fr6" draw:name="Object65" text:anchor-type="as-char" svg:y="-0.377cm" svg:width="0.559cm" svg:height="0.533cm" draw:z-index="64"><draw:object xlink:href="./Object 66" xlink:type="simple" xlink:show="embed" xlink:actuate="onLoad"/><draw:image xlink:href="./ObjectReplacements/Object 66" xlink:type="simple" xlink:show="embed" xlink:actuate="onLoad"/><svg:desc>formula</svg:desc></draw:frame></text:p>
          </table:table-cell>
          <table:table-cell table:style-name="Table2.A2" office:value-type="string">
            <text:p text:style-name="P68"/>
          </table:table-cell>
          <table:table-cell table:style-name="Table2.C2" office:value-type="string">
            <text:p text:style-name="P70"><text:s/>2.8981e-3<draw:frame draw:style-name="fr6" draw:name="Object66" text:anchor-type="as-char" svg:y="-0.623cm" svg:width="1.071cm" svg:height="1.002cm" draw:z-index="65"><draw:object xlink:href="./Object 67" xlink:type="simple" xlink:show="embed" xlink:actuate="onLoad"/><draw:image xlink:href="./ObjectReplacements/Object 67" xlink:type="simple" xlink:show="embed" xlink:actuate="onLoad"/><svg:desc>formula</svg:desc></draw:frame></text:p>
          </table:table-cell>
        </table:table-row>
      </table:table>
      <table:table table:name="Table4" table:style-name="Table4">
        <table:table-column table:style-name="Table4.A"/>
        <table:table-column table:style-name="Table4.B"/>
        <table:table-column table:style-name="Table4.C"/>
        <table:table-row>
          <table:table-cell table:style-name="Table4.A1" office:value-type="string">
            <text:p text:style-name="P64"><draw:frame draw:style-name="fr6" draw:name="Object67" text:anchor-type="as-char" svg:y="-0.377cm" svg:width="0.734cm" svg:height="0.533cm" draw:z-index="66"><draw:object xlink:href="./Object 68" xlink:type="simple" xlink:show="embed" xlink:actuate="onLoad"/><draw:image xlink:href="./ObjectReplacements/Object 68" xlink:type="simple" xlink:show="embed" xlink:actuate="onLoad"/><svg:desc>formula</svg:desc></draw:frame></text:p>
          </table:table-cell>
          <table:table-cell table:style-name="Table4.A1" office:value-type="string">
            <text:p text:style-name="P70">Normierungswert der Winkelgeschwindigkeiten</text:p>
          </table:table-cell>
          <table:table-cell table:style-name="Table4.C1" office:value-type="string">
            <text:p text:style-name="P70">104.72 <draw:frame draw:style-name="fr6" draw:name="Object68" text:anchor-type="as-char" svg:y="-0.377cm" svg:width="1.189cm" svg:height="0.469cm" draw:z-index="68"><draw:object xlink:href="./Object 69" xlink:type="simple" xlink:show="embed" xlink:actuate="onLoad"/><draw:image xlink:href="./ObjectReplacements/Object 69" xlink:type="simple" xlink:show="embed" xlink:actuate="onLoad"/><svg:desc>formula</svg:desc></draw:frame></text:p>
          </table:table-cell>
        </table:table-row>
        <table:table-row>
          <table:table-cell table:style-name="Table4.A2" office:value-type="string">
            <text:p text:style-name="P69"><draw:frame draw:style-name="fr6" draw:name="Object69" text:anchor-type="as-char" svg:y="-0.377cm" svg:width="0.827cm" svg:height="0.533cm" draw:z-index="70"><draw:object xlink:href="./Object 70" xlink:type="simple" xlink:show="embed" xlink:actuate="onLoad"/><draw:image xlink:href="./ObjectReplacements/Object 70" xlink:type="simple" xlink:show="embed" xlink:actuate="onLoad"/><svg:desc>formula</svg:desc></draw:frame></text:p>
          </table:table-cell>
          <table:table-cell table:style-name="Table4.A2" office:value-type="string">
            <text:p text:style-name="P70">Normierungswert der Drehmomente</text:p>
          </table:table-cell>
          <table:table-cell table:style-name="Table4.C2" office:value-type="string">
            <text:p text:style-name="P70">0.35<draw:frame draw:style-name="fr6" draw:name="Object70" text:anchor-type="as-char" svg:y="-0.377cm" svg:width="0.817cm" svg:height="0.469cm" draw:z-index="71"><draw:object xlink:href="./Object 71" xlink:type="simple" xlink:show="embed" xlink:actuate="onLoad"/><draw:image xlink:href="./ObjectReplacements/Object 71" xlink:type="simple" xlink:show="embed" xlink:actuate="onLoad"/><svg:desc>formula</svg:desc></draw:frame></text:p>
          </table:table-cell>
        </table:table-row>
        <table:table-row>
          <table:table-cell table:style-name="Table4.A2" office:value-type="string">
            <text:p text:style-name="P64"><draw:frame draw:style-name="fr6" draw:name="Object71" text:anchor-type="as-char" svg:y="-0.377cm" svg:width="0.621cm" svg:height="0.533cm" draw:z-index="72"><draw:object xlink:href="./Object 72" xlink:type="simple" xlink:show="embed" xlink:actuate="onLoad"/><draw:image xlink:href="./ObjectReplacements/Object 72" xlink:type="simple" xlink:show="embed" xlink:actuate="onLoad"/><svg:desc>formula</svg:desc></draw:frame></text:p>
          </table:table-cell>
          <table:table-cell table:style-name="Table4.A2" office:value-type="string">
            <text:p text:style-name="P70">Normierungswert der Federkonstante</text:p>
          </table:table-cell>
          <table:table-cell table:style-name="Table4.C2" office:value-type="string">
            <text:p text:style-name="P68"><draw:frame draw:style-name="fr6" draw:name="Object72" text:anchor-type="as-char" svg:y="-0.386cm" svg:width="2.252cm" svg:height="0.542cm" draw:z-index="73"><draw:object xlink:href="./Object 73" xlink:type="simple" xlink:show="embed" xlink:actuate="onLoad"/><draw:image xlink:href="./ObjectReplacements/Object 73" xlink:type="simple" xlink:show="embed" xlink:actuate="onLoad"/><svg:desc>formula</svg:desc></draw:frame></text:p>
          </table:table-cell>
        </table:table-row>
        <table:table-row>
          <table:table-cell table:style-name="Table4.A2" office:value-type="string">
            <text:p text:style-name="P64"><draw:frame draw:style-name="fr6" draw:name="Object73" text:anchor-type="as-char" svg:y="-0.377cm" svg:width="0.557cm" svg:height="0.533cm" draw:z-index="74"><draw:object xlink:href="./Object 74" xlink:type="simple" xlink:show="embed" xlink:actuate="onLoad"/><draw:image xlink:href="./ObjectReplacements/Object 74" xlink:type="simple" xlink:show="embed" xlink:actuate="onLoad"/></draw:frame></text:p>
          </table:table-cell>
          <table:table-cell table:style-name="Table4.A2" office:value-type="string">
            <text:p text:style-name="P70">Normierungswert der <text:span text:style-name="T33">Zeit</text:span></text:p>
          </table:table-cell>
          <table:table-cell table:style-name="Table4.C2" office:value-type="string">
            <text:p text:style-name="P71">1<draw:frame draw:style-name="fr6" draw:name="Object74" text:anchor-type="as-char" svg:y="-0.377cm" svg:width="0.39cm" svg:height="0.469cm" draw:z-index="75"><draw:object xlink:href="./Object 75" xlink:type="simple" xlink:show="embed" xlink:actuate="onLoad"/><draw:image xlink:href="./ObjectReplacements/Object 75" xlink:type="simple" xlink:show="embed" xlink:actuate="onLoad"/><svg:desc>formula</svg:desc></draw:frame></text:p>
          </table:table-cell>
        </table:table-row>
      </table:table>
      <text:p text:style-name="P28"><text:soft-page-break/>Tabelle 1.1 Modellparameter und Bezeichnungen</text:p>
      <text:p text:style-name="P16"/>
      <text:p text:style-name="P50"><text:span text:style-name="T14">2</text:span>. Theoretische Grundlagen</text:p>
      <text:p text:style-name="P43">2.1 Modellbildung</text:p>
      <text:p text:style-name="P31">Ziel der Modellbildung ist eine Beschreibung des Prozesses in einer Form, die auf die jeweilige Aufgabenstellung zugeschnitten ist. In diesem Versuch kommen parametrische Mehrgrößenmodelle zum Einsatz, die durch Zustandsgleichungen, bestehend aus Zustandsdifferentialgleichung und Ausgangsgleichung, gegeben sind.</text:p>
      <text:p text:style-name="P31">Bei komplexen Systemen wird die Modellbildung durch Untergliederung des Systems in Teilsysteme(Dekomposition) erleichtert. Der Vorteil der modularen Zerlegung liget darain, dass die Modellierung jedes einzeln Teilsystems überschaubar bleibt und der Aufbau des Gesamtsystems damit sehr transparent ist. Zudem wird auch die durch eventuelle Prozessveränderungen bedingte Modellanpassung erleichtert.</text:p>
      <text:p text:style-name="P31">Ein mathematisches Modell eines Prozesses lässt sich aus den physikalischen Zusammenhängen herleiten, wobei im wesentlichen folgende physikalische Gesetze eine Rolle spielen:</text:p>
      <text:p text:style-name="P31"><text:span text:style-name="T24">Bilanzgleichungen:</text:span> Die Änderung einer Erhaltungsgröße in einem offenen System entspricht der Differenz ihres Zu- und Abflusses.</text:p>
      <text:p text:style-name="P31"><text:span text:style-name="T24">Erhaltungssätze:</text:span> In einem geschlossen System bleibt <text:span text:style-name="T23">eine Erhaltungsgröße konstant.</text:span></text:p>
      <text:p text:style-name="P32"><text:span text:style-name="T24">Phänomenologische Gesetze:</text:span> Es handelt sich um experimentell nachgewiesene Gesetze, welche bei der Modellbildung zusätzlich zu den Bilanzgleichungen Verwendung finden.</text:p>
      <text:p text:style-name="P32">Aus den ermittelten Zustandsgleichungen der Teilsysteme kann nun das qualitative Gesamtmodell erstellt werden. Um für die einzelnen Zustände Werte in vergleichbaren Größenordnungen zu erhalten, ist Normierung der Ein- Ausgangs- und Zustandsgrößen sinnvoll. Als Normierungsfaktoren können Nominal- oder auch Maximalwerte gewählt werden.</text:p>
      <text:p text:style-name="P42">2.2 Reglerentwurfsverfahren</text:p>
      <text:p text:style-name="P47">2.2.1 Reglerentwurf im Frequenzbereich</text:p>
      <text:p text:style-name="Text_20_body">Ausgangspunkt des Reglerentwurfs im Frequenzbereich ist die Übertragungsmatrix <draw:frame draw:style-name="fr6" draw:name="Object1" text:anchor-type="as-char" svg:y="-0.386cm" svg:width="1.057cm" svg:height="0.506cm" draw:z-index="0"><draw:object xlink:href="./Object 1" xlink:type="simple" xlink:show="embed" xlink:actuate="onLoad"/><draw:image xlink:href="./ObjectReplacements/Object 1" xlink:type="simple" xlink:show="embed" xlink:actuate="onLoad"/></draw:frame>des Systems, die sich aus den Matrizen der Zustandsdarstellung berechnen lässt.</text:p>
      <text:p text:style-name="Text_20_body"><text:s text:c="47"/><draw:frame draw:style-name="fr6" draw:name="Object2" text:anchor-type="as-char" svg:y="-0.437cm" svg:width="4.433cm" svg:height="0.559cm" draw:z-index="1"><draw:object xlink:href="./Object 2" xlink:type="simple" xlink:show="embed" xlink:actuate="onLoad"/><draw:image xlink:href="./ObjectReplacements/Object 2" xlink:type="simple" xlink:show="embed" xlink:actuate="onLoad"/></draw:frame></text:p>
      <text:p text:style-name="Text_20_body">Für technische Systeme gilt im Allgemeinen, dass kein direkter Durchgriff der Eingangsgrößen auf den Ausgang möglich ist, ihre Übertragungsmatrix vereinfacht sich zu </text:p>
      <text:p text:style-name="Text_20_body"><text:s text:c="49"/><draw:frame draw:style-name="fr6" draw:name="Object3" text:anchor-type="as-char" svg:y="-0.439cm" svg:width="3.799cm" svg:height="0.561cm" draw:z-index="2"><draw:object xlink:href="./Object 3" xlink:type="simple" xlink:show="embed" xlink:actuate="onLoad"/><draw:image xlink:href="./ObjectReplacements/Object 3" xlink:type="simple" xlink:show="embed" xlink:actuate="onLoad"/><svg:desc>formula</svg:desc></draw:frame></text:p>
      <text:p text:style-name="Text_20_body">Die Dimension der Zustandsgrößen wird mit <text:span text:style-name="T15">n</text:span>, die der Eingangsgrößen mit <text:span text:style-name="T15">p</text:span> und die der <text:soft-page-break/>Ausgangsgrößen mit <text:span text:style-name="T15">q </text:span>bezeichnet. Im Folgenden soll <text:span text:style-name="T15">p = q</text:span> gelten. <draw:frame draw:style-name="fr6" draw:name="Object4" text:anchor-type="as-char" svg:y="-0.386cm" svg:width="1.057cm" svg:height="0.506cm" draw:z-index="3"><draw:object xlink:href="./Object 4" xlink:type="simple" xlink:show="embed" xlink:actuate="onLoad"/><draw:image xlink:href="./ObjectReplacements/Object 4" xlink:type="simple" xlink:show="embed" xlink:actuate="onLoad"/><svg:desc>formula</svg:desc></draw:frame>ist dann eine (p,p) Matrix, deren Element <draw:frame draw:style-name="fr6" draw:name="Object5" text:anchor-type="as-char" svg:y="-0.386cm" svg:width="1.302cm" svg:height="0.542cm" draw:z-index="4"><draw:object xlink:href="./Object 5" xlink:type="simple" xlink:show="embed" xlink:actuate="onLoad"/><draw:image xlink:href="./ObjectReplacements/Object 5" xlink:type="simple" xlink:show="embed" xlink:actuate="onLoad"/><svg:desc>formula</svg:desc></draw:frame>diejenige Übertragungsfunktion darstellt, die die <text:span text:style-name="T15">v</text:span>-te Eingangsgröße mit der <text:span text:style-name="T15">k</text:span>-ten Ausgangsgröße verknüpft. Die Übertragungsfunktionen auf der Hauptdiagonalen werden als <text:span text:style-name="T15">Hauptstrecken</text:span> bezeichnet, die übrigen Übertragungs-funktionen beschreiben die <text:span text:style-name="T15">Koppelstrecken. </text:span><text:span text:style-name="T16">Für den Einsatz klassicher Eingrößen-regelungen werden nur die Hauptstrecken berücksichtigt und somit die Verkopplungen innerhalb des Modells vernachlässigt. Dann kann mit Hilfe der klassischen Verfahren im Frequenzbereich für jede Hauptstrecke jewieils ein Regler entworfen werden. </text:span></text:p>
      <text:p text:style-name="Text_20_body">In unserem Versuch soll das Verfahren der Polstellenkompensation verwendet werden.</text:p>
      <text:p text:style-name="P29">Polstellenkompensation mit einen PI/PID-Regler</text:p>
      <text:p text:style-name="P30">Die Polstellenkompensation ist eine rechnerisch sehr einfache Synthesemaßnahme. Liegt die Übertragungsfunktion des offenen Kreises als reines Verzögerungssystem in der Form</text:p>
      <text:p text:style-name="Text_20_body"><text:span text:style-name="T16"><text:s text:c="43"/></text:span><text:span text:style-name="T16"><draw:frame draw:style-name="fr6" draw:name="Object6" text:anchor-type="as-char" svg:y="-0.684cm" svg:width="6.466cm" svg:height="1.134cm" draw:z-index="5"><draw:object xlink:href="./Object 6" xlink:type="simple" xlink:show="embed" xlink:actuate="onLoad"/><draw:image xlink:href="./ObjectReplacements/Object 6" xlink:type="simple" xlink:show="embed" xlink:actuate="onLoad"/></draw:frame></text:span></text:p>
      <text:p text:style-name="Text_20_body">vor, so wird man einen Regler mit I-Anteil(PI- oder PID-Regler) wählen, um stationäre Genauigkeit zu erzielen. </text:p>
      <text:p text:style-name="Text_20_body">Aus der Übertragungsfunktion des geschlossenen Regelkreises kann anschließend die einzustellende Regelverstärkung bestimmt werden, indem man weitere Anforderungen an das Verhalten des geregelten Systems berücksichtigt. So wünscht man eine bestimmte Dämpfung oder will eine bestimmte Übergangszeit der Regelung realisieren.</text:p>
      <text:p text:style-name="Text_20_body">Liegt die Übertragungsfunktion des geregelten offenen Kreises beispielsweise in der Form</text:p>
      <text:p text:style-name="Text_20_body"><text:span text:style-name="T16"><text:s text:c="57"/></text:span><text:span text:style-name="T16"><draw:frame draw:style-name="fr6" draw:name="Object7" text:anchor-type="as-char" svg:y="-0.684cm" svg:width="2.06cm" svg:height="1.062cm" draw:z-index="6"><draw:object xlink:href="./Object 7" xlink:type="simple" xlink:show="embed" xlink:actuate="onLoad"/><draw:image xlink:href="./ObjectReplacements/Object 7" xlink:type="simple" xlink:show="embed" xlink:actuate="onLoad"/></draw:frame></text:span></text:p>
      <text:p text:style-name="Text_20_body">vor, ergibt sich der geschlossene Kreis zu</text:p>
      <text:p text:style-name="Text_20_body"><text:span text:style-name="T16"><text:s text:c="56"/></text:span><text:span text:style-name="T16"><draw:frame draw:style-name="fr6" draw:name="Object8" text:anchor-type="as-char" svg:y="-0.684cm" svg:width="2.364cm" svg:height="1.127cm" draw:z-index="7"><draw:object xlink:href="./Object 8" xlink:type="simple" xlink:show="embed" xlink:actuate="onLoad"/><draw:image xlink:href="./ObjectReplacements/Object 8" xlink:type="simple" xlink:show="embed" xlink:actuate="onLoad"/><svg:desc>formula</svg:desc></draw:frame></text:span></text:p>
      <text:p text:style-name="Text_20_body">Bei vorgegebener Übergangszeit <draw:frame draw:style-name="fr6" draw:name="Object9" text:anchor-type="as-char" svg:y="-0.377cm" svg:width="1.644cm" svg:height="0.533cm" draw:z-index="8"><draw:object xlink:href="./Object 9" xlink:type="simple" xlink:show="embed" xlink:actuate="onLoad"/><draw:image xlink:href="./ObjectReplacements/Object 9" xlink:type="simple" xlink:show="embed" xlink:actuate="onLoad"/><svg:desc>formula</svg:desc></draw:frame><text:span text:style-name="T21">kann dann die Reglerverstärkung direkt berechnet werden.</text:span></text:p>
      <text:p text:style-name="P49">2.2.2 Entkopplungsregelung nach Falb-Wolovich</text:p>
      <text:p text:style-name="Text_20_body">Bei stark verkoppelten Strecken führt das im vorhergehenden Abschnitt beschriebene Entwurfsverfahren im Frequenzbereich im Algemeinen nicht zum gewünschten Ergebnis, weil die solche Vorgehensweise die internen Verknüpfungen im System nicht berücksichtigt. <text:span text:style-name="T34">Abhilfe schaffen hier leistungsfähige Verfahren zum Entwurf von Mehrgrößenregelungen im Zustandsraum.</text:span></text:p>
      <text:p text:style-name="Text_20_body">Zu diesen Verfahren zählt die Entkopplung nach Falb-Wolovich[1], <text:span text:style-name="T35">die dann angewendet werden kann, wenn die Anzahl der Steuergrößen p mit der Anzahl der Ausgangsgrößen q übereinstimmt. </text:span>Das Ziel dieser Reglermethodik besteht darin, die Strecke vollständig zu <text:soft-page-break/>entkoppeln. <text:span text:style-name="T24">Abbildung 2-1 </text:span>zeigt <text:span text:style-name="T35">die grundsätzliche Struktur der Entkopplungsregelung nach Falb-Wolovich und das durch sie zu erzielende Verhalten des Gesamtsystems in Form von den p unabhängigen Eingrößensystemen.</text:span></text:p>
      <text:p text:style-name="P38"><draw:frame draw:style-name="fr1" draw:name="Image3" text:anchor-type="as-char" svg:y="0cm" svg:width="14.473cm" svg:height="9.996cm" draw:z-index="76"><draw:image xlink:href="Pictures/10000000000002E1000001FD3D29B0725D5C8496.png" xlink:type="simple" xlink:show="embed" xlink:actuate="onLoad"/></draw:frame></text:p>
      <text:p text:style-name="P38">Abbildung 2-1: Entkopplungsregelung nach Falb-Wolovich</text:p>
      <text:p text:style-name="Text_20_body">Der wesentliche Vorteil dieses Reglerentwurfs ist die beschriebene Entkopplung, da die Dynamik jeder einzelnen Ausgangsgröße dadurch unabhängig von der Dynamik der übrigen Ausgangsgrößen wird. Somit kann nun für jedes der p Eingrößensysteme eine entsprechende Wunschübertragungsfunktion vorgegeben werden, ein Verhalten, was sich z.B. mit den bekannten Reglermethoden im Frequenzbereich erzielen lässt. Andererseits liegt ein Nachteil des Verfharens in der Empfindlichkeit der Regelung bei Parameterschwankungen oder Störungen.</text:p>
      <text:p text:style-name="Text_20_body">Der durch die Gleichung<draw:frame draw:style-name="fr6" draw:name="Object75" text:anchor-type="as-char" svg:y="-0.377cm" svg:width="2.54cm" svg:height="0.469cm" draw:z-index="77"><draw:object xlink:href="./Object 76" xlink:type="simple" xlink:show="embed" xlink:actuate="onLoad"/><draw:image xlink:href="./ObjectReplacements/Object 76" xlink:type="simple" xlink:show="embed" xlink:actuate="onLoad"/><svg:desc>formula</svg:desc></draw:frame>beschriebene Entkopplungsansatz besteht aus der Zustandsrückführung<draw:frame draw:style-name="fr6" draw:name="Object76" text:anchor-type="as-char" svg:y="-0.377cm" svg:width="0.497cm" svg:height="0.469cm" draw:z-index="78"><draw:object xlink:href="./Object 77" xlink:type="simple" xlink:show="embed" xlink:actuate="onLoad"/><draw:image xlink:href="./ObjectReplacements/Object 77" xlink:type="simple" xlink:show="embed" xlink:actuate="onLoad"/><svg:desc>formula</svg:desc></draw:frame>und dem Vorfilter<draw:frame draw:style-name="fr6" draw:name="Object77" text:anchor-type="as-char" svg:y="-0.377cm" svg:width="0.443cm" svg:height="0.469cm" draw:z-index="79"><draw:object xlink:href="./Object 78" xlink:type="simple" xlink:show="embed" xlink:actuate="onLoad"/><draw:image xlink:href="./ObjectReplacements/Object 78" xlink:type="simple" xlink:show="embed" xlink:actuate="onLoad"/><svg:desc>formula</svg:desc></draw:frame>. <text:span text:style-name="T35">Vorfilter</text:span><text:span text:style-name="T35"><draw:frame draw:style-name="fr6" draw:name="Object78" text:anchor-type="as-char" svg:y="-0.377cm" svg:width="0.443cm" svg:height="0.469cm" draw:z-index="80"><draw:object xlink:href="./Object 79" xlink:type="simple" xlink:show="embed" xlink:actuate="onLoad"/><draw:image xlink:href="./ObjectReplacements/Object 79" xlink:type="simple" xlink:show="embed" xlink:actuate="onLoad"/><svg:desc>formula</svg:desc></draw:frame></text:span><text:span text:style-name="T35">und Zustandsregler</text:span><text:span text:style-name="T35"><draw:frame draw:style-name="fr6" draw:name="Object79" text:anchor-type="as-char" svg:y="-0.377cm" svg:width="0.497cm" svg:height="0.469cm" draw:z-index="81"><draw:object xlink:href="./Object 80" xlink:type="simple" xlink:show="embed" xlink:actuate="onLoad"/><draw:image xlink:href="./ObjectReplacements/Object 80" xlink:type="simple" xlink:show="embed" xlink:actuate="onLoad"/><svg:desc>formula</svg:desc></draw:frame></text:span><text:span text:style-name="T35">sind so zu wählen, dass jede Regelgröße</text:span><text:span text:style-name="T35"><draw:frame draw:style-name="fr6" draw:name="Object80" text:anchor-type="as-char" svg:y="-0.377cm" svg:width="0.543cm" svg:height="0.533cm" draw:z-index="83"><draw:object xlink:href="./Object 81" xlink:type="simple" xlink:show="embed" xlink:actuate="onLoad"/><draw:image xlink:href="./ObjectReplacements/Object 81" xlink:type="simple" xlink:show="embed" xlink:actuate="onLoad"/><svg:desc>formula</svg:desc></draw:frame></text:span><text:span text:style-name="T35">nur noch von der ihr zugeordneten Führungsgröße</text:span><text:span text:style-name="T35"><draw:frame draw:style-name="fr6" draw:name="Object81" text:anchor-type="as-char" svg:y="-0.377cm" svg:width="0.587cm" svg:height="0.533cm" draw:z-index="84"><draw:object xlink:href="./Object 82" xlink:type="simple" xlink:show="embed" xlink:actuate="onLoad"/><draw:image xlink:href="./ObjectReplacements/Object 82" xlink:type="simple" xlink:show="embed" xlink:actuate="onLoad"/><svg:desc>formula</svg:desc></draw:frame></text:span><text:span text:style-name="T35">beeinflusst wird, nicht jedoch von den anderen Führungsgrößen. </text:span>Hier spielt die Differenzordnung einer Ausgangsgröße <draw:frame draw:style-name="fr6" draw:name="Object82" text:anchor-type="as-char" svg:y="-0.377cm" svg:width="0.467cm" svg:height="0.469cm" draw:z-index="85"><draw:object xlink:href="./Object 83" xlink:type="simple" xlink:show="embed" xlink:actuate="onLoad"/><draw:image xlink:href="./ObjectReplacements/Object 83" xlink:type="simple" xlink:show="embed" xlink:actuate="onLoad"/><svg:desc>formula</svg:desc></draw:frame> eine grundlegende Rolle. Die Differenzordnung<draw:frame draw:style-name="fr6" draw:name="Object83" text:anchor-type="as-char" svg:y="-0.319cm" svg:width="0.497cm" svg:height="0.473cm" draw:z-index="86"><draw:object xlink:href="./Object 84" xlink:type="simple" xlink:show="embed" xlink:actuate="onLoad"/><draw:image xlink:href="./ObjectReplacements/Object 84" xlink:type="simple" xlink:show="embed" xlink:actuate="onLoad"/><svg:desc>formula</svg:desc></draw:frame><text:span text:style-name="T36">gibt die niedrigste Ableitung der Ausgangsgröße</text:span><text:span text:style-name="T36"><draw:frame draw:style-name="fr6" draw:name="Object84" text:anchor-type="as-char" svg:y="-0.377cm" svg:width="0.543cm" svg:height="0.533cm" draw:z-index="87"><draw:object xlink:href="./Object 85" xlink:type="simple" xlink:show="embed" xlink:actuate="onLoad"/><draw:image xlink:href="./ObjectReplacements/Object 85" xlink:type="simple" xlink:show="embed" xlink:actuate="onLoad"/><svg:desc>formula</svg:desc></draw:frame></text:span><text:span text:style-name="T36">an, auf die der Steuervektor</text:span><text:span text:style-name="T36"><draw:frame draw:style-name="fr6" draw:name="Object85" text:anchor-type="as-char" svg:y="-0.377cm" svg:width="0.42cm" svg:height="0.469cm" draw:z-index="88"><draw:object xlink:href="./Object 86" xlink:type="simple" xlink:show="embed" xlink:actuate="onLoad"/><draw:image xlink:href="./ObjectReplacements/Object 86" xlink:type="simple" xlink:show="embed" xlink:actuate="onLoad"/><svg:desc>formula</svg:desc></draw:frame></text:span><text:span text:style-name="T36">direkt zugreift. Die Differenzordnung</text:span><text:span text:style-name="T36"><draw:frame draw:style-name="fr6" draw:name="Object86" text:anchor-type="as-char" svg:y="-0.319cm" svg:width="0.497cm" svg:height="0.473cm" draw:z-index="89"><draw:object xlink:href="./Object 87" xlink:type="simple" xlink:show="embed" xlink:actuate="onLoad"/><draw:image xlink:href="./ObjectReplacements/Object 87" xlink:type="simple" xlink:show="embed" xlink:actuate="onLoad"/><svg:desc>formula</svg:desc></draw:frame></text:span><text:span text:style-name="T36">ist somit die Ordnung des Nenners der Übertragungsfunktion des i-ten Eingrößensystems, die bei der Berechnung des Entkopplungsreglers als Erstes bestimmt wrid, dabei ergibt</text:span><text:span text:style-name="T36"><draw:frame draw:style-name="fr6" draw:name="Object87" text:anchor-type="as-char" svg:y="-0.319cm" svg:width="0.497cm" svg:height="0.473cm" draw:z-index="90"><draw:object xlink:href="./Object 88" xlink:type="simple" xlink:show="embed" xlink:actuate="onLoad"/><draw:image xlink:href="./ObjectReplacements/Object 88" xlink:type="simple" xlink:show="embed" xlink:actuate="onLoad"/><svg:desc>formula</svg:desc></draw:frame></text:span><text:span text:style-name="T36">sich gemäß folgendem Schema aus dem ersten nicht verschwindenden Produkt</text:span><text:span text:style-name="T36"><draw:frame draw:style-name="fr6" draw:name="Object88" text:anchor-type="as-char" svg:y="-0.445cm" svg:width="1.799cm" svg:height="0.6cm" draw:z-index="91"><draw:object xlink:href="./Object 89" xlink:type="simple" xlink:show="embed" xlink:actuate="onLoad"/><draw:image xlink:href="./ObjectReplacements/Object 89" xlink:type="simple" xlink:show="embed" xlink:actuate="onLoad"/><svg:desc>formula</svg:desc></draw:frame></text:span><text:span text:style-name="T36">:</text:span></text:p>
      <text:p text:style-name="P38"><draw:frame draw:style-name="fr6" draw:name="Object89" text:anchor-type="as-char" svg:y="-0.437cm" svg:width="1.66cm" svg:height="0.593cm" draw:z-index="92"><draw:object xlink:href="./Object 90" xlink:type="simple" xlink:show="embed" xlink:actuate="onLoad"/><draw:image xlink:href="./ObjectReplacements/Object 90" xlink:type="simple" xlink:show="embed" xlink:actuate="onLoad"/><svg:desc>formula</svg:desc></draw:frame>,</text:p>
      <text:p text:style-name="P38"><text:soft-page-break/><draw:frame draw:style-name="fr6" draw:name="Object90" text:anchor-type="as-char" svg:y="-0.437cm" svg:width="2.028cm" svg:height="0.593cm" draw:z-index="93"><draw:object xlink:href="./Object 91" xlink:type="simple" xlink:show="embed" xlink:actuate="onLoad"/><draw:image xlink:href="./ObjectReplacements/Object 91" xlink:type="simple" xlink:show="embed" xlink:actuate="onLoad"/><svg:desc>formula</svg:desc></draw:frame>,</text:p>
      <text:p text:style-name="P38"><draw:frame draw:style-name="fr6" draw:name="Object91" text:anchor-type="as-char" svg:y="-0.309cm" svg:width="0.45cm" svg:height="0.372cm" draw:z-index="94"><draw:object xlink:href="./Object 92" xlink:type="simple" xlink:show="embed" xlink:actuate="onLoad"/><draw:image xlink:href="./ObjectReplacements/Object 92" xlink:type="simple" xlink:show="embed" xlink:actuate="onLoad"/><svg:desc>formula</svg:desc></draw:frame></text:p>
      <text:p text:style-name="P38"><draw:frame draw:style-name="fr6" draw:name="Object92" text:anchor-type="as-char" svg:y="-0.445cm" svg:width="2.545cm" svg:height="0.6cm" draw:z-index="95"><draw:object xlink:href="./Object 93" xlink:type="simple" xlink:show="embed" xlink:actuate="onLoad"/><draw:image xlink:href="./ObjectReplacements/Object 93" xlink:type="simple" xlink:show="embed" xlink:actuate="onLoad"/><svg:desc>formula</svg:desc></draw:frame>,</text:p>
      <text:p text:style-name="Text_20_body">wobei der Vektor<draw:frame draw:style-name="fr6" draw:name="Object93" text:anchor-type="as-char" svg:y="-0.437cm" svg:width="0.584cm" svg:height="0.593cm" draw:z-index="96"><draw:object xlink:href="./Object 94" xlink:type="simple" xlink:show="embed" xlink:actuate="onLoad"/><draw:image xlink:href="./ObjectReplacements/Object 94" xlink:type="simple" xlink:show="embed" xlink:actuate="onLoad"/><svg:desc>formula</svg:desc></draw:frame>die i-te Zeile der Matrix<draw:frame draw:style-name="fr6" draw:name="Object94" text:anchor-type="as-char" svg:y="-0.377cm" svg:width="0.51cm" svg:height="0.469cm" draw:z-index="97"><draw:object xlink:href="./Object 95" xlink:type="simple" xlink:show="embed" xlink:actuate="onLoad"/><draw:image xlink:href="./ObjectReplacements/Object 95" xlink:type="simple" xlink:show="embed" xlink:actuate="onLoad"/><svg:desc>formula</svg:desc></draw:frame>ist.</text:p>
      <text:p text:style-name="Text_20_body">Im zweiten Schritt wird für jedes der p=q Eingrößensysteme durch Polvorgabe eine Wunschübertragungsfunktion</text:p>
      <text:p text:style-name="P38"><draw:frame draw:style-name="fr6" draw:name="Object95" text:anchor-type="as-char" svg:y="-0.684cm" svg:width="8.543cm" svg:height="1.229cm" draw:z-index="98"><draw:object xlink:href="./Object 96" xlink:type="simple" xlink:show="embed" xlink:actuate="onLoad"/><draw:image xlink:href="./ObjectReplacements/Object 96" xlink:type="simple" xlink:show="embed" xlink:actuate="onLoad"/><svg:desc>formula</svg:desc></draw:frame></text:p>
      <text:p text:style-name="Text_20_body">mit den Koeffizienten<draw:frame draw:style-name="fr6" draw:name="Object96" text:anchor-type="as-char" svg:y="-0.377cm" svg:width="5.228cm" svg:height="0.533cm" draw:z-index="99"><draw:object xlink:href="./Object 97" xlink:type="simple" xlink:show="embed" xlink:actuate="onLoad"/><draw:image xlink:href="./ObjectReplacements/Object 97" xlink:type="simple" xlink:show="embed" xlink:actuate="onLoad"/><svg:desc>formula</svg:desc></draw:frame>vorgegeben.</text:p>
      <text:p text:style-name="Text_20_body">Im dritten Schritt können anschließend die zur Entkoplung notwendigen Matrizen<draw:frame draw:style-name="fr6" draw:name="Object97" text:anchor-type="as-char" svg:y="-0.377cm" svg:width="0.497cm" svg:height="0.469cm" draw:z-index="101"><draw:object xlink:href="./Object 98" xlink:type="simple" xlink:show="embed" xlink:actuate="onLoad"/><draw:image xlink:href="./ObjectReplacements/Object 98" xlink:type="simple" xlink:show="embed" xlink:actuate="onLoad"/><svg:desc>formula</svg:desc></draw:frame>und<text:span text:style-name="T24"><draw:frame draw:style-name="fr6" draw:name="Object98" text:anchor-type="as-char" svg:y="-0.377cm" svg:width="0.443cm" svg:height="0.469cm" draw:z-index="102"><draw:object xlink:href="./Object 99" xlink:type="simple" xlink:show="embed" xlink:actuate="onLoad"/><draw:image xlink:href="./ObjectReplacements/Object 99" xlink:type="simple" xlink:show="embed" xlink:actuate="onLoad"/><svg:desc>formula</svg:desc></draw:frame></text:span>berechnet werden. Dazu <text:span text:style-name="T37">berechnet man eine Matrix</text:span><text:span text:style-name="T37"><draw:frame draw:style-name="fr6" draw:name="Object99" text:anchor-type="as-char" svg:y="-0.439cm" svg:width="0.676cm" svg:height="0.531cm" draw:z-index="103"><draw:object xlink:href="./Object 100" xlink:type="simple" xlink:show="embed" xlink:actuate="onLoad"/><draw:image xlink:href="./ObjectReplacements/Object 100" xlink:type="simple" xlink:show="embed" xlink:actuate="onLoad"/><svg:desc>formula</svg:desc></draw:frame></text:span><text:span text:style-name="T37">:</text:span></text:p>
      <text:p text:style-name="P38"><draw:frame draw:style-name="fr6" draw:name="Object100" text:anchor-type="as-char" svg:y="-1.055cm" svg:width="2.963cm" svg:height="1.856cm" draw:z-index="104"><draw:object xlink:href="./Object 101" xlink:type="simple" xlink:show="embed" xlink:actuate="onLoad"/><draw:image xlink:href="./ObjectReplacements/Object 101" xlink:type="simple" xlink:show="embed" xlink:actuate="onLoad"/><svg:desc>formula</svg:desc></draw:frame>.</text:p>
      <text:p text:style-name="Text_20_body">Das Vorfilter<draw:frame draw:style-name="fr6" draw:name="Object101" text:anchor-type="as-char" svg:y="-0.377cm" svg:width="0.443cm" svg:height="0.469cm" draw:z-index="105"><draw:object xlink:href="./Object 102" xlink:type="simple" xlink:show="embed" xlink:actuate="onLoad"/><draw:image xlink:href="./ObjectReplacements/Object 102" xlink:type="simple" xlink:show="embed" xlink:actuate="onLoad"/><svg:desc>formula</svg:desc></draw:frame>, welches die stationäre Genauigkeit garantiert, ergibt sich dann nämlich zu<draw:frame draw:style-name="fr6" draw:name="Object102" text:anchor-type="as-char" svg:y="-0.439cm" svg:width="2.267cm" svg:height="0.561cm" draw:z-index="106"><draw:object xlink:href="./Object 103" xlink:type="simple" xlink:show="embed" xlink:actuate="onLoad"/><draw:image xlink:href="./ObjectReplacements/Object 103" xlink:type="simple" xlink:show="embed" xlink:actuate="onLoad"/><svg:desc>formula</svg:desc></draw:frame>mit</text:p>
      <text:p text:style-name="P38"><draw:frame draw:style-name="fr6" draw:name="Object103" text:anchor-type="as-char" svg:y="-1.258cm" svg:width="4.791cm" svg:height="2.327cm" draw:z-index="107"><draw:object xlink:href="./Object 104" xlink:type="simple" xlink:show="embed" xlink:actuate="onLoad"/><draw:image xlink:href="./ObjectReplacements/Object 104" xlink:type="simple" xlink:show="embed" xlink:actuate="onLoad"/><svg:desc>formula</svg:desc></draw:frame>.</text:p>
      <text:p text:style-name="Text_20_body">Die Parameter<draw:frame draw:style-name="fr6" draw:name="Object104" text:anchor-type="as-char" svg:y="-0.386cm" svg:width="2.72cm" svg:height="0.542cm" draw:z-index="108"><draw:object xlink:href="./Object 105" xlink:type="simple" xlink:show="embed" xlink:actuate="onLoad"/><draw:image xlink:href="./ObjectReplacements/Object 105" xlink:type="simple" xlink:show="embed" xlink:actuate="onLoad"/><svg:desc>formula</svg:desc></draw:frame>sind also die Zählerkoeffizienten der<draw:frame draw:style-name="fr6" draw:name="Object105" text:anchor-type="as-char" svg:y="-0.386cm" svg:width="1.134cm" svg:height="0.542cm" draw:z-index="109"><draw:object xlink:href="./Object 106" xlink:type="simple" xlink:show="embed" xlink:actuate="onLoad"/><draw:image xlink:href="./ObjectReplacements/Object 106" xlink:type="simple" xlink:show="embed" xlink:actuate="onLoad"/><svg:desc>formula</svg:desc></draw:frame>.</text:p>
      <text:p text:style-name="Text_20_body">Die Bestimmungsgleichung für die Zustandsrückführung<draw:frame draw:style-name="fr6" draw:name="Object106" text:anchor-type="as-char" svg:y="-0.377cm" svg:width="0.497cm" svg:height="0.469cm" draw:z-index="110"><draw:object xlink:href="./Object 107" xlink:type="simple" xlink:show="embed" xlink:actuate="onLoad"/><draw:image xlink:href="./ObjectReplacements/Object 107" xlink:type="simple" xlink:show="embed" xlink:actuate="onLoad"/><svg:desc>formula</svg:desc></draw:frame>lautet:</text:p>
      <text:p text:style-name="P38"><draw:frame draw:style-name="fr6" draw:name="Object107" text:anchor-type="as-char" svg:y="-1.69cm" svg:width="5.803cm" svg:height="3.126cm" draw:z-index="111"><draw:object xlink:href="./Object 108" xlink:type="simple" xlink:show="embed" xlink:actuate="onLoad"/><draw:image xlink:href="./ObjectReplacements/Object 108" xlink:type="simple" xlink:show="embed" xlink:actuate="onLoad"/><svg:desc>formula</svg:desc></draw:frame>.</text:p>
      <text:p text:style-name="Text_20_body">Deshalb ist<draw:frame draw:style-name="fr6" draw:name="Object108" text:anchor-type="as-char" svg:y="-0.439cm" svg:width="1.849cm" svg:height="0.531cm" draw:z-index="112"><draw:object xlink:href="./Object 109" xlink:type="simple" xlink:show="embed" xlink:actuate="onLoad"/><draw:image xlink:href="./ObjectReplacements/Object 109" xlink:type="simple" xlink:show="embed" xlink:actuate="onLoad"/><svg:desc>formula</svg:desc></draw:frame>eine notwendige Bedingung für die Anwendung des Verfahrens.</text:p>
      <text:p text:style-name="P48"><text:soft-page-break/>2.2.3 Der PI-Zustandsregler</text:p>
      <text:p text:style-name="P48">2.2.4 Polvorgabe und optimale Regelung</text:p>
      <text:p text:style-name="P48"/>
      <text:p text:style-name="P46"/>
      <text:p text:style-name="P51"><text:span text:style-name="T14">3</text:span>. Aufgaben</text:p>
      <text:p text:style-name="P44"><text:span text:style-name="T22">3.1</text:span> <text:span text:style-name="T22">Vorarbeitende Aufgabe: Modellbildung des Hinterachsprüfstand</text:span></text:p>
      <text:p text:style-name="P33">Ermitteln Sie das mathematisches Zustandsraummodell des Hinterachsprüfstands aus dem mechanischen Ersatzschaltbild unter Berücksichtigung der Reibmomente des Differentialgetriebes.</text:p>
      <text:p text:style-name="P36">Antwort:</text:p>
      <text:p text:style-name="P33">Das Modell <text:s/>ist in folgender Form angegeben:</text:p>
      <text:p text:style-name="P34"><draw:frame draw:style-name="fr6" draw:name="Object10" text:anchor-type="as-char" svg:y="-0.377cm" svg:width="2.228cm" svg:height="0.469cm" draw:z-index="9"><draw:object xlink:href="./Object 10" xlink:type="simple" xlink:show="embed" xlink:actuate="onLoad"/><draw:image xlink:href="./ObjectReplacements/Object 10" xlink:type="simple" xlink:show="embed" xlink:actuate="onLoad"/><svg:desc>formula</svg:desc></draw:frame>,<draw:frame draw:style-name="fr6" draw:name="Object11" text:anchor-type="as-char" svg:y="-0.377cm" svg:width="1.404cm" svg:height="0.469cm" draw:z-index="10"><draw:object xlink:href="./Object 11" xlink:type="simple" xlink:show="embed" xlink:actuate="onLoad"/><draw:image xlink:href="./ObjectReplacements/Object 11" xlink:type="simple" xlink:show="embed" xlink:actuate="onLoad"/><svg:desc>formula</svg:desc></draw:frame></text:p>
      <text:p text:style-name="P37">Als Zustandsgrößen sind die Windelgeschwindigkeit<draw:frame draw:style-name="fr6" draw:name="Object12" text:anchor-type="as-char" svg:y="-0.377cm" svg:width="0.66cm" svg:height="0.533cm" draw:z-index="11"><draw:object xlink:href="./Object 12" xlink:type="simple" xlink:show="embed" xlink:actuate="onLoad"/><draw:image xlink:href="./ObjectReplacements/Object 12" xlink:type="simple" xlink:show="embed" xlink:actuate="onLoad"/><svg:desc>formula</svg:desc></draw:frame>,<draw:frame draw:style-name="fr6" draw:name="Object13" text:anchor-type="as-char" svg:y="-0.377cm" svg:width="0.639cm" svg:height="0.533cm" draw:z-index="12"><draw:object xlink:href="./Object 13" xlink:type="simple" xlink:show="embed" xlink:actuate="onLoad"/><draw:image xlink:href="./ObjectReplacements/Object 13" xlink:type="simple" xlink:show="embed" xlink:actuate="onLoad"/><svg:desc>formula</svg:desc></draw:frame>und <draw:frame draw:style-name="fr6" draw:name="Object14" text:anchor-type="as-char" svg:y="-0.377cm" svg:width="0.603cm" svg:height="0.533cm" draw:z-index="13"><draw:object xlink:href="./Object 14" xlink:type="simple" xlink:show="embed" xlink:actuate="onLoad"/><draw:image xlink:href="./ObjectReplacements/Object 14" xlink:type="simple" xlink:show="embed" xlink:actuate="onLoad"/><svg:desc>formula</svg:desc></draw:frame>der Achsen und das Kardanwellenmoment<draw:frame draw:style-name="fr6" draw:name="Object15" text:anchor-type="as-char" svg:y="-0.377cm" svg:width="0.915cm" svg:height="0.533cm" draw:z-index="14"><draw:object xlink:href="./Object 15" xlink:type="simple" xlink:show="embed" xlink:actuate="onLoad"/><draw:image xlink:href="./ObjectReplacements/Object 15" xlink:type="simple" xlink:show="embed" xlink:actuate="onLoad"/><svg:desc>formula</svg:desc></draw:frame>zu wählen. Von ihnen sind das Kardanwellenmoment sowie die Winkelgeschwindigkeiten der linken und rechten Achsen Ausgangsgrößen, als Eingangsgrößen liegen die Momente<draw:frame draw:style-name="fr6" draw:name="Object16" text:anchor-type="as-char" svg:y="-0.377cm" svg:width="0.755cm" svg:height="0.533cm" draw:z-index="15"><draw:object xlink:href="./Object 16" xlink:type="simple" xlink:show="embed" xlink:actuate="onLoad"/><draw:image xlink:href="./ObjectReplacements/Object 16" xlink:type="simple" xlink:show="embed" xlink:actuate="onLoad"/><svg:desc>formula</svg:desc></draw:frame>,<draw:frame draw:style-name="fr6" draw:name="Object17" text:anchor-type="as-char" svg:y="-0.377cm" svg:width="0.734cm" svg:height="0.533cm" draw:z-index="16"><draw:object xlink:href="./Object 17" xlink:type="simple" xlink:show="embed" xlink:actuate="onLoad"/><draw:image xlink:href="./ObjectReplacements/Object 17" xlink:type="simple" xlink:show="embed" xlink:actuate="onLoad"/><svg:desc>formula</svg:desc></draw:frame>und<draw:frame draw:style-name="fr6" draw:name="Object18" text:anchor-type="as-char" svg:y="-0.377cm" svg:width="0.699cm" svg:height="0.533cm" draw:z-index="17"><draw:object xlink:href="./Object 18" xlink:type="simple" xlink:show="embed" xlink:actuate="onLoad"/><draw:image xlink:href="./ObjectReplacements/Object 18" xlink:type="simple" xlink:show="embed" xlink:actuate="onLoad"/><svg:desc>formula</svg:desc></draw:frame>an den Achsen vor. </text:p>
      <text:p text:style-name="P17"><draw:frame draw:style-name="fr6" draw:name="Object145" text:anchor-type="as-char" svg:y="-1.348cm" svg:width="1.789cm" svg:height="2.51cm" draw:z-index="18"><draw:object xlink:href="./Object 19" xlink:type="simple" xlink:show="embed" xlink:actuate="onLoad"/><draw:image xlink:href="./ObjectReplacements/Object 19" xlink:type="simple" xlink:show="embed" xlink:actuate="onLoad"/><svg:desc>formula</svg:desc></draw:frame>,<draw:frame draw:style-name="fr6" draw:name="Object19" text:anchor-type="as-char" svg:y="-1.034cm" svg:width="1.614cm" svg:height="1.88cm" draw:z-index="19"><draw:object xlink:href="./Object 20" xlink:type="simple" xlink:show="embed" xlink:actuate="onLoad"/><draw:image xlink:href="./ObjectReplacements/Object 20" xlink:type="simple" xlink:show="embed" xlink:actuate="onLoad"/><svg:desc>formula</svg:desc></draw:frame>,<draw:frame draw:style-name="fr6" draw:name="Object20" text:anchor-type="as-char" svg:y="-1.034cm" svg:width="1.824cm" svg:height="1.88cm" draw:z-index="20"><draw:object xlink:href="./Object 21" xlink:type="simple" xlink:show="embed" xlink:actuate="onLoad"/><draw:image xlink:href="./ObjectReplacements/Object 21" xlink:type="simple" xlink:show="embed" xlink:actuate="onLoad"/><svg:desc>formula</svg:desc></draw:frame></text:p>
      <text:p text:style-name="P18">Zuerst wird das System in die eingezeichneten Teilsysteme (gestrichelte Linien) zerlegen.</text:p>
      <text:p text:style-name="P19"><draw:frame draw:style-name="fr2" draw:name="Image6" text:anchor-type="as-char" svg:width="10.592cm" svg:height="8.015cm" draw:z-index="100"><draw:image xlink:href="Pictures/1000020100000255000001C2E68D2B97F8CA1703.png" xlink:type="simple" xlink:show="embed" xlink:actuate="onLoad"/></draw:frame></text:p>
      <text:p text:style-name="P21">Abbildung 3.1 Das mechanische Ersatzschaltbild der Strecke</text:p>
      <text:p text:style-name="P18">Für die ersten drei Teilsysteme ist der Drehimpuls die Erhaltungsgröße:</text:p>
      <text:p text:style-name="P19"><text:soft-page-break/><draw:frame draw:style-name="fr6" draw:name="Object21" text:anchor-type="as-char" svg:y="-0.623cm" svg:width="4.429cm" svg:height="1.002cm" draw:z-index="47"><draw:object xlink:href="./Object 23" xlink:type="simple" xlink:show="embed" xlink:actuate="onLoad"/><draw:image xlink:href="./ObjectReplacements/Object 23" xlink:type="simple" xlink:show="embed" xlink:actuate="onLoad"/><svg:desc>formula</svg:desc></draw:frame></text:p>
      <text:p text:style-name="P18">Die vierte Zustandsdifferentialgleichung lässt sich mit dem linearen Federgesetz </text:p>
      <text:p text:style-name="P19"><draw:frame draw:style-name="fr6" draw:name="Object22" text:anchor-type="as-char" svg:y="-0.377cm" svg:width="2.006cm" svg:height="0.533cm" draw:z-index="69"><draw:object xlink:href="./Object 24" xlink:type="simple" xlink:show="embed" xlink:actuate="onLoad"/><draw:image xlink:href="./ObjectReplacements/Object 24" xlink:type="simple" xlink:show="embed" xlink:actuate="onLoad"/><svg:desc>formula</svg:desc></draw:frame></text:p>
      <text:p text:style-name="P20">ermitteln.</text:p>
      <text:p text:style-name="P18">Für <text:span text:style-name="T29">die Torsion der Kardanwelle gilt der Zusammenhang:</text:span></text:p>
      <text:p text:style-name="P19"><draw:frame draw:style-name="fr6" draw:name="Object23" text:anchor-type="as-char" svg:y="-0.377cm" svg:width="2.385cm" svg:height="0.533cm" draw:z-index="21"><draw:object xlink:href="./Object 22" xlink:type="simple" xlink:show="embed" xlink:actuate="onLoad"/><draw:image xlink:href="./ObjectReplacements/Object 22" xlink:type="simple" xlink:show="embed" xlink:actuate="onLoad"/><svg:desc>formula</svg:desc></draw:frame></text:p>
      <text:p text:style-name="P23">Das in Abbildung 3.2 dargestellte ideale Differentialgetriebe teilt das von der Kardanwelle übertragene Moment gemäß</text:p>
      <text:p text:style-name="P21"><draw:frame draw:style-name="fr6" draw:name="Object24" text:anchor-type="as-char" svg:y="-0.623cm" svg:width="4.089cm" svg:height="1.002cm" draw:z-index="24"><draw:object xlink:href="./Object 25" xlink:type="simple" xlink:show="embed" xlink:actuate="onLoad"/><draw:image xlink:href="./ObjectReplacements/Object 25" xlink:type="simple" xlink:show="embed" xlink:actuate="onLoad"/><svg:desc>formula</svg:desc></draw:frame></text:p>
      <text:p text:style-name="P23">auf. <text:span text:style-name="T30">Für </text:span>das vorliegende Differential gilt <draw:frame draw:style-name="fr6" draw:name="Object25" text:anchor-type="as-char" svg:y="-0.377cm" svg:width="0.684cm" svg:height="0.469cm" draw:z-index="25"><draw:object xlink:href="./Object 26" xlink:type="simple" xlink:show="embed" xlink:actuate="onLoad"/><draw:image xlink:href="./ObjectReplacements/Object 26" xlink:type="simple" xlink:show="embed" xlink:actuate="onLoad"/><svg:desc>formula</svg:desc></draw:frame>=1. Deshalb gilt</text:p>
      <text:p text:style-name="P21"><draw:frame draw:style-name="fr6" draw:name="Object26" text:anchor-type="as-char" svg:y="-0.623cm" svg:width="3.715cm" svg:height="1.002cm" draw:z-index="82"><draw:object xlink:href="./Object 27" xlink:type="simple" xlink:show="embed" xlink:actuate="onLoad"/><draw:image xlink:href="./ObjectReplacements/Object 27" xlink:type="simple" xlink:show="embed" xlink:actuate="onLoad"/><svg:desc>formula</svg:desc></draw:frame></text:p>
      <text:p text:style-name="P21"><draw:frame draw:style-name="fr3" draw:name="Image1" text:anchor-type="as-char" svg:width="12.933cm" svg:height="5.828cm" draw:z-index="26"><draw:image xlink:href="Pictures/10000201000002A00000012C3A8DE8FF4EBDD499.png" xlink:type="simple" xlink:show="embed" xlink:actuate="onLoad"/></draw:frame></text:p>
      <text:p text:style-name="P21">Abbildung 3.2 Aufbau des Differentialgetriebes</text:p>
      <text:p text:style-name="P21"><draw:frame draw:style-name="fr4" draw:name="Image5" text:anchor-type="as-char" svg:width="7.35cm" style:rel-width="43%" svg:height="4.35cm" style:rel-height="scale" draw:z-index="27"><draw:image xlink:href="Pictures/10000201000001F30000012195794B28C833BB3F.png" xlink:type="simple" xlink:show="embed" xlink:actuate="onLoad"/></draw:frame></text:p>
      <text:p text:style-name="P21">Abbildung 3.3 Ersatzschaltbild des Differentialgetriebes</text:p>
      <text:p text:style-name="P23">Das über das Antriebskegelgrad angetriebene Tellerad dreht sich mithilfe</text:p>
      <text:p text:style-name="P21"><draw:frame draw:style-name="fr6" draw:name="Object27" text:anchor-type="as-char" svg:y="-0.684cm" svg:width="2.238cm" svg:height="1.065cm" draw:z-index="30"><draw:object xlink:href="./Object 28" xlink:type="simple" xlink:show="embed" xlink:actuate="onLoad"/><draw:image xlink:href="./ObjectReplacements/Object 28" xlink:type="simple" xlink:show="embed" xlink:actuate="onLoad"/><svg:desc>formula</svg:desc></draw:frame></text:p>
      <text:p text:style-name="P23"><text:soft-page-break/>und ist mit dem Gehäuse des Differentialgetriebes fest verbunden. Die Reibmomente eines realen Differentialgetriebes können in zwei Anteile aufgeteilt werden:</text:p>
      <text:p text:style-name="P24">Der äußere Teil der Reibung ist abhängig von der Winkelgeschwindigkeit<draw:frame draw:style-name="fr6" draw:name="Object28" text:anchor-type="as-char" svg:y="-0.377cm" svg:width="0.669cm" svg:height="0.533cm" draw:z-index="31"><draw:object xlink:href="./Object 29" xlink:type="simple" xlink:show="embed" xlink:actuate="onLoad"/><draw:image xlink:href="./ObjectReplacements/Object 29" xlink:type="simple" xlink:show="embed" xlink:actuate="onLoad"/><svg:desc>formula</svg:desc></draw:frame>, während der innere Anteil von der Differenz der Windelgeschwindigkeiten<draw:frame draw:style-name="fr6" draw:name="Object29" text:anchor-type="as-char" svg:y="-0.377cm" svg:width="0.639cm" svg:height="0.533cm" draw:z-index="32"><draw:object xlink:href="./Object 30" xlink:type="simple" xlink:show="embed" xlink:actuate="onLoad"/><draw:image xlink:href="./ObjectReplacements/Object 30" xlink:type="simple" xlink:show="embed" xlink:actuate="onLoad"/><svg:desc>formula</svg:desc></draw:frame><text:span text:style-name="T31">und</text:span><text:span text:style-name="T31"><draw:frame draw:style-name="fr6" draw:name="Object30" text:anchor-type="as-char" svg:y="-0.377cm" svg:width="0.603cm" svg:height="0.533cm" draw:z-index="33"><draw:object xlink:href="./Object 31" xlink:type="simple" xlink:show="embed" xlink:actuate="onLoad"/><draw:image xlink:href="./ObjectReplacements/Object 31" xlink:type="simple" xlink:show="embed" xlink:actuate="onLoad"/><svg:desc>formula</svg:desc></draw:frame></text:span><text:span text:style-name="T31"> abhängt. Das </text:span>äußere <text:span text:style-name="T31">Reibmoment</text:span><text:span text:style-name="T31"><draw:frame draw:style-name="fr6" draw:name="Object33" text:anchor-type="as-char" svg:y="-0.377cm" svg:width="1.042cm" svg:height="0.533cm" draw:z-index="57"><draw:object xlink:href="./Object 34" xlink:type="simple" xlink:show="embed" xlink:actuate="onLoad"/><draw:image xlink:href="./ObjectReplacements/Object 34" xlink:type="simple" xlink:show="embed" xlink:actuate="onLoad"/><svg:desc>formula</svg:desc></draw:frame></text:span><text:span text:style-name="T31">，das jeweils auf die rechte bzw. linke Achse wirkt, berechnet sich zu</text:span></text:p>
      <text:p text:style-name="P22"><draw:frame draw:style-name="fr6" draw:name="Object31" text:anchor-type="as-char" svg:y="-0.623cm" svg:width="3.191cm" svg:height="1.002cm" draw:z-index="67"><draw:object xlink:href="./Object 32" xlink:type="simple" xlink:show="embed" xlink:actuate="onLoad"/><draw:image xlink:href="./ObjectReplacements/Object 32" xlink:type="simple" xlink:show="embed" xlink:actuate="onLoad"/></draw:frame>,</text:p>
      <text:p text:style-name="P22"><draw:frame draw:style-name="fr6" draw:name="Object32" text:anchor-type="as-char" svg:y="-0.623cm" svg:width="3.156cm" svg:height="1.002cm" draw:z-index="34"><draw:object xlink:href="./Object 33" xlink:type="simple" xlink:show="embed" xlink:actuate="onLoad"/><draw:image xlink:href="./ObjectReplacements/Object 33" xlink:type="simple" xlink:show="embed" xlink:actuate="onLoad"/><svg:desc>formula</svg:desc></draw:frame>.</text:p>
      <text:p text:style-name="P25">Die inneren Reibmomente<draw:frame draw:style-name="fr6" draw:name="Object34" text:anchor-type="as-char" svg:y="-0.377cm" svg:width="0.982cm" svg:height="0.533cm" draw:z-index="36"><draw:object xlink:href="./Object 35" xlink:type="simple" xlink:show="embed" xlink:actuate="onLoad"/><draw:image xlink:href="./ObjectReplacements/Object 35" xlink:type="simple" xlink:show="embed" xlink:actuate="onLoad"/><svg:desc>formula</svg:desc></draw:frame>wirken ebenfalls jeweils ausschließlich auf die rechte bzw. linke Achse. Es gilt</text:p>
      <text:p text:style-name="P26"><draw:frame draw:style-name="fr6" draw:name="Object35" text:anchor-type="as-char" svg:y="-0.386cm" svg:width="3.239cm" svg:height="0.542cm" draw:z-index="38"><draw:object xlink:href="./Object 36" xlink:type="simple" xlink:show="embed" xlink:actuate="onLoad"/><draw:image xlink:href="./ObjectReplacements/Object 36" xlink:type="simple" xlink:show="embed" xlink:actuate="onLoad"/><svg:desc>formula</svg:desc></draw:frame>,</text:p>
      <text:p text:style-name="P26"><draw:frame draw:style-name="fr6" draw:name="Object36" text:anchor-type="as-char" svg:y="-0.386cm" svg:width="3.17cm" svg:height="0.542cm" draw:z-index="39"><draw:object xlink:href="./Object 37" xlink:type="simple" xlink:show="embed" xlink:actuate="onLoad"/><draw:image xlink:href="./ObjectReplacements/Object 37" xlink:type="simple" xlink:show="embed" xlink:actuate="onLoad"/><svg:desc>formula</svg:desc></draw:frame>.</text:p>
      <text:p text:style-name="P24"><draw:frame draw:style-name="fr6" draw:name="Object37" text:anchor-type="as-char" svg:y="-0.377cm" svg:width="0.686cm" svg:height="0.533cm" draw:z-index="40"><draw:object xlink:href="./Object 38" xlink:type="simple" xlink:show="embed" xlink:actuate="onLoad"/><draw:image xlink:href="./ObjectReplacements/Object 38" xlink:type="simple" xlink:show="embed" xlink:actuate="onLoad"/><svg:desc>formula</svg:desc></draw:frame><text:span text:style-name="T31">und</text:span><text:span text:style-name="T31"><draw:frame draw:style-name="fr6" draw:name="Object38" text:anchor-type="as-char" svg:y="-0.377cm" svg:width="0.631cm" svg:height="0.533cm" draw:z-index="41"><draw:object xlink:href="./Object 39" xlink:type="simple" xlink:show="embed" xlink:actuate="onLoad"/><draw:image xlink:href="./ObjectReplacements/Object 39" xlink:type="simple" xlink:show="embed" xlink:actuate="onLoad"/><svg:desc>formula</svg:desc></draw:frame></text:span><text:span text:style-name="T31">stellen dabei die dynamischen Reibkoeffizienten außen und innen am Differentialgetriebe dar.</text:span></text:p>
      <text:p text:style-name="P27">Zur Vereinfachung werden die folgende Bezeichnungen bei der Aufstellung der Zustandsdifferentialgleichungen benutzt:</text:p>
      <text:p text:style-name="P27">Teilsystem rechter Motor:<draw:frame draw:style-name="fr6" draw:name="Object39" text:anchor-type="as-char" svg:y="-0.623cm" svg:width="3.463cm" svg:height="1.002cm" draw:z-index="42"><draw:object xlink:href="./Object 40" xlink:type="simple" xlink:show="embed" xlink:actuate="onLoad"/><draw:image xlink:href="./ObjectReplacements/Object 40" xlink:type="simple" xlink:show="embed" xlink:actuate="onLoad"/><svg:desc>formula</svg:desc></draw:frame>,</text:p>
      <text:p text:style-name="P27"><text:s text:c="40"/><draw:frame draw:style-name="fr6" draw:name="Object40" text:anchor-type="as-char" svg:y="-0.623cm" svg:width="2.896cm" svg:height="1.002cm" draw:z-index="43"><draw:object xlink:href="./Object 41" xlink:type="simple" xlink:show="embed" xlink:actuate="onLoad"/><draw:image xlink:href="./ObjectReplacements/Object 41" xlink:type="simple" xlink:show="embed" xlink:actuate="onLoad"/></draw:frame>,</text:p>
      <text:p text:style-name="P27">Teilsystem linker Motor: <text:s/><draw:frame draw:style-name="fr6" draw:name="Object41" text:anchor-type="as-char" svg:y="-0.623cm" svg:width="3.321cm" svg:height="1.002cm" draw:z-index="44"><draw:object xlink:href="./Object 42" xlink:type="simple" xlink:show="embed" xlink:actuate="onLoad"/><draw:image xlink:href="./ObjectReplacements/Object 42" xlink:type="simple" xlink:show="embed" xlink:actuate="onLoad"/></draw:frame>,</text:p>
      <text:p text:style-name="P27"><text:s text:c="40"/><draw:frame draw:style-name="fr6" draw:name="Object42" text:anchor-type="as-char" svg:y="-0.623cm" svg:width="2.792cm" svg:height="1.002cm" draw:z-index="45"><draw:object xlink:href="./Object 43" xlink:type="simple" xlink:show="embed" xlink:actuate="onLoad"/><draw:image xlink:href="./ObjectReplacements/Object 43" xlink:type="simple" xlink:show="embed" xlink:actuate="onLoad"/><svg:desc>formula</svg:desc></draw:frame>,</text:p>
      <text:p text:style-name="P46">3.3.3 Entkopplung mit überlagerter PID-Regelung</text:p>
      <text:p text:style-name="Text_20_body">Um die reine Entkopplungsregelung robuster gegenüber äußeren Störungen und Modellungenauigkeiten zu gestalten, wird nun den drei entkoppelten Strecken jeweils ein PID-Regler vorgeschaltet.</text:p>
      <text:p text:style-name="Text_20_body">(a) Zeichnen Sie die Struktur des so geregelten Systems.</text:p>
      <text:p text:style-name="Text_20_body">(b) Entwerfen Sie für jedes der drei Teilsysteme einen PI/PID-Regler, der die Einhaltung der Spezifikation auch bei Störungen und Parameterschwankungen sichert. Bestimmen Sie die PI/PID-Regler in der Form (3.1).</text:p>
      <text:p text:style-name="P35">Antwort:</text:p>
      <text:p text:style-name="P73">(a) Die Struktur des so geregelten Systems ist <text:span text:style-name="T25">in folgendem Bild 3-1 dargestellt. </text:span></text:p>
      <text:p text:style-name="P39"><text:soft-page-break/><draw:frame draw:style-name="fr5" draw:name="Image2" text:anchor-type="as-char" svg:width="12.855cm" svg:height="4.184cm" draw:z-index="113"><draw:image xlink:href="Pictures/10002F85000052240000742050CE3293D0EC9797.svg" xlink:type="simple" xlink:show="embed" xlink:actuate="onLoad"/><draw:image xlink:href="Pictures/100002010000025300000349592A928063D3F82E.png" xlink:type="simple" xlink:show="embed" xlink:actuate="onLoad"/></draw:frame></text:p>
      <text:p text:style-name="P39">Abbildung 3.1: Struktur des Systems mit PID-Regler</text:p>
      <text:p text:style-name="Title2"/>
      <text:p text:style-name="P45">3.3.4 PI-Zustandsregelung</text:p>
      <text:p text:style-name="Text_20_body">Eine weitere Möglichkeit das System gemäß den Spezifikationen zu regeln, besteht im Entwurf eines PI-Zustandsreglers. Dieser ist im Programm Hiachs 2008 bereits implementiert. Als Entwurfsparameter dient Ihnen die Vorgabe einer geeigneten Polkonfiguration.</text:p>
      <text:p text:style-name="Text_20_body">(a) Berechnen Sie die Streckenpole des Modells.</text:p>
      <text:p text:style-name="Text_20_body">(b) Machen Sie sich klar wie viele Pole vorgegeben werden müssen. Beachten Sie hierbei, dass sich die Ordnung des Systems durch die erweiterte Zustandsrückführung verändert hat. Geben Sie eine geeignete Polkonfiguration vor, unter Beachtung der berechneten Streckenpole.</text:p>
      <text:p text:style-name="Text_20_body">(c) Berechnen Sie nun die theoretisch optimale Polkonfiguration mit Hilfe der Matrix-Riccati-Gleichung. Hinweis: In MATLAB mit der Funktion lqr() zu lösen.</text:p>
      <text:p text:style-name="Text_20_body">(d) Vergleichen Sie die beiden Möglichkeiten zur Bestimmung der Pole (Polvorgabe und Riccati-Regler) und beschreiben Sie Ihr Vorgehen bei der Wahl der Parameter.</text:p>
      <text:p text:style-name="Text_20_body"/>
      <text:p text:style-name="P52"><text:span text:style-name="T27">4</text:span><text:span text:style-name="T26">. Auftretende Probleme </text:span><text:span text:style-name="T28">beim Test</text:span><text:span text:style-name="T26"> und Diskussion</text:span></text:p>
      <text:p text:style-name="P15"/>
      <text:p text:style-name="P50"><text:span text:style-name="T18">5</text:span><text:span text:style-name="T17">. Literatur</text:span></text:p>
      <text:p text:style-name="P40">[1] FÖLLINGER, OTTO: Regelungstechnik. VDE Verlag, Berlin, 12. Auflage,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076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Arial"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4" style:font-family-asian="Arial"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423cm" fo:margin-bottom="0cm" loext: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102cm" fo:margin-bottom="0.203cm" loext: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cm" fo:padding-right="0cm" fo:padding-top="0cm" fo:padding-bottom="0.035cm" fo:border-left="none" fo:border-right="none" fo:border-top="none" fo:border-bottom="0.74pt solid #00000a">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4" style:font-family-asian="Arial" style:font-family-generic-asian="system" style:font-pitch-asian="variable" style:font-size-asian="18pt" style:font-weight-asian="bold" style:font-name-complex="Arial4"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4" style:font-family-asian="Arial" style:font-family-generic-asian="system" style:font-pitch-asian="variable" style:font-size-asian="12pt" style:font-name-complex="Arial4"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80caab" officeooo:paragraph-rsid="0080caa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3cm" fo:margin-left="0cm" fo:margin-right="0cm" fo:margin-bottom="0.63cm"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9</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5.1.4.2$Linux_x86 LibreOffice_project/10m0$Build-2</meta:generator>
    <dc:date>2017-01-12T15:31:00.559611917</dc:date>
    <meta:editing-duration>PT11H33M56S</meta:editing-duration>
    <meta:editing-cycles>84</meta:editing-cycles>
    <meta:document-statistic meta:table-count="4" meta:image-count="5" meta:object-count="109" meta:page-count="11" meta:paragraph-count="209" meta:word-count="1600" meta:character-count="13773" meta:non-whitespace-character-count="11987"/>
  </office:meta>
</office:document-meta>
</file>

<file path=Object 1/content.xml><?xml version="1.0" encoding="utf-8"?>
<math xmlns="http://www.w3.org/1998/Math/MathML" display="block">
  <semantics>
    <mrow>
      <munder accentunder="true">
        <mi>G</mi>
        <mo>̲</mo>
      </munder>
      <mrow>
        <mo fence="true" stretchy="false">(</mo>
        <mrow>
          <mi>s</mi>
        </mrow>
        <mo fence="true" stretchy="false">)</mo>
      </mrow>
    </mrow>
    <annotation encoding="StarMath 5.0">underline G( s )</annotation>
  </semantics>
</math>
</file>

<file path=Object 10/content.xml><?xml version="1.0" encoding="utf-8"?>
<math xmlns="http://www.w3.org/1998/Math/MathML" display="block">
  <semantics>
    <mrow>
      <mrow>
        <mover accent="true">
          <munder accentunder="true">
            <mi>x</mi>
            <mo>̲</mo>
          </munder>
          <mo stretchy="false">˙</mo>
        </mover>
        <mo stretchy="false">=</mo>
        <munder accentunder="true">
          <mi>A</mi>
          <mo>̲</mo>
        </munder>
      </mrow>
      <mrow>
        <munder accentunder="true">
          <mi>x</mi>
          <mo>̲</mo>
        </munder>
        <mo stretchy="false">+</mo>
        <munder accentunder="true">
          <mi>B</mi>
          <mo>̲</mo>
        </munder>
      </mrow>
      <munder accentunder="true">
        <mi>u</mi>
        <mo>̲</mo>
      </munder>
    </mrow>
    <annotation encoding="StarMath 5.0">dot underline x=underline A underline x + underline B underline u</annotation>
  </semantics>
</math>
</file>

<file path=Object 100/content.xml><?xml version="1.0" encoding="utf-8"?>
<math xmlns="http://www.w3.org/1998/Math/MathML" display="block">
  <semantics>
    <munder accentunder="true">
      <msup>
        <mi>D</mi>
        <mtext>*</mtext>
      </msup>
      <mo>̲</mo>
    </munder>
    <annotation encoding="StarMath 5.0">underline D rsup {"*"}</annotation>
  </semantics>
</math>
</file>

<file path=Object 101/content.xml><?xml version="1.0" encoding="utf-8"?>
<math xmlns="http://www.w3.org/1998/Math/MathML" display="block">
  <semantics>
    <mrow>
      <munder accentunder="true">
        <msup>
          <mi>D</mi>
          <mtext>*</mtext>
        </msup>
        <mo>̲</mo>
      </munder>
      <mo stretchy="false">=</mo>
      <mrow>
        <mo fence="true" stretchy="true">[</mo>
        <mrow>
          <mtable>
            <mtr>
              <mtd>
                <mrow>
                  <munder accentunder="true">
                    <msubsup>
                      <mi>c</mi>
                      <mn>1</mn>
                      <mi>T</mi>
                    </msubsup>
                    <mo>̲</mo>
                  </munder>
                  <msup>
                    <munder accentunder="true">
                      <mi>A</mi>
                      <mo>̲</mo>
                    </munder>
                    <mrow>
                      <msub>
                        <mi mathvariant="normal">δ</mi>
                        <mn>1</mn>
                      </msub>
                      <mo stretchy="false">−</mo>
                      <mn>1</mn>
                    </mrow>
                  </msup>
                  <munder accentunder="true">
                    <mi>B</mi>
                    <mo>̲</mo>
                  </munder>
                </mrow>
              </mtd>
            </mtr>
            <mtr>
              <mtd>
                <mo stretchy="false">⋮</mo>
              </mtd>
            </mtr>
            <mtr>
              <mtd>
                <mrow>
                  <munder accentunder="true">
                    <msubsup>
                      <mi>c</mi>
                      <mi>p</mi>
                      <mi>T</mi>
                    </msubsup>
                    <mo>̲</mo>
                  </munder>
                  <msup>
                    <munder accentunder="true">
                      <mi>A</mi>
                      <mo>̲</mo>
                    </munder>
                    <mrow>
                      <msub>
                        <mi mathvariant="normal">δ</mi>
                        <mi>p</mi>
                      </msub>
                      <mo stretchy="false">−</mo>
                      <mn>1</mn>
                    </mrow>
                  </msup>
                  <munder accentunder="true">
                    <mi>B</mi>
                    <mo>̲</mo>
                  </munder>
                </mrow>
              </mtd>
            </mtr>
          </mtable>
        </mrow>
        <mo fence="true" stretchy="true">]</mo>
      </mrow>
    </mrow>
    <annotation encoding="StarMath 5.0">underline D ^"*" = left [  matrix{{underline{ c }rsub{ 1 }^T {underline{ A }}^{ { %delta }rsub{1} -1} underline{ B }}## dotsvert ##{underline{ c }rsub{ p }^T {underline{ A }}^{ { %delta }rsub{p} -1} underline{ B }}}right ]</annotation>
  </semantics>
</math>
</file>

<file path=Object 102/content.xml><?xml version="1.0" encoding="utf-8"?>
<math xmlns="http://www.w3.org/1998/Math/MathML" display="block">
  <semantics>
    <munder accentunder="true">
      <mi>S</mi>
      <mo>̲</mo>
    </munder>
    <annotation encoding="StarMath 5.0">underline S</annotation>
  </semantics>
</math>
</file>

<file path=Object 103/content.xml><?xml version="1.0" encoding="utf-8"?>
<math xmlns="http://www.w3.org/1998/Math/MathML" display="block">
  <semantics>
    <mrow>
      <mrow>
        <munder accentunder="true">
          <mi>S</mi>
          <mo>̲</mo>
        </munder>
        <mo stretchy="false">=</mo>
        <msup>
          <mrow>
            <mo fence="true" stretchy="false">(</mo>
            <mrow>
              <munder accentunder="true">
                <msup>
                  <mi>D</mi>
                  <mtext>*</mtext>
                </msup>
                <mo>̲</mo>
              </munder>
            </mrow>
            <mo fence="true" stretchy="false">)</mo>
          </mrow>
          <mrow>
            <mo stretchy="false">−</mo>
            <mn>1</mn>
          </mrow>
        </msup>
      </mrow>
      <munder accentunder="true">
        <mi>K</mi>
        <mo>̲</mo>
      </munder>
    </mrow>
    <annotation encoding="StarMath 5.0">underline S = ( underline D rsup "*" ) ^ { -1 } underline K</annotation>
  </semantics>
</math>
</file>

<file path=Object 104/content.xml><?xml version="1.0" encoding="utf-8"?>
<math xmlns="http://www.w3.org/1998/Math/MathML" display="block">
  <semantics>
    <mrow>
      <munder accentunder="true">
        <mi>K</mi>
        <mo>̲</mo>
      </munder>
      <mo stretchy="false">=</mo>
      <mrow>
        <mo fence="true" stretchy="true">[</mo>
        <mrow>
          <mtable>
            <mtr>
              <mtd>
                <msub>
                  <mi>M</mi>
                  <mn>10</mn>
                </msub>
              </mtd>
              <mtd>
                <mn>0</mn>
              </mtd>
              <mtd>
                <mo stretchy="false">…</mo>
              </mtd>
              <mtd>
                <mn>0</mn>
              </mtd>
            </mtr>
            <mtr>
              <mtd>
                <mn>0</mn>
              </mtd>
              <mtd>
                <msub>
                  <mi>M</mi>
                  <mn>20</mn>
                </msub>
              </mtd>
              <mtd>
                <mo stretchy="false">…</mo>
              </mtd>
              <mtd>
                <mn>0</mn>
              </mtd>
            </mtr>
            <mtr>
              <mtd>
                <mo stretchy="false">⋮</mo>
              </mtd>
              <mtd>
                <mo stretchy="false">⋮</mo>
              </mtd>
              <mtd>
                <mo stretchy="false">⋱</mo>
              </mtd>
              <mtd>
                <mo stretchy="false">⋮</mo>
              </mtd>
            </mtr>
            <mtr>
              <mtd>
                <mn>0</mn>
              </mtd>
              <mtd>
                <mn>0</mn>
              </mtd>
              <mtd>
                <mo stretchy="false">…</mo>
              </mtd>
              <mtd>
                <msub>
                  <mi>M</mi>
                  <mrow>
                    <mi>p</mi>
                    <mn>0</mn>
                  </mrow>
                </msub>
              </mtd>
            </mtr>
          </mtable>
        </mrow>
        <mo fence="true" stretchy="true">]</mo>
      </mrow>
    </mrow>
    <annotation encoding="StarMath 5.0">underline K = left[  matrix{{M rsub{10}}# 0 # dotslow #0##0#{M rsub{20}} # dotslow #0## dotsvert # dotsvert # dotsdown # dotsvert ##0#0# dotslow #{M rsub{p0}}} right ]</annotation>
  </semantics>
</math>
</file>

<file path=Object 105/content.xml><?xml version="1.0" encoding="utf-8"?>
<math xmlns="http://www.w3.org/1998/Math/MathML" display="block">
  <semantics>
    <munder accentunder="true">
      <mi>S</mi>
      <mo>̲</mo>
    </munder>
    <annotation encoding="StarMath 5.0">underline S</annotation>
  </semantics>
</math>
</file>

<file path=Object 106/content.xml><?xml version="1.0" encoding="utf-8"?>
<math xmlns="http://www.w3.org/1998/Math/MathML" display="block">
  <semantics>
    <munder accentunder="true">
      <mi>S</mi>
      <mo>̲</mo>
    </munder>
    <annotation encoding="StarMath 5.0">underline S</annotation>
  </semantics>
</math>
</file>

<file path=Object 107/content.xml><?xml version="1.0" encoding="utf-8"?>
<math xmlns="http://www.w3.org/1998/Math/MathML" display="block">
  <semantics>
    <munder accentunder="true">
      <mi>R</mi>
      <mo>̲</mo>
    </munder>
    <annotation encoding="StarMath 5.0">underline R</annotation>
  </semantics>
</math>
</file>

<file path=Object 108/content.xml><?xml version="1.0" encoding="utf-8"?>
<math xmlns="http://www.w3.org/1998/Math/MathML" display="block">
  <semantics>
    <mrow>
      <mrow>
        <munder accentunder="true">
          <mi>R</mi>
          <mo>̲</mo>
        </munder>
        <mo stretchy="false">=</mo>
        <msup>
          <mrow>
            <mo fence="true" stretchy="false">(</mo>
            <mrow>
              <msup>
                <munder accentunder="true">
                  <mi>D</mi>
                  <mo>̲</mo>
                </munder>
                <mtext>*</mtext>
              </msup>
            </mrow>
            <mo fence="true" stretchy="false">)</mo>
          </mrow>
          <mrow>
            <mo stretchy="false">−</mo>
            <mn>1</mn>
          </mrow>
        </msup>
      </mrow>
      <mrow>
        <mo fence="true" stretchy="true">[</mo>
        <mrow>
          <mtable>
            <mtr>
              <mtd>
                <mrow>
                  <msubsup>
                    <munder accentunder="true">
                      <mi>c</mi>
                      <mo>̲</mo>
                    </munder>
                    <mn>1</mn>
                    <mi>T</mi>
                  </msubsup>
                  <mrow>
                    <msup>
                      <munder accentunder="true">
                        <mi>A</mi>
                        <mo>̲</mo>
                      </munder>
                      <msub>
                        <mi mathvariant="normal">δ</mi>
                        <mn>1</mn>
                      </msub>
                    </msup>
                    <mo stretchy="false">+</mo>
                    <mrow>
                      <munderover>
                        <mo stretchy="false">∑</mo>
                        <mrow>
                          <mi>v</mi>
                          <mo stretchy="false">=</mo>
                          <mn>0</mn>
                        </mrow>
                        <mrow>
                          <msub>
                            <mi mathvariant="normal">δ</mi>
                            <mn>1</mn>
                          </msub>
                          <mo stretchy="false">−</mo>
                          <mn>1</mn>
                        </mrow>
                      </munderover>
                      <msub>
                        <mi>M</mi>
                        <mrow>
                          <mn>1</mn>
                          <mi>v</mi>
                        </mrow>
                      </msub>
                    </mrow>
                  </mrow>
                  <msubsup>
                    <munder accentunder="true">
                      <mi>c</mi>
                      <mo>̲</mo>
                    </munder>
                    <mn>1</mn>
                    <mi>T</mi>
                  </msubsup>
                  <msup>
                    <munder accentunder="true">
                      <mi>A</mi>
                      <mo>̲</mo>
                    </munder>
                    <mi>v</mi>
                  </msup>
                </mrow>
              </mtd>
            </mtr>
            <mtr>
              <mtd>
                <mo stretchy="false">⋮</mo>
              </mtd>
            </mtr>
            <mtr>
              <mtd>
                <mrow>
                  <msubsup>
                    <munder accentunder="true">
                      <mi>c</mi>
                      <mo>̲</mo>
                    </munder>
                    <mi>p</mi>
                    <mi>T</mi>
                  </msubsup>
                  <mrow>
                    <msup>
                      <munder accentunder="true">
                        <mi>A</mi>
                        <mo>̲</mo>
                      </munder>
                      <msub>
                        <mi mathvariant="normal">δ</mi>
                        <mi>p</mi>
                      </msub>
                    </msup>
                    <mo stretchy="false">+</mo>
                    <mrow>
                      <munderover>
                        <mo stretchy="false">∑</mo>
                        <mrow>
                          <mi>v</mi>
                          <mo stretchy="false">=</mo>
                          <mn>0</mn>
                        </mrow>
                        <mrow>
                          <msub>
                            <mi mathvariant="normal">δ</mi>
                            <mi>p</mi>
                          </msub>
                          <mo stretchy="false">−</mo>
                          <mn>1</mn>
                        </mrow>
                      </munderover>
                      <msub>
                        <mi>M</mi>
                        <mi mathvariant="italic">pv</mi>
                      </msub>
                    </mrow>
                  </mrow>
                  <msubsup>
                    <munder accentunder="true">
                      <mi>c</mi>
                      <mo>̲</mo>
                    </munder>
                    <mi>p</mi>
                    <mi>T</mi>
                  </msubsup>
                  <msup>
                    <munder accentunder="true">
                      <mi>A</mi>
                      <mo>̲</mo>
                    </munder>
                    <mi>v</mi>
                  </msup>
                </mrow>
              </mtd>
            </mtr>
          </mtable>
        </mrow>
        <mo fence="true" stretchy="true">]</mo>
      </mrow>
    </mrow>
    <annotation encoding="StarMath 5.0">underline R = ({underline D} rsup{"*"} )^{-1}left[  matrix{{underline c} rsub 1 rsup T {underline A }rsup {%delta rsub 1} + sum from{v=0} to{%delta rsub 1 -1} M rsub {1v} {underline c} rsub 1 rsup T {underline A} rsup v ## dotsvert ##{underline c} rsub p rsup T {underline A }rsup {%delta rsub p} + sum from{v=0} to{%delta rsub p -1} M rsub {pv} {underline c} rsub p rsup T {underline A} rsup v  } right ]</annotation>
  </semantics>
</math>
</file>

<file path=Object 109/content.xml><?xml version="1.0" encoding="utf-8"?>
<math xmlns="http://www.w3.org/1998/Math/MathML" display="block">
  <semantics>
    <mrow>
      <mi mathvariant="italic">det</mi>
      <mrow>
        <msup>
          <munder accentunder="true">
            <mi>D</mi>
            <mo>̲</mo>
          </munder>
          <mtext>*</mtext>
        </msup>
        <mo stretchy="false">≠</mo>
        <mn>0</mn>
      </mrow>
    </mrow>
    <annotation encoding="StarMath 5.0">det { underline D } rsup  {"*"}  &lt;&gt; 0</annotation>
  </semantics>
</math>
</file>

<file path=Object 11/content.xml><?xml version="1.0" encoding="utf-8"?>
<math xmlns="http://www.w3.org/1998/Math/MathML" display="block">
  <semantics>
    <mrow>
      <mrow>
        <munder accentunder="true">
          <mi>y</mi>
          <mo>̲</mo>
        </munder>
        <mo stretchy="false">=</mo>
        <munder accentunder="true">
          <mi>C</mi>
          <mo>̲</mo>
        </munder>
      </mrow>
      <munder accentunder="true">
        <mi>x</mi>
        <mo>̲</mo>
      </munder>
    </mrow>
    <annotation encoding="StarMath 5.0">underline y=underline C underline x</annotation>
  </semantics>
</math>
</file>

<file path=Object 12/content.xml><?xml version="1.0" encoding="utf-8"?>
<math xmlns="http://www.w3.org/1998/Math/MathML" display="block">
  <semantics>
    <msub>
      <mi>Ω</mi>
      <mi>v</mi>
    </msub>
    <annotation encoding="StarMath 5.0">Ω_v</annotation>
  </semantics>
</math>
</file>

<file path=Object 13/content.xml><?xml version="1.0" encoding="utf-8"?>
<math xmlns="http://www.w3.org/1998/Math/MathML" display="block">
  <semantics>
    <msub>
      <mi>Ω</mi>
      <mi>r</mi>
    </msub>
    <annotation encoding="StarMath 5.0">Ω_r</annotation>
  </semantics>
</math>
</file>

<file path=Object 14/content.xml><?xml version="1.0" encoding="utf-8"?>
<math xmlns="http://www.w3.org/1998/Math/MathML" display="block">
  <semantics>
    <msub>
      <mi>Ω</mi>
      <mi>l</mi>
    </msub>
    <annotation encoding="StarMath 5.0">Ω_l</annotation>
  </semantics>
</math>
</file>

<file path=Object 15/content.xml><?xml version="1.0" encoding="utf-8"?>
<math xmlns="http://www.w3.org/1998/Math/MathML" display="block">
  <semantics>
    <msub>
      <mi>M</mi>
      <mi mathvariant="italic">cw</mi>
    </msub>
    <annotation encoding="StarMath 5.0">M_cw</annotation>
  </semantics>
</math>
</file>

<file path=Object 16/content.xml><?xml version="1.0" encoding="utf-8"?>
<math xmlns="http://www.w3.org/1998/Math/MathML" display="block">
  <semantics>
    <msub>
      <mi>M</mi>
      <mi>v</mi>
    </msub>
    <annotation encoding="StarMath 5.0">M_v</annotation>
  </semantics>
</math>
</file>

<file path=Object 17/content.xml><?xml version="1.0" encoding="utf-8"?>
<math xmlns="http://www.w3.org/1998/Math/MathML" display="block">
  <semantics>
    <msub>
      <mi>M</mi>
      <mi>r</mi>
    </msub>
    <annotation encoding="StarMath 5.0">M_r</annotation>
  </semantics>
</math>
</file>

<file path=Object 18/content.xml><?xml version="1.0" encoding="utf-8"?>
<math xmlns="http://www.w3.org/1998/Math/MathML" display="block">
  <semantics>
    <msub>
      <mi>M</mi>
      <mi>l</mi>
    </msub>
    <annotation encoding="StarMath 5.0">M_l</annotation>
  </semantics>
</math>
</file>

<file path=Object 19/content.xml><?xml version="1.0" encoding="utf-8"?>
<math xmlns="http://www.w3.org/1998/Math/MathML" display="block">
  <semantics>
    <mrow>
      <munder accentunder="true">
        <mi>x</mi>
        <mo>̲</mo>
      </munder>
      <mo stretchy="false">=</mo>
      <mrow>
        <mo fence="true" stretchy="true">[</mo>
        <mrow>
          <mtable>
            <mtr>
              <mtd>
                <msub>
                  <mi>Ω</mi>
                  <mi>v</mi>
                </msub>
              </mtd>
            </mtr>
            <mtr>
              <mtd>
                <msub>
                  <mi>M</mi>
                  <mi mathvariant="italic">cw</mi>
                </msub>
              </mtd>
            </mtr>
            <mtr>
              <mtd>
                <msub>
                  <mi>Ω</mi>
                  <mi>r</mi>
                </msub>
              </mtd>
            </mtr>
            <mtr>
              <mtd>
                <msub>
                  <mi>Ω</mi>
                  <mi>l</mi>
                </msub>
              </mtd>
            </mtr>
          </mtable>
        </mrow>
        <mo fence="true" stretchy="true">]</mo>
      </mrow>
    </mrow>
    <annotation encoding="StarMath 5.0">underline {x}=left[matrix{Ω_v##M_cw##Ω_r##Ω_l} right]</annotation>
  </semantics>
</math>
</file>

<file path=Object 2/content.xml><?xml version="1.0" encoding="utf-8"?>
<math xmlns="http://www.w3.org/1998/Math/MathML" display="block">
  <semantics>
    <mrow>
      <munder accentunder="true">
        <mi>G</mi>
        <mo>̲</mo>
      </munder>
      <mrow>
        <mrow>
          <mo fence="true" stretchy="false">(</mo>
          <mrow>
            <mi>s</mi>
          </mrow>
          <mo fence="true" stretchy="false">)</mo>
        </mrow>
        <mo stretchy="false">=</mo>
        <munder accentunder="true">
          <mi>C</mi>
          <mo>̲</mo>
        </munder>
      </mrow>
      <msup>
        <mrow>
          <mo fence="true" stretchy="false">(</mo>
          <mrow>
            <mrow>
              <mi>s</mi>
              <mrow>
                <munder accentunder="true">
                  <mi>I</mi>
                  <mo>̲</mo>
                </munder>
                <mo stretchy="false">−</mo>
                <munder accentunder="true">
                  <mi>A</mi>
                  <mo>̲</mo>
                </munder>
              </mrow>
            </mrow>
          </mrow>
          <mo fence="true" stretchy="false">)</mo>
        </mrow>
        <mrow>
          <mo stretchy="false">−</mo>
          <mn>1</mn>
        </mrow>
      </msup>
      <mrow>
        <munder accentunder="true">
          <mi>B</mi>
          <mo>̲</mo>
        </munder>
        <mo stretchy="false">+</mo>
        <munder accentunder="true">
          <mi>D</mi>
          <mo>̲</mo>
        </munder>
      </mrow>
    </mrow>
    <annotation encoding="StarMath 5.0">underline G( s )=underline C ( s underline I - underline A )^-1 underline B + underline D</annotation>
  </semantics>
</math>
</file>

<file path=Object 20/content.xml><?xml version="1.0" encoding="utf-8"?>
<math xmlns="http://www.w3.org/1998/Math/MathML" display="block">
  <semantics>
    <mrow>
      <munder accentunder="true">
        <mi>u</mi>
        <mo>̲</mo>
      </munder>
      <mo stretchy="false">=</mo>
      <mrow>
        <mo fence="true" stretchy="true">[</mo>
        <mrow>
          <mtable>
            <mtr>
              <mtd>
                <msub>
                  <mi>M</mi>
                  <mi>v</mi>
                </msub>
              </mtd>
            </mtr>
            <mtr>
              <mtd>
                <msub>
                  <mi>M</mi>
                  <mi>r</mi>
                </msub>
              </mtd>
            </mtr>
            <mtr>
              <mtd>
                <msub>
                  <mi>M</mi>
                  <mi>l</mi>
                </msub>
              </mtd>
            </mtr>
          </mtable>
        </mrow>
        <mo fence="true" stretchy="true">]</mo>
      </mrow>
    </mrow>
    <annotation encoding="StarMath 5.0">underline {u}=left[matrix{M_v##M_r##M_l} right]</annotation>
  </semantics>
</math>
</file>

<file path=Object 21/content.xml><?xml version="1.0" encoding="utf-8"?>
<math xmlns="http://www.w3.org/1998/Math/MathML" display="block">
  <semantics>
    <mrow>
      <munder accentunder="true">
        <mi>y</mi>
        <mo>̲</mo>
      </munder>
      <mo stretchy="false">=</mo>
      <mrow>
        <mo fence="true" stretchy="true">[</mo>
        <mrow>
          <mtable>
            <mtr>
              <mtd>
                <msub>
                  <mi>M</mi>
                  <mi mathvariant="italic">cw</mi>
                </msub>
              </mtd>
            </mtr>
            <mtr>
              <mtd>
                <msub>
                  <mi>Ω</mi>
                  <mi>r</mi>
                </msub>
              </mtd>
            </mtr>
            <mtr>
              <mtd>
                <msub>
                  <mi>Ω</mi>
                  <mi>l</mi>
                </msub>
              </mtd>
            </mtr>
          </mtable>
        </mrow>
        <mo fence="true" stretchy="true">]</mo>
      </mrow>
    </mrow>
    <annotation encoding="StarMath 5.0">underline {y}=left[matrix{M_cw##Ω_r##Ω_l} right]</annotation>
  </semantics>
</math>
</file>

<file path=Object 22/content.xml><?xml version="1.0" encoding="utf-8"?>
<math xmlns="http://www.w3.org/1998/Math/MathML" display="block">
  <semantics>
    <mrow>
      <msub>
        <mover accent="true">
          <mi>φ</mi>
          <mo stretchy="false">˙</mo>
        </mover>
        <mi mathvariant="italic">cw</mi>
      </msub>
      <mo stretchy="false">=</mo>
      <mrow>
        <msub>
          <mi>Ω</mi>
          <mi>v</mi>
        </msub>
        <mo stretchy="false">−</mo>
        <msub>
          <mi>Ω</mi>
          <mi>d</mi>
        </msub>
      </mrow>
    </mrow>
    <annotation encoding="StarMath 5.0">{dot φ}_cw=Ω_v-Ω_d</annotation>
  </semantics>
</math>
</file>

<file path=Object 23/content.xml><?xml version="1.0" encoding="utf-8"?>
<math xmlns="http://www.w3.org/1998/Math/MathML" display="block">
  <semantics>
    <mrow>
      <mrow>
        <mrow>
          <mo stretchy="false">∑</mo>
          <mover accent="true">
            <mi>M</mi>
            <mo stretchy="false">⃗</mo>
          </mover>
        </mrow>
        <mo stretchy="false">=</mo>
        <mfrac>
          <mrow>
            <mi>d</mi>
            <mover accent="true">
              <mi>L</mi>
              <mo stretchy="false">⃗</mo>
            </mover>
          </mrow>
          <mi mathvariant="italic">dt</mi>
        </mfrac>
        <mo stretchy="false">=</mo>
        <mfrac>
          <mrow>
            <mi>d</mi>
            <mi>J</mi>
            <mover accent="true">
              <mi>ω</mi>
              <mo stretchy="false">⃗</mo>
            </mover>
          </mrow>
          <mi mathvariant="italic">dt</mi>
        </mfrac>
        <mo stretchy="false">=</mo>
        <mi>J</mi>
      </mrow>
      <mover accent="true">
        <mover accent="true">
          <mi>ω</mi>
          <mo stretchy="false">⃗</mo>
        </mover>
        <mo stretchy="false">˙</mo>
      </mover>
    </mrow>
    <annotation encoding="StarMath 5.0">sum vec M = {d vec L} over dt = {d J vec{ω} } over dt = J dot vec ω</annotation>
  </semantics>
</math>
</file>

<file path=Object 24/content.xml><?xml version="1.0" encoding="utf-8"?>
<math xmlns="http://www.w3.org/1998/Math/MathML" display="block">
  <semantics>
    <mrow>
      <msub>
        <mi>M</mi>
        <mi mathvariant="italic">cw</mi>
      </msub>
      <mo stretchy="false">=</mo>
      <msub>
        <mi mathvariant="italic">cφ</mi>
        <mi mathvariant="italic">cw</mi>
      </msub>
    </mrow>
    <annotation encoding="StarMath 5.0">M_cw=cφ_cw</annotation>
  </semantics>
</math>
</file>

<file path=Object 25/content.xml><?xml version="1.0" encoding="utf-8"?>
<math xmlns="http://www.w3.org/1998/Math/MathML" display="block">
  <semantics>
    <mrow>
      <mrow>
        <msub>
          <mi>M</mi>
          <mi mathvariant="italic">cwr</mi>
        </msub>
        <mo stretchy="false">=</mo>
        <msub>
          <mi>M</mi>
          <mi mathvariant="italic">cwl</mi>
        </msub>
        <mo stretchy="false">=</mo>
        <mfrac>
          <mn>1</mn>
          <mn>2</mn>
        </mfrac>
      </mrow>
      <mi mathvariant="italic">ID</mi>
      <msub>
        <mi>M</mi>
        <mi mathvariant="italic">cw</mi>
      </msub>
    </mrow>
    <annotation encoding="StarMath 5.0">M_cwr=M_cwl=1 over 2 ID M_cw</annotation>
  </semantics>
</math>
</file>

<file path=Object 26/content.xml><?xml version="1.0" encoding="utf-8"?>
<math xmlns="http://www.w3.org/1998/Math/MathML" display="block">
  <semantics>
    <mi mathvariant="italic">ID</mi>
    <annotation encoding="StarMath 5.0">ID</annotation>
  </semantics>
</math>
</file>

<file path=Object 27/content.xml><?xml version="1.0" encoding="utf-8"?>
<math xmlns="http://www.w3.org/1998/Math/MathML" display="block">
  <semantics>
    <mrow>
      <mrow>
        <msub>
          <mi>M</mi>
          <mi mathvariant="italic">cwr</mi>
        </msub>
        <mo stretchy="false">=</mo>
        <msub>
          <mi>M</mi>
          <mi mathvariant="italic">cwl</mi>
        </msub>
        <mo stretchy="false">=</mo>
        <mfrac>
          <mn>1</mn>
          <mn>2</mn>
        </mfrac>
      </mrow>
      <msub>
        <mi>M</mi>
        <mi mathvariant="italic">cw</mi>
      </msub>
      <mi>.</mi>
    </mrow>
    <annotation encoding="StarMath 5.0">M_cwr=M_cwl=1 over 2  M_cw.</annotation>
  </semantics>
</math>
</file>

<file path=Object 28/content.xml><?xml version="1.0" encoding="utf-8"?>
<math xmlns="http://www.w3.org/1998/Math/MathML" display="block">
  <semantics>
    <mrow>
      <msub>
        <mi>Ω</mi>
        <mi>d</mi>
      </msub>
      <mo stretchy="false">=</mo>
      <mfrac>
        <mrow>
          <msub>
            <mi>Ω</mi>
            <mi>r</mi>
          </msub>
          <mo stretchy="false">+</mo>
          <msub>
            <mi>Ω</mi>
            <mi>l</mi>
          </msub>
        </mrow>
        <mn>2</mn>
      </mfrac>
    </mrow>
    <annotation encoding="StarMath 5.0">Ω_d ={ Ω_r +Ω_l } over 2</annotation>
  </semantics>
</math>
</file>

<file path=Object 29/content.xml><?xml version="1.0" encoding="utf-8"?>
<math xmlns="http://www.w3.org/1998/Math/MathML" display="block">
  <semantics>
    <msub>
      <mi>Ω</mi>
      <mi>d</mi>
    </msub>
    <annotation encoding="StarMath 5.0">Ω_d</annotation>
  </semantics>
</math>
</file>

<file path=Object 3/content.xml><?xml version="1.0" encoding="utf-8"?>
<math xmlns="http://www.w3.org/1998/Math/MathML" display="block">
  <semantics>
    <mrow>
      <munder accentunder="true">
        <mi>G</mi>
        <mo>̲</mo>
      </munder>
      <mrow>
        <mrow>
          <mo fence="true" stretchy="false">(</mo>
          <mrow>
            <mi>s</mi>
          </mrow>
          <mo fence="true" stretchy="false">)</mo>
        </mrow>
        <mo stretchy="false">=</mo>
        <munder accentunder="true">
          <mi>C</mi>
          <mo>̲</mo>
        </munder>
      </mrow>
      <msup>
        <mrow>
          <mo fence="true" stretchy="false">(</mo>
          <mrow>
            <mrow>
              <mi>s</mi>
              <mrow>
                <munder accentunder="true">
                  <mi>I</mi>
                  <mo>̲</mo>
                </munder>
                <mo stretchy="false">−</mo>
                <munder accentunder="true">
                  <mi>A</mi>
                  <mo>̲</mo>
                </munder>
              </mrow>
            </mrow>
          </mrow>
          <mo fence="true" stretchy="false">)</mo>
        </mrow>
        <mrow>
          <mo stretchy="false">−</mo>
          <mn>1</mn>
        </mrow>
      </msup>
      <munder accentunder="true">
        <mi>B</mi>
        <mo>̲</mo>
      </munder>
    </mrow>
    <annotation encoding="StarMath 5.0">underline G( s )=underline C ( s underline I - underline A )^-1 underline B </annotation>
  </semantics>
</math>
</file>

<file path=Object 30/content.xml><?xml version="1.0" encoding="utf-8"?>
<math xmlns="http://www.w3.org/1998/Math/MathML" display="block">
  <semantics>
    <msub>
      <mi>Ω</mi>
      <mi>r</mi>
    </msub>
    <annotation encoding="StarMath 5.0">Ω_r</annotation>
  </semantics>
</math>
</file>

<file path=Object 31/content.xml><?xml version="1.0" encoding="utf-8"?>
<math xmlns="http://www.w3.org/1998/Math/MathML" display="block">
  <semantics>
    <msub>
      <mi>Ω</mi>
      <mi>l</mi>
    </msub>
    <annotation encoding="StarMath 5.0">Ω_l</annotation>
  </semantics>
</math>
</file>

<file path=Object 32/content.xml><?xml version="1.0" encoding="utf-8"?>
<math xmlns="http://www.w3.org/1998/Math/MathML" display="block">
  <semantics>
    <mrow>
      <mrow>
        <msub>
          <mi>M</mi>
          <mi mathvariant="italic">ar</mi>
        </msub>
        <mo stretchy="false">=</mo>
        <mfrac>
          <mn>1</mn>
          <mn>2</mn>
        </mfrac>
      </mrow>
      <mi mathvariant="italic">ID</mi>
      <msub>
        <mi>k</mi>
        <mi mathvariant="italic">dar</mi>
      </msub>
      <msub>
        <mi>Ω</mi>
        <mi>d</mi>
      </msub>
    </mrow>
    <annotation encoding="StarMath 5.0">M_ar=1 over 2 ID k_dar Ω_d</annotation>
  </semantics>
</math>
</file>

<file path=Object 33/content.xml><?xml version="1.0" encoding="utf-8"?>
<math xmlns="http://www.w3.org/1998/Math/MathML" display="block">
  <semantics>
    <mrow>
      <mrow>
        <msub>
          <mi>M</mi>
          <mi mathvariant="italic">al</mi>
        </msub>
        <mo stretchy="false">=</mo>
        <mfrac>
          <mn>1</mn>
          <mn>2</mn>
        </mfrac>
      </mrow>
      <mi mathvariant="italic">ID</mi>
      <msub>
        <mi>k</mi>
        <mi mathvariant="italic">dal</mi>
      </msub>
      <msub>
        <mi>Ω</mi>
        <mi>d</mi>
      </msub>
    </mrow>
    <annotation encoding="StarMath 5.0">M_al=1 over 2 ID k_dal Ω_d</annotation>
  </semantics>
</math>
</file>

<file path=Object 34/content.xml><?xml version="1.0" encoding="utf-8"?>
<math xmlns="http://www.w3.org/1998/Math/MathML" display="block">
  <semantics>
    <msub>
      <mi>M</mi>
      <mrow>
        <mi mathvariant="italic">ar</mi>
        <mtext>|</mtext>
        <mi>l</mi>
      </mrow>
    </msub>
    <annotation encoding="StarMath 5.0">M_{ar "|" l}</annotation>
  </semantics>
</math>
</file>

<file path=Object 35/content.xml><?xml version="1.0" encoding="utf-8"?>
<math xmlns="http://www.w3.org/1998/Math/MathML" display="block">
  <semantics>
    <msub>
      <mi>M</mi>
      <mrow>
        <mi mathvariant="italic">ir</mi>
        <mtext>|</mtext>
        <mi>l</mi>
      </mrow>
    </msub>
    <annotation encoding="StarMath 5.0">M_{ir "|" l}</annotation>
  </semantics>
</math>
</file>

<file path=Object 36/content.xml><?xml version="1.0" encoding="utf-8"?>
<math xmlns="http://www.w3.org/1998/Math/MathML" display="block">
  <semantics>
    <mrow>
      <mrow>
        <msub>
          <mi>M</mi>
          <mi mathvariant="italic">ir</mi>
        </msub>
        <mo stretchy="false">=</mo>
        <msub>
          <mi>k</mi>
          <mi mathvariant="italic">dir</mi>
        </msub>
      </mrow>
      <mrow>
        <mo fence="true" stretchy="false">(</mo>
        <mrow>
          <mrow>
            <msub>
              <mi>Ω</mi>
              <mi>r</mi>
            </msub>
            <mo stretchy="false">−</mo>
            <msub>
              <mi>Ω</mi>
              <mi>l</mi>
            </msub>
          </mrow>
        </mrow>
        <mo fence="true" stretchy="false">)</mo>
      </mrow>
    </mrow>
    <annotation encoding="StarMath 5.0">M_ir=k_dir (Ω_r-Ω_l)</annotation>
  </semantics>
</math>
</file>

<file path=Object 37/content.xml><?xml version="1.0" encoding="utf-8"?>
<math xmlns="http://www.w3.org/1998/Math/MathML" display="block">
  <semantics>
    <mrow>
      <mrow>
        <msub>
          <mi>M</mi>
          <mi mathvariant="italic">ir</mi>
        </msub>
        <mo stretchy="false">=</mo>
        <msub>
          <mi>k</mi>
          <mi mathvariant="italic">dir</mi>
        </msub>
      </mrow>
      <mrow>
        <mo fence="true" stretchy="false">(</mo>
        <mrow>
          <mrow>
            <msub>
              <mi>Ω</mi>
              <mi>r</mi>
            </msub>
            <mo stretchy="false">−</mo>
            <msub>
              <mi>Ω</mi>
              <mi>l</mi>
            </msub>
          </mrow>
        </mrow>
        <mo fence="true" stretchy="false">)</mo>
      </mrow>
    </mrow>
    <annotation encoding="StarMath 5.0">M_ir=k_dir (Ω_r-Ω_l)</annotation>
  </semantics>
</math>
</file>

<file path=Object 38/content.xml><?xml version="1.0" encoding="utf-8"?>
<math xmlns="http://www.w3.org/1998/Math/MathML" display="block">
  <semantics>
    <msub>
      <mi>k</mi>
      <mi mathvariant="italic">da</mi>
    </msub>
    <annotation encoding="StarMath 5.0">k_da</annotation>
  </semantics>
</math>
</file>

<file path=Object 39/content.xml><?xml version="1.0" encoding="utf-8"?>
<math xmlns="http://www.w3.org/1998/Math/MathML" display="block">
  <semantics>
    <msub>
      <mi>k</mi>
      <mi mathvariant="italic">di</mi>
    </msub>
    <annotation encoding="StarMath 5.0">k_di</annotation>
  </semantics>
</math>
</file>

<file path=Object 4/content.xml><?xml version="1.0" encoding="utf-8"?>
<math xmlns="http://www.w3.org/1998/Math/MathML" display="block">
  <semantics>
    <mrow>
      <munder accentunder="true">
        <mi>G</mi>
        <mo>̲</mo>
      </munder>
      <mrow>
        <mo fence="true" stretchy="false">(</mo>
        <mrow>
          <mi>s</mi>
        </mrow>
        <mo fence="true" stretchy="false">)</mo>
      </mrow>
    </mrow>
    <annotation encoding="StarMath 5.0">underline G( s )</annotation>
  </semantics>
</math>
</file>

<file path=Object 40/content.xml><?xml version="1.0" encoding="utf-8"?>
<math xmlns="http://www.w3.org/1998/Math/MathML" display="block">
  <semantics>
    <mrow>
      <mrow>
        <msub>
          <mi>k</mi>
          <mrow>
            <mi>r</mi>
            <mn>1</mn>
          </mrow>
        </msub>
        <mo stretchy="false">=</mo>
        <mrow>
          <msub>
            <mi>k</mi>
            <mi>r</mi>
          </msub>
          <mo stretchy="false">+</mo>
          <msub>
            <mi>k</mi>
            <mi mathvariant="italic">dir</mi>
          </msub>
          <mo stretchy="false">+</mo>
          <mfrac>
            <mn>1</mn>
            <mn>4</mn>
          </mfrac>
        </mrow>
      </mrow>
      <msub>
        <mi>k</mi>
        <mi mathvariant="italic">dar</mi>
      </msub>
    </mrow>
    <annotation encoding="StarMath 5.0">k_r1=k_r+k_dir+1over4 k_dar</annotation>
  </semantics>
</math>
</file>

<file path=Object 41/content.xml><?xml version="1.0" encoding="utf-8"?>
<math xmlns="http://www.w3.org/1998/Math/MathML" display="block">
  <semantics>
    <mrow>
      <mrow>
        <msub>
          <mi>k</mi>
          <mrow>
            <mi>r</mi>
            <mn>2</mn>
          </mrow>
        </msub>
        <mo stretchy="false">=</mo>
        <mrow>
          <msub>
            <mi>k</mi>
            <mi mathvariant="italic">dir</mi>
          </msub>
          <mo stretchy="false">−</mo>
          <mfrac>
            <mn>1</mn>
            <mn>4</mn>
          </mfrac>
        </mrow>
      </mrow>
      <msub>
        <mi>k</mi>
        <mi mathvariant="italic">dar</mi>
      </msub>
    </mrow>
    <annotation encoding="StarMath 5.0">k_r2=k_dir-1over4 k_dar</annotation>
  </semantics>
</math>
</file>

<file path=Object 42/content.xml><?xml version="1.0" encoding="utf-8"?>
<math xmlns="http://www.w3.org/1998/Math/MathML" display="block">
  <semantics>
    <mrow>
      <mrow>
        <msub>
          <mi>k</mi>
          <mrow>
            <mi>l</mi>
            <mn>1</mn>
          </mrow>
        </msub>
        <mo stretchy="false">=</mo>
        <mrow>
          <msub>
            <mi>k</mi>
            <mi>l</mi>
          </msub>
          <mo stretchy="false">+</mo>
          <msub>
            <mi>k</mi>
            <mi mathvariant="italic">dil</mi>
          </msub>
          <mo stretchy="false">+</mo>
          <mfrac>
            <mn>1</mn>
            <mn>4</mn>
          </mfrac>
        </mrow>
      </mrow>
      <msub>
        <mi>k</mi>
        <mi mathvariant="italic">dal</mi>
      </msub>
    </mrow>
    <annotation encoding="StarMath 5.0">k_l1=k_l+k_dil+1over4 k_dal</annotation>
  </semantics>
</math>
</file>

<file path=Object 43/content.xml><?xml version="1.0" encoding="utf-8"?>
<math xmlns="http://www.w3.org/1998/Math/MathML" display="block">
  <semantics>
    <mrow>
      <mrow>
        <msub>
          <mi>k</mi>
          <mrow>
            <mi>l</mi>
            <mn>2</mn>
          </mrow>
        </msub>
        <mo stretchy="false">=</mo>
        <mrow>
          <msub>
            <mi>k</mi>
            <mi mathvariant="italic">dil</mi>
          </msub>
          <mo stretchy="false">−</mo>
          <mfrac>
            <mn>1</mn>
            <mn>4</mn>
          </mfrac>
        </mrow>
      </mrow>
      <msub>
        <mi>k</mi>
        <mi mathvariant="italic">dal</mi>
      </msub>
    </mrow>
    <annotation encoding="StarMath 5.0">k_l2=k_dil-1over4 k_dal</annotation>
  </semantics>
</math>
</file>

<file path=Object 44/content.xml><?xml version="1.0" encoding="utf-8"?>
<math xmlns="http://www.w3.org/1998/Math/MathML" display="block">
  <semantics>
    <msub>
      <mi>J</mi>
      <mrow>
        <mi>v</mi>
        <mtext>|</mtext>
        <mi>r</mi>
        <mtext>|</mtext>
        <mi>l</mi>
      </mrow>
    </msub>
    <annotation encoding="StarMath 5.0">J_{v "|" r "|" l}</annotation>
  </semantics>
</math>
</file>

<file path=Object 45/content.xml><?xml version="1.0" encoding="utf-8"?>
<math xmlns="http://www.w3.org/1998/Math/MathML" display="block">
  <semantics>
    <mi>c</mi>
    <annotation encoding="StarMath 5.0">c</annotation>
  </semantics>
</math>
</file>

<file path=Object 46/content.xml><?xml version="1.0" encoding="utf-8"?>
<math xmlns="http://www.w3.org/1998/Math/MathML" display="block">
  <semantics>
    <msup>
      <mi mathvariant="italic">kgm</mi>
      <mn>2</mn>
    </msup>
    <annotation encoding="StarMath 5.0">kgm^2</annotation>
  </semantics>
</math>
</file>

<file path=Object 47/content.xml><?xml version="1.0" encoding="utf-8"?>
<math xmlns="http://www.w3.org/1998/Math/MathML" display="block">
  <semantics>
    <msup>
      <mi mathvariant="italic">kgm</mi>
      <mn>2</mn>
    </msup>
    <annotation encoding="StarMath 5.0">kgm^2</annotation>
  </semantics>
</math>
</file>

<file path=Object 48/content.xml><?xml version="1.0" encoding="utf-8"?>
<math xmlns="http://www.w3.org/1998/Math/MathML" display="block">
  <semantics>
    <msup>
      <mi mathvariant="italic">kgm</mi>
      <mn>2</mn>
    </msup>
    <annotation encoding="StarMath 5.0">kgm^2</annotation>
  </semantics>
</math>
</file>

<file path=Object 49/content.xml><?xml version="1.0" encoding="utf-8"?>
<math xmlns="http://www.w3.org/1998/Math/MathML" display="block">
  <semantics>
    <msub>
      <mi>M</mi>
      <mrow>
        <mi>v</mi>
        <mtext>|</mtext>
        <mi>r</mi>
        <mtext>|</mtext>
        <mi>l</mi>
      </mrow>
    </msub>
    <annotation encoding="StarMath 5.0">M_{v "|" r "|" l}</annotation>
  </semantics>
</math>
</file>

<file path=Object 5/content.xml><?xml version="1.0" encoding="utf-8"?>
<math xmlns="http://www.w3.org/1998/Math/MathML" display="block">
  <semantics>
    <mrow>
      <msub>
        <mi>G</mi>
        <mi mathvariant="italic">kv</mi>
      </msub>
      <mrow>
        <mo fence="true" stretchy="false">(</mo>
        <mrow>
          <mi>s</mi>
        </mrow>
        <mo fence="true" stretchy="false">)</mo>
      </mrow>
    </mrow>
    <annotation encoding="StarMath 5.0"> G_kv( s )</annotation>
  </semantics>
</math>
</file>

<file path=Object 50/content.xml><?xml version="1.0" encoding="utf-8"?>
<math xmlns="http://www.w3.org/1998/Math/MathML" display="block">
  <semantics>
    <msub>
      <mi>M</mi>
      <mi mathvariant="italic">cw</mi>
    </msub>
    <annotation encoding="StarMath 5.0">M_cw</annotation>
  </semantics>
</math>
</file>

<file path=Object 51/content.xml><?xml version="1.0" encoding="utf-8"?>
<math xmlns="http://www.w3.org/1998/Math/MathML" display="block">
  <semantics>
    <msub>
      <mi>M</mi>
      <mrow>
        <mi mathvariant="italic">cwr</mi>
        <mtext>|</mtext>
        <mi>l</mi>
      </mrow>
    </msub>
    <annotation encoding="StarMath 5.0">M_{cwr "|" l}</annotation>
  </semantics>
</math>
</file>

<file path=Object 52/content.xml><?xml version="1.0" encoding="utf-8"?>
<math xmlns="http://www.w3.org/1998/Math/MathML" display="block">
  <semantics>
    <msub>
      <mi>k</mi>
      <mrow>
        <mi>v</mi>
        <mtext>|</mtext>
        <mi>r</mi>
        <mtext>|</mtext>
        <mi>l</mi>
      </mrow>
    </msub>
    <annotation encoding="StarMath 5.0">k_{v "|" r "|" l}</annotation>
  </semantics>
</math>
</file>

<file path=Object 53/content.xml><?xml version="1.0" encoding="utf-8"?>
<math xmlns="http://www.w3.org/1998/Math/MathML" display="block">
  <semantics>
    <msub>
      <mi>Ω</mi>
      <mrow>
        <mi>v</mi>
        <mtext>|</mtext>
        <mi>d</mi>
        <mtext>|</mtext>
        <mi>r</mi>
        <mtext>|</mtext>
        <mi>l</mi>
      </mrow>
    </msub>
    <annotation encoding="StarMath 5.0">Ω_{v "|" d "|" r "|" l}</annotation>
  </semantics>
</math>
</file>

<file path=Object 54/content.xml><?xml version="1.0" encoding="utf-8"?>
<math xmlns="http://www.w3.org/1998/Math/MathML" display="block">
  <semantics>
    <msub>
      <mi>k</mi>
      <mrow>
        <mi>r</mi>
        <mn>1</mn>
      </mrow>
    </msub>
    <annotation encoding="StarMath 5.0">k_r1</annotation>
  </semantics>
</math>
</file>

<file path=Object 55/content.xml><?xml version="1.0" encoding="utf-8"?>
<math xmlns="http://www.w3.org/1998/Math/MathML" display="block">
  <semantics>
    <msub>
      <mi>Ω</mi>
      <mi>r</mi>
    </msub>
    <annotation encoding="StarMath 5.0">Ω_r</annotation>
  </semantics>
</math>
</file>

<file path=Object 56/content.xml><?xml version="1.0" encoding="utf-8"?>
<math xmlns="http://www.w3.org/1998/Math/MathML" display="block">
  <semantics>
    <msub>
      <mi>k</mi>
      <mrow>
        <mi>r</mi>
        <mn>2</mn>
      </mrow>
    </msub>
    <annotation encoding="StarMath 5.0">k_r2</annotation>
  </semantics>
</math>
</file>

<file path=Object 57/content.xml><?xml version="1.0" encoding="utf-8"?>
<math xmlns="http://www.w3.org/1998/Math/MathML" display="block">
  <semantics>
    <msub>
      <mi>Ω</mi>
      <mi>l</mi>
    </msub>
    <annotation encoding="StarMath 5.0">Ω_l</annotation>
  </semantics>
</math>
</file>

<file path=Object 58/content.xml><?xml version="1.0" encoding="utf-8"?>
<math xmlns="http://www.w3.org/1998/Math/MathML" display="block">
  <semantics>
    <msub>
      <mi>k</mi>
      <mrow>
        <mi>l</mi>
        <mn>1</mn>
      </mrow>
    </msub>
    <annotation encoding="StarMath 5.0">k_l1</annotation>
  </semantics>
</math>
</file>

<file path=Object 59/content.xml><?xml version="1.0" encoding="utf-8"?>
<math xmlns="http://www.w3.org/1998/Math/MathML" display="block">
  <semantics>
    <msub>
      <mi>Ω</mi>
      <mi>l</mi>
    </msub>
    <annotation encoding="StarMath 5.0">Ω_l</annotation>
  </semantics>
</math>
</file>

<file path=Object 6/content.xml><?xml version="1.0" encoding="utf-8"?>
<math xmlns="http://www.w3.org/1998/Math/MathML" display="block">
  <semantics>
    <mrow>
      <msub>
        <mi>F</mi>
        <mi>O</mi>
      </msub>
      <mrow>
        <mrow>
          <mo fence="true" stretchy="false">(</mo>
          <mrow>
            <mi>s</mi>
          </mrow>
          <mo fence="true" stretchy="false">)</mo>
        </mrow>
        <mo stretchy="false">=</mo>
        <mfrac>
          <msub>
            <mi>k</mi>
            <mi>s</mi>
          </msub>
          <mrow>
            <mrow>
              <mo fence="true" stretchy="false">(</mo>
              <mrow>
                <mrow>
                  <mrow>
                    <mn>1</mn>
                    <mo stretchy="false">+</mo>
                    <msub>
                      <mi>T</mi>
                      <mn>1</mn>
                    </msub>
                  </mrow>
                  <mi>s</mi>
                </mrow>
              </mrow>
              <mo fence="true" stretchy="false">)</mo>
            </mrow>
            <mrow>
              <mo fence="true" stretchy="false">(</mo>
              <mrow>
                <mrow>
                  <mrow>
                    <mn>1</mn>
                    <mo stretchy="false">+</mo>
                    <msub>
                      <mi>T</mi>
                      <mn>2</mn>
                    </msub>
                  </mrow>
                  <mi>s</mi>
                </mrow>
              </mrow>
              <mo fence="true" stretchy="false">)</mo>
            </mrow>
            <mo stretchy="false">⋯</mo>
            <mrow>
              <mo fence="true" stretchy="false">(</mo>
              <mrow>
                <mrow>
                  <mrow>
                    <mn>1</mn>
                    <mo stretchy="false">+</mo>
                    <msub>
                      <mi>T</mi>
                      <mi>n</mi>
                    </msub>
                  </mrow>
                  <mi>s</mi>
                </mrow>
              </mrow>
              <mo fence="true" stretchy="false">)</mo>
            </mrow>
          </mrow>
        </mfrac>
      </mrow>
    </mrow>
    <annotation encoding="StarMath 5.0">F_O( s )=k_s over {( 1+T_1 s )(1+T_2 s  ) dotsaxis (1 + T_n s)}</annotation>
  </semantics>
</math>
</file>

<file path=Object 60/content.xml><?xml version="1.0" encoding="utf-8"?>
<math xmlns="http://www.w3.org/1998/Math/MathML" display="block">
  <semantics>
    <msub>
      <mi>k</mi>
      <mrow>
        <mi>r</mi>
        <mn>2</mn>
      </mrow>
    </msub>
    <annotation encoding="StarMath 5.0">k_r2</annotation>
  </semantics>
</math>
</file>

<file path=Object 61/content.xml><?xml version="1.0" encoding="utf-8"?>
<math xmlns="http://www.w3.org/1998/Math/MathML" display="block">
  <semantics>
    <msub>
      <mi>Ω</mi>
      <mi>r</mi>
    </msub>
    <annotation encoding="StarMath 5.0">Ω_r</annotation>
  </semantics>
</math>
</file>

<file path=Object 62/content.xml><?xml version="1.0" encoding="utf-8"?>
<math xmlns="http://www.w3.org/1998/Math/MathML" display="block">
  <semantics>
    <mfrac>
      <mi mathvariant="italic">Nms</mi>
      <mi mathvariant="italic">rad</mi>
    </mfrac>
    <annotation encoding="StarMath 5.0">Nms over rad</annotation>
  </semantics>
</math>
</file>

<file path=Object 63/content.xml><?xml version="1.0" encoding="utf-8"?>
<math xmlns="http://www.w3.org/1998/Math/MathML" display="block">
  <semantics>
    <mfrac>
      <mi mathvariant="italic">Nms</mi>
      <mi mathvariant="italic">rad</mi>
    </mfrac>
    <annotation encoding="StarMath 5.0">Nms over rad</annotation>
  </semantics>
</math>
</file>

<file path=Object 64/content.xml><?xml version="1.0" encoding="utf-8"?>
<math xmlns="http://www.w3.org/1998/Math/MathML" display="block">
  <semantics>
    <mfrac>
      <mi mathvariant="italic">Nms</mi>
      <mi mathvariant="italic">rad</mi>
    </mfrac>
    <annotation encoding="StarMath 5.0">Nms over rad</annotation>
  </semantics>
</math>
</file>

<file path=Object 65/content.xml><?xml version="1.0" encoding="utf-8"?>
<math xmlns="http://www.w3.org/1998/Math/MathML" display="block">
  <semantics>
    <mfrac>
      <mi mathvariant="italic">Nms</mi>
      <mi mathvariant="italic">rad</mi>
    </mfrac>
    <annotation encoding="StarMath 5.0">Nms over rad</annotation>
  </semantics>
</math>
</file>

<file path=Object 66/content.xml><?xml version="1.0" encoding="utf-8"?>
<math xmlns="http://www.w3.org/1998/Math/MathML" display="block">
  <semantics>
    <msub>
      <mi>k</mi>
      <mi>v</mi>
    </msub>
    <annotation encoding="StarMath 5.0">k_v</annotation>
  </semantics>
</math>
</file>

<file path=Object 67/content.xml><?xml version="1.0" encoding="utf-8"?>
<math xmlns="http://www.w3.org/1998/Math/MathML" display="block">
  <semantics>
    <mfrac>
      <mi mathvariant="italic">Nms</mi>
      <mi mathvariant="italic">rad</mi>
    </mfrac>
    <annotation encoding="StarMath 5.0">Nms over rad</annotation>
  </semantics>
</math>
</file>

<file path=Object 68/content.xml><?xml version="1.0" encoding="utf-8"?>
<math xmlns="http://www.w3.org/1998/Math/MathML" display="block">
  <semantics>
    <msub>
      <mi>Ω</mi>
      <mi>N</mi>
    </msub>
    <annotation encoding="StarMath 5.0">Ω_N</annotation>
  </semantics>
</math>
</file>

<file path=Object 69/content.xml><?xml version="1.0" encoding="utf-8"?>
<math xmlns="http://www.w3.org/1998/Math/MathML" display="block">
  <semantics>
    <mrow>
      <mi mathvariant="italic">rad</mi>
      <mo stretchy="false">/</mo>
      <mi>s</mi>
    </mrow>
    <annotation encoding="StarMath 5.0">rad/s</annotation>
  </semantics>
</math>
</file>

<file path=Object 7/content.xml><?xml version="1.0" encoding="utf-8"?>
<math xmlns="http://www.w3.org/1998/Math/MathML" display="block">
  <semantics>
    <mrow>
      <msub>
        <mi>F</mi>
        <mi>O</mi>
      </msub>
      <mrow>
        <mrow>
          <mo fence="true" stretchy="false">(</mo>
          <mrow>
            <mi>s</mi>
          </mrow>
          <mo fence="true" stretchy="false">)</mo>
        </mrow>
        <mo stretchy="false">=</mo>
        <mfrac>
          <msub>
            <mi>k</mi>
            <mi>R</mi>
          </msub>
          <mi>s</mi>
        </mfrac>
      </mrow>
    </mrow>
    <annotation encoding="StarMath 5.0">F_O( s )= k_R over s</annotation>
  </semantics>
</math>
</file>

<file path=Object 70/content.xml><?xml version="1.0" encoding="utf-8"?>
<math xmlns="http://www.w3.org/1998/Math/MathML" display="block">
  <semantics>
    <msub>
      <mi>M</mi>
      <mi>N</mi>
    </msub>
    <annotation encoding="StarMath 5.0">M_N</annotation>
  </semantics>
</math>
</file>

<file path=Object 71/content.xml><?xml version="1.0" encoding="utf-8"?>
<math xmlns="http://www.w3.org/1998/Math/MathML" display="block">
  <semantics>
    <mi mathvariant="italic">Nm</mi>
    <annotation encoding="StarMath 5.0">Nm</annotation>
  </semantics>
</math>
</file>

<file path=Object 72/content.xml><?xml version="1.0" encoding="utf-8"?>
<math xmlns="http://www.w3.org/1998/Math/MathML" display="block">
  <semantics>
    <msub>
      <mi>c</mi>
      <mi>N</mi>
    </msub>
    <annotation encoding="StarMath 5.0">c_N</annotation>
  </semantics>
</math>
</file>

<file path=Object 73/content.xml><?xml version="1.0" encoding="utf-8"?>
<math xmlns="http://www.w3.org/1998/Math/MathML" display="block">
  <semantics>
    <mrow>
      <msub>
        <mi>M</mi>
        <mi>N</mi>
      </msub>
      <mo stretchy="false">/</mo>
      <mrow>
        <mo fence="true" stretchy="false">(</mo>
        <mrow>
          <mrow>
            <msub>
              <mi>Ω</mi>
              <mi>N</mi>
            </msub>
            <msub>
              <mi>t</mi>
              <mi>N</mi>
            </msub>
          </mrow>
        </mrow>
        <mo fence="true" stretchy="false">)</mo>
      </mrow>
    </mrow>
    <annotation encoding="StarMath 5.0">M_N / (Ω_N t_N)</annotation>
  </semantics>
</math>
</file>

<file path=Object 74/content.xml><?xml version="1.0" encoding="utf-8"?>
<math xmlns="http://www.w3.org/1998/Math/MathML" display="block">
  <semantics>
    <msub>
      <mi>t</mi>
      <mi>N</mi>
    </msub>
    <annotation encoding="StarMath 5.0">t_N</annotation>
  </semantics>
</math>
</file>

<file path=Object 75/content.xml><?xml version="1.0" encoding="utf-8"?>
<math xmlns="http://www.w3.org/1998/Math/MathML" display="block">
  <semantics>
    <mi>s</mi>
    <annotation encoding="StarMath 5.0">s</annotation>
  </semantics>
</math>
</file>

<file path=Object 76/content.xml><?xml version="1.0" encoding="utf-8"?>
<math xmlns="http://www.w3.org/1998/Math/MathML" display="block">
  <semantics>
    <mrow>
      <mrow>
        <munder accentunder="true">
          <mi>u</mi>
          <mo>̲</mo>
        </munder>
        <mo stretchy="false">=</mo>
        <mrow>
          <mo stretchy="false">−</mo>
          <munder accentunder="true">
            <mi>R</mi>
            <mo>̲</mo>
          </munder>
        </mrow>
      </mrow>
      <mrow>
        <munder accentunder="true">
          <mi>x</mi>
          <mo>̲</mo>
        </munder>
        <mo stretchy="false">+</mo>
        <munder accentunder="true">
          <mi>S</mi>
          <mo>̲</mo>
        </munder>
      </mrow>
      <munder accentunder="true">
        <mi>w</mi>
        <mo>̲</mo>
      </munder>
    </mrow>
    <annotation encoding="StarMath 5.0">underline u = - underline R underline x + underline S underline w</annotation>
  </semantics>
</math>
</file>

<file path=Object 77/content.xml><?xml version="1.0" encoding="utf-8"?>
<math xmlns="http://www.w3.org/1998/Math/MathML" display="block">
  <semantics>
    <munder accentunder="true">
      <mi>R</mi>
      <mo>̲</mo>
    </munder>
    <annotation encoding="StarMath 5.0">underline R</annotation>
  </semantics>
</math>
</file>

<file path=Object 78/content.xml><?xml version="1.0" encoding="utf-8"?>
<math xmlns="http://www.w3.org/1998/Math/MathML" display="block">
  <semantics>
    <munder accentunder="true">
      <mi>S</mi>
      <mo>̲</mo>
    </munder>
    <annotation encoding="StarMath 5.0">underline S</annotation>
  </semantics>
</math>
</file>

<file path=Object 79/content.xml><?xml version="1.0" encoding="utf-8"?>
<math xmlns="http://www.w3.org/1998/Math/MathML" display="block">
  <semantics>
    <munder accentunder="true">
      <mi>S</mi>
      <mo>̲</mo>
    </munder>
    <annotation encoding="StarMath 5.0">underline S</annotation>
  </semantics>
</math>
</file>

<file path=Object 8/content.xml><?xml version="1.0" encoding="utf-8"?>
<math xmlns="http://www.w3.org/1998/Math/MathML" display="block">
  <semantics>
    <mrow>
      <mi>G</mi>
      <mrow>
        <mrow>
          <mo fence="true" stretchy="false">(</mo>
          <mrow>
            <mi>s</mi>
          </mrow>
          <mo fence="true" stretchy="false">)</mo>
        </mrow>
        <mo stretchy="false">=</mo>
        <mfrac>
          <msub>
            <mi>k</mi>
            <mi>R</mi>
          </msub>
          <mrow>
            <msub>
              <mi>k</mi>
              <mi>R</mi>
            </msub>
            <mo stretchy="false">+</mo>
            <mi>s</mi>
          </mrow>
        </mfrac>
      </mrow>
    </mrow>
    <annotation encoding="StarMath 5.0">G( s )= k_R over {k_R + s}</annotation>
  </semantics>
</math>
</file>

<file path=Object 80/content.xml><?xml version="1.0" encoding="utf-8"?>
<math xmlns="http://www.w3.org/1998/Math/MathML" display="block">
  <semantics>
    <munder accentunder="true">
      <mi>R</mi>
      <mo>̲</mo>
    </munder>
    <annotation encoding="StarMath 5.0">underline R</annotation>
  </semantics>
</math>
</file>

<file path=Object 81/content.xml><?xml version="1.0" encoding="utf-8"?>
<math xmlns="http://www.w3.org/1998/Math/MathML" display="block">
  <semantics>
    <msub>
      <mi>y</mi>
      <mi>i</mi>
    </msub>
    <annotation encoding="StarMath 5.0">{y}rsub{ i }</annotation>
  </semantics>
</math>
</file>

<file path=Object 82/content.xml><?xml version="1.0" encoding="utf-8"?>
<math xmlns="http://www.w3.org/1998/Math/MathML" display="block">
  <semantics>
    <msub>
      <mi>w</mi>
      <mi>i</mi>
    </msub>
    <annotation encoding="StarMath 5.0">{w}rsub{ i }</annotation>
  </semantics>
</math>
</file>

<file path=Object 83/content.xml><?xml version="1.0" encoding="utf-8"?>
<math xmlns="http://www.w3.org/1998/Math/MathML" display="block">
  <semantics>
    <mi>y</mi>
    <annotation encoding="StarMath 5.0">{y}</annotation>
  </semantics>
</math>
</file>

<file path=Object 84/content.xml><?xml version="1.0" encoding="utf-8"?>
<math xmlns="http://www.w3.org/1998/Math/MathML" display="block">
  <semantics>
    <msub>
      <mi mathvariant="normal">δ</mi>
      <mi>i</mi>
    </msub>
    <annotation encoding="StarMath 5.0">%delta rsub i</annotation>
  </semantics>
</math>
</file>

<file path=Object 85/content.xml><?xml version="1.0" encoding="utf-8"?>
<math xmlns="http://www.w3.org/1998/Math/MathML" display="block">
  <semantics>
    <msub>
      <mi>y</mi>
      <mi>i</mi>
    </msub>
    <annotation encoding="StarMath 5.0">{y}rsub{ i }</annotation>
  </semantics>
</math>
</file>

<file path=Object 86/content.xml><?xml version="1.0" encoding="utf-8"?>
<math xmlns="http://www.w3.org/1998/Math/MathML" display="block">
  <semantics>
    <munder accentunder="true">
      <mi>u</mi>
      <mo>̲</mo>
    </munder>
    <annotation encoding="StarMath 5.0">underline u</annotation>
  </semantics>
</math>
</file>

<file path=Object 87/content.xml><?xml version="1.0" encoding="utf-8"?>
<math xmlns="http://www.w3.org/1998/Math/MathML" display="block">
  <semantics>
    <msub>
      <mi mathvariant="normal">δ</mi>
      <mi>i</mi>
    </msub>
    <annotation encoding="StarMath 5.0">%delta rsub i</annotation>
  </semantics>
</math>
</file>

<file path=Object 88/content.xml><?xml version="1.0" encoding="utf-8"?>
<math xmlns="http://www.w3.org/1998/Math/MathML" display="block">
  <semantics>
    <msub>
      <mi mathvariant="normal">δ</mi>
      <mi>i</mi>
    </msub>
    <annotation encoding="StarMath 5.0">%delta rsub i</annotation>
  </semantics>
</math>
</file>

<file path=Object 89/content.xml><?xml version="1.0" encoding="utf-8"?>
<math xmlns="http://www.w3.org/1998/Math/MathML" display="block">
  <semantics>
    <mrow>
      <munder accentunder="true">
        <msubsup>
          <mi>c</mi>
          <mi>i</mi>
          <mi>T</mi>
        </msubsup>
        <mo>̲</mo>
      </munder>
      <msup>
        <munder accentunder="true">
          <mi>A</mi>
          <mo>̲</mo>
        </munder>
        <mrow>
          <msub>
            <mi mathvariant="normal">δ</mi>
            <mi>i</mi>
          </msub>
          <mo stretchy="false">−</mo>
          <mn>1</mn>
        </mrow>
      </msup>
      <munder accentunder="true">
        <mi>B</mi>
        <mo>̲</mo>
      </munder>
    </mrow>
    <annotation encoding="StarMath 5.0">underline{ c }rsub{ i }^T {underline{ A }}^{ { %delta }rsub{i} -1} underline{ B }</annotation>
  </semantics>
</math>
</file>

<file path=Object 9/content.xml><?xml version="1.0" encoding="utf-8"?>
<math xmlns="http://www.w3.org/1998/Math/MathML" display="block">
  <semantics>
    <mrow>
      <msub>
        <mi>t</mi>
        <mi>u</mi>
      </msub>
      <mo stretchy="false">≈</mo>
      <mrow>
        <mn>3</mn>
        <mo stretchy="false">/</mo>
        <msub>
          <mi>k</mi>
          <mi>R</mi>
        </msub>
      </mrow>
    </mrow>
    <annotation encoding="StarMath 5.0">t_u approx 3/k_R</annotation>
  </semantics>
</math>
</file>

<file path=Object 90/content.xml><?xml version="1.0" encoding="utf-8"?>
<math xmlns="http://www.w3.org/1998/Math/MathML" display="block">
  <semantics>
    <mrow>
      <munder accentunder="true">
        <msubsup>
          <mi>c</mi>
          <mi>i</mi>
          <mi>T</mi>
        </msubsup>
        <mo>̲</mo>
      </munder>
      <mrow>
        <munder accentunder="true">
          <mi>B</mi>
          <mo>̲</mo>
        </munder>
        <mo stretchy="false">=</mo>
        <msup>
          <munder accentunder="true">
            <mn>0</mn>
            <mo>̲</mo>
          </munder>
          <mi>T</mi>
        </msup>
      </mrow>
    </mrow>
    <annotation encoding="StarMath 5.0">underline{ c }rsub{ i }^T underline{ B } = {underline{ 0 }}^T</annotation>
  </semantics>
</math>
</file>

<file path=Object 91/content.xml><?xml version="1.0" encoding="utf-8"?>
<math xmlns="http://www.w3.org/1998/Math/MathML" display="block">
  <semantics>
    <mrow>
      <munder accentunder="true">
        <msubsup>
          <mi>c</mi>
          <mi>i</mi>
          <mi>T</mi>
        </msubsup>
        <mo>̲</mo>
      </munder>
      <munder accentunder="true">
        <mi>A</mi>
        <mo>̲</mo>
      </munder>
      <mrow>
        <munder accentunder="true">
          <mi>B</mi>
          <mo>̲</mo>
        </munder>
        <mo stretchy="false">=</mo>
        <msup>
          <munder accentunder="true">
            <mn>0</mn>
            <mo>̲</mo>
          </munder>
          <mi>T</mi>
        </msup>
      </mrow>
    </mrow>
    <annotation encoding="StarMath 5.0">underline{ c }rsub{ i }^T {underline{ A }} underline{ B } = { underline{0} }^T</annotation>
  </semantics>
</math>
</file>

<file path=Object 92/content.xml><?xml version="1.0" encoding="utf-8"?>
<math xmlns="http://www.w3.org/1998/Math/MathML" display="block">
  <semantics>
    <mo stretchy="false">⋮</mo>
    <annotation encoding="StarMath 5.0">dotsvert </annotation>
  </semantics>
</math>
</file>

<file path=Object 93/content.xml><?xml version="1.0" encoding="utf-8"?>
<math xmlns="http://www.w3.org/1998/Math/MathML" display="block">
  <semantics>
    <mrow>
      <munder accentunder="true">
        <msubsup>
          <mi>c</mi>
          <mi>i</mi>
          <mi>T</mi>
        </msubsup>
        <mo>̲</mo>
      </munder>
      <msup>
        <munder accentunder="true">
          <mi>A</mi>
          <mo>̲</mo>
        </munder>
        <mrow>
          <msub>
            <mi mathvariant="normal">δ</mi>
            <mi>i</mi>
          </msub>
          <mo stretchy="false">−</mo>
          <mn>1</mn>
        </mrow>
      </msup>
      <mrow>
        <munder accentunder="true">
          <mi>B</mi>
          <mo>̲</mo>
        </munder>
        <mo stretchy="false">≠</mo>
        <msup>
          <munder accentunder="true">
            <mn>0</mn>
            <mo>̲</mo>
          </munder>
          <mi>T</mi>
        </msup>
      </mrow>
    </mrow>
    <annotation encoding="StarMath 5.0">underline{ c }rsub{ i }^T {underline{ A }}^{ { %delta }rsub{i} -1} underline{ B }  &lt;&gt; { underline{0} } ^T</annotation>
  </semantics>
</math>
</file>

<file path=Object 94/content.xml><?xml version="1.0" encoding="utf-8"?>
<math xmlns="http://www.w3.org/1998/Math/MathML" display="block">
  <semantics>
    <munder accentunder="true">
      <msubsup>
        <mi>c</mi>
        <mi>i</mi>
        <mi>T</mi>
      </msubsup>
      <mo>̲</mo>
    </munder>
    <annotation encoding="StarMath 5.0">underline{ c }rsub{ i }^T </annotation>
  </semantics>
</math>
</file>

<file path=Object 95/content.xml><?xml version="1.0" encoding="utf-8"?>
<math xmlns="http://www.w3.org/1998/Math/MathML" display="block">
  <semantics>
    <munder accentunder="true">
      <mi>C</mi>
      <mo>̲</mo>
    </munder>
    <annotation encoding="StarMath 5.0">underline C</annotation>
  </semantics>
</math>
</file>

<file path=Object 96/content.xml><?xml version="1.0" encoding="utf-8"?>
<math xmlns="http://www.w3.org/1998/Math/MathML" display="block">
  <semantics>
    <mrow>
      <msub>
        <mi>G</mi>
        <mi>i</mi>
      </msub>
      <mrow>
        <mrow>
          <mo fence="true" stretchy="false">(</mo>
          <mrow>
            <mi>s</mi>
          </mrow>
          <mo fence="true" stretchy="false">)</mo>
        </mrow>
        <mo stretchy="false">=</mo>
        <mfrac>
          <msub>
            <mi>M</mi>
            <mrow>
              <mi>i</mi>
              <mn>0</mn>
            </mrow>
          </msub>
          <mrow>
            <mrow>
              <msup>
                <mi>s</mi>
                <msub>
                  <mi mathvariant="normal">δ</mi>
                  <mi>i</mi>
                </msub>
              </msup>
              <mo stretchy="false">+</mo>
              <msub>
                <mi>M</mi>
                <mrow>
                  <mi>i</mi>
                  <mrow>
                    <msub>
                      <mi mathvariant="normal">δ</mi>
                      <mi>i</mi>
                    </msub>
                    <mo stretchy="false">−</mo>
                    <mn>1</mn>
                  </mrow>
                </mrow>
              </msub>
            </mrow>
            <mrow>
              <msup>
                <mi>s</mi>
                <mrow>
                  <msub>
                    <mi mathvariant="normal">δ</mi>
                    <mi>i</mi>
                  </msub>
                  <mo stretchy="false">−</mo>
                  <mn>1</mn>
                </mrow>
              </msup>
              <mo stretchy="false">+</mo>
              <mn>...</mn>
              <mo stretchy="false">+</mo>
              <msub>
                <mi>M</mi>
                <mrow>
                  <mi>i</mi>
                  <mn>1</mn>
                </mrow>
              </msub>
            </mrow>
            <mrow>
              <mi>s</mi>
              <mo stretchy="false">+</mo>
              <msub>
                <mi>M</mi>
                <mrow>
                  <mi>i</mi>
                  <mn>0</mn>
                </mrow>
              </msub>
            </mrow>
          </mrow>
        </mfrac>
      </mrow>
      <mi>,</mi>
      <mrow>
        <mi>i</mi>
        <mo stretchy="false">=</mo>
        <mn>1,.</mn>
      </mrow>
      <mn>..</mn>
      <mi>,</mi>
      <mi>p</mi>
    </mrow>
    <annotation encoding="StarMath 5.0">G rsub{ i } ( s ) = {M rsub{i0} }over {s^{%delta rsub{i}} + M rsub{i %delta rsub{i}-1} s ^ {%delta rsub{i} -1} + ...+M rsub{i1}s + M rsub{i0}}, i = 1,...,p </annotation>
  </semantics>
</math>
</file>

<file path=Object 97/content.xml><?xml version="1.0" encoding="utf-8"?>
<math xmlns="http://www.w3.org/1998/Math/MathML" display="block">
  <semantics>
    <mrow>
      <msub>
        <mi>M</mi>
        <mi mathvariant="italic">ij</mi>
      </msub>
      <mi>,</mi>
      <mrow>
        <mi>i</mi>
        <mo stretchy="false">=</mo>
        <mn>1,.</mn>
      </mrow>
      <mn>..</mn>
      <mi>,</mi>
      <mi>p</mi>
      <mi>,</mi>
      <mrow>
        <mi>j</mi>
        <mo stretchy="false">=</mo>
        <mn>0,.</mn>
      </mrow>
      <mn>..</mn>
      <mi>,</mi>
      <mrow>
        <msub>
          <mi mathvariant="normal">δ</mi>
          <mi>i</mi>
        </msub>
        <mo stretchy="false">−</mo>
        <mn>1</mn>
      </mrow>
      <mi>,</mi>
    </mrow>
    <annotation encoding="StarMath 5.0">M rsub{ ij }, i = 1,...,p, j = 0,...,%delta rsub{ i }-1 ,</annotation>
  </semantics>
</math>
</file>

<file path=Object 98/content.xml><?xml version="1.0" encoding="utf-8"?>
<math xmlns="http://www.w3.org/1998/Math/MathML" display="block">
  <semantics>
    <munder accentunder="true">
      <mi>R</mi>
      <mo>̲</mo>
    </munder>
    <annotation encoding="StarMath 5.0">underline R</annotation>
  </semantics>
</math>
</file>

<file path=Object 99/content.xml><?xml version="1.0" encoding="utf-8"?>
<math xmlns="http://www.w3.org/1998/Math/MathML" display="block">
  <semantics>
    <munder accentunder="true">
      <mi>S</mi>
      <mo>̲</mo>
    </munder>
    <annotation encoding="StarMath 5.0">underline S</annotation>
  </semantics>
</math>
</file>